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" manifest:full-path="Configurations2/menubar/menubar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GAGS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3.551cm"/>
    </style:style>
    <style:style style:name="co13" style:family="table-column">
      <style:table-column-properties fo:break-before="auto" style:column-width="2.267cm"/>
    </style:style>
    <style:style style:name="co87" style:family="table-column">
      <style:table-column-properties fo:break-before="auto" style:column-width="1.72cm"/>
    </style:style>
    <style:style style:name="co88" style:family="table-column">
      <style:table-column-properties fo:break-before="auto" style:column-width="1.692cm"/>
    </style:style>
    <style:style style:name="co54" style:family="table-column">
      <style:table-column-properties fo:break-before="auto" style:column-width="1.997cm"/>
    </style:style>
    <style:style style:name="co55" style:family="table-column">
      <style:table-column-properties fo:break-before="auto" style:column-width="2.94cm"/>
    </style:style>
    <style:style style:name="co57" style:family="table-column">
      <style:table-column-properties fo:break-before="auto" style:column-width="1.332cm"/>
    </style:style>
    <style:style style:name="co58" style:family="table-column">
      <style:table-column-properties fo:break-before="auto" style:column-width="1.109cm"/>
    </style:style>
    <style:style style:name="co60" style:family="table-column">
      <style:table-column-properties fo:break-before="auto" style:column-width="2.053cm"/>
    </style:style>
    <style:style style:name="co59" style:family="table-column">
      <style:table-column-properties fo:break-before="auto" style:column-width="1.275cm"/>
    </style:style>
    <style:style style:name="co23" style:family="table-column">
      <style:table-column-properties fo:break-before="auto" style:column-width="1.469cm"/>
    </style:style>
    <style:style style:name="co37" style:family="table-column">
      <style:table-column-properties fo:break-before="auto" style:column-width="1.637cm"/>
    </style:style>
    <style:style style:name="co61" style:family="table-column">
      <style:table-column-properties fo:break-before="auto" style:column-width="0.942cm"/>
    </style:style>
    <style:style style:name="co24" style:family="table-column">
      <style:table-column-properties fo:break-before="auto" style:column-width="1.969cm"/>
    </style:style>
    <style:style style:name="co26" style:family="table-column">
      <style:table-column-properties fo:break-before="auto" style:column-width="0.998cm"/>
    </style:style>
    <style:style style:name="co62" style:family="table-column">
      <style:table-column-properties fo:break-before="auto" style:column-width="0.748cm"/>
    </style:style>
    <style:style style:name="co63" style:family="table-column">
      <style:table-column-properties fo:break-before="auto" style:column-width="2.275cm"/>
    </style:style>
    <style:style style:name="co64" style:family="table-column">
      <style:table-column-properties fo:break-before="auto" style:column-width="1.748cm"/>
    </style:style>
    <style:style style:name="co33" style:family="table-column">
      <style:table-column-properties fo:break-before="auto" style:column-width="1.247cm"/>
    </style:style>
    <style:style style:name="co65" style:family="table-column">
      <style:table-column-properties fo:break-before="auto" style:column-width="2.247cm"/>
    </style:style>
    <style:style style:name="co35" style:family="table-column">
      <style:table-column-properties fo:break-before="auto" style:column-width="1.221cm"/>
    </style:style>
    <style:style style:name="co72" style:family="table-column">
      <style:table-column-properties fo:break-before="auto" style:column-width="2.441cm"/>
    </style:style>
    <style:style style:name="co73" style:family="table-column">
      <style:table-column-properties fo:break-before="auto" style:column-width="1.386cm"/>
    </style:style>
    <style:style style:name="co74" style:family="table-column">
      <style:table-column-properties fo:break-before="auto" style:column-width="2.969cm"/>
    </style:style>
    <style:style style:name="co75" style:family="table-column">
      <style:table-column-properties fo:break-before="auto" style:column-width="3.718cm"/>
    </style:style>
    <style:style style:name="co76" style:family="table-column">
      <style:table-column-properties fo:break-before="auto" style:column-width="3.163cm"/>
    </style:style>
    <style:style style:name="co77" style:family="table-column">
      <style:table-column-properties fo:break-before="auto" style:column-width="1.663cm"/>
    </style:style>
    <style:style style:name="co78" style:family="table-column">
      <style:table-column-properties fo:break-before="auto" style:column-width="4.161cm"/>
    </style:style>
    <style:style style:name="co80" style:family="table-column">
      <style:table-column-properties fo:break-before="auto" style:column-width="2.775cm"/>
    </style:style>
    <style:style style:name="co14" style:family="table-column">
      <style:table-column-properties fo:break-before="auto" style:column-width="1.554cm"/>
    </style:style>
    <style:style style:name="co70" style:family="table-column">
      <style:table-column-properties fo:break-before="auto" style:column-width="1.415cm"/>
    </style:style>
    <style:style style:name="co84" style:family="table-column">
      <style:table-column-properties fo:break-before="auto" style:column-width="2.692cm"/>
    </style:style>
    <style:style style:name="co79" style:family="table-column">
      <style:table-column-properties fo:break-before="auto" style:column-width="2.581cm"/>
    </style:style>
    <style:style style:name="co98" style:family="table-column">
      <style:table-column-properties fo:break-before="auto" style:column-width="1.304cm"/>
    </style:style>
    <style:style style:name="co47" style:family="table-column">
      <style:table-column-properties fo:break-before="auto" style:column-width="3.08cm"/>
    </style:style>
    <style:style style:name="co97" style:family="table-column">
      <style:table-column-properties fo:break-before="auto" style:column-width="1.58cm"/>
    </style:style>
    <style:style style:name="co99" style:family="table-column">
      <style:table-column-properties fo:break-before="auto" style:column-width="4.023cm"/>
    </style:style>
    <style:style style:name="co52" style:family="table-column">
      <style:table-column-properties fo:break-before="auto" style:column-width="3.134cm"/>
    </style:style>
    <style:style style:name="co56" style:family="table-column">
      <style:table-column-properties fo:break-before="auto" style:column-width="1.164cm"/>
    </style:style>
    <style:style style:name="co67" style:family="table-column">
      <style:table-column-properties fo:break-before="auto" style:column-width="1.053cm"/>
    </style:style>
    <style:style style:name="co89" style:family="table-column">
      <style:table-column-properties fo:break-before="auto" style:column-width="1.138cm"/>
    </style:style>
    <style:style style:name="co90" style:family="table-column">
      <style:table-column-properties fo:break-before="auto" style:column-width="3.856cm"/>
    </style:style>
    <style:style style:name="co91" style:family="table-column">
      <style:table-column-properties fo:break-before="auto" style:column-width="4.272cm"/>
    </style:style>
    <style:style style:name="co92" style:family="table-column">
      <style:table-column-properties fo:break-before="auto" style:column-width="1.498cm"/>
    </style:style>
    <style:style style:name="co68" style:family="table-column">
      <style:table-column-properties fo:break-before="auto" style:column-width="4.135cm"/>
    </style:style>
    <style:style style:name="co69" style:family="table-column">
      <style:table-column-properties fo:break-before="auto" style:column-width="0.804cm"/>
    </style:style>
    <style:style style:name="co71" style:family="table-column">
      <style:table-column-properties fo:break-before="auto" style:column-width="1.914cm"/>
    </style:style>
    <style:style style:name="co81" style:family="table-column">
      <style:table-column-properties fo:break-before="auto" style:column-width="3.69cm"/>
    </style:style>
    <style:style style:name="co82" style:family="table-column">
      <style:table-column-properties fo:break-before="auto" style:column-width="0.915cm"/>
    </style:style>
    <style:style style:name="co83" style:family="table-column">
      <style:table-column-properties fo:break-before="auto" style:column-width="0.61cm"/>
    </style:style>
    <style:style style:name="co85" style:family="table-column">
      <style:table-column-properties fo:break-before="auto" style:column-width="1.774cm"/>
    </style:style>
    <style:style style:name="co86" style:family="table-column">
      <style:table-column-properties fo:break-before="auto" style:column-width="6.188cm"/>
    </style:style>
    <style:style style:name="co93" style:family="table-column">
      <style:table-column-properties fo:break-before="auto" style:column-width="4.189cm"/>
    </style:style>
    <style:style style:name="co94" style:family="table-column">
      <style:table-column-properties fo:break-before="auto" style:column-width="2.413cm"/>
    </style:style>
    <style:style style:name="co95" style:family="table-column">
      <style:table-column-properties fo:break-before="auto" style:column-width="3.801cm"/>
    </style:style>
    <style:style style:name="co96" style:family="table-column">
      <style:table-column-properties fo:break-before="auto" style:column-width="2.997cm"/>
    </style:style>
    <style:style style:name="co100" style:family="table-column">
      <style:table-column-properties fo:break-before="auto" style:column-width="1.803cm"/>
    </style:style>
    <style:style style:name="co101" style:family="table-column">
      <style:table-column-properties fo:break-before="auto" style:column-width="2.302cm"/>
    </style:style>
    <style:style style:name="co102" style:family="table-column">
      <style:table-column-properties fo:break-before="auto" style:column-width="2.718cm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0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00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02" style:family="table-cell" style:parent-style-name="Default">
      <style:table-cell-properties fo:background-color="transparent"/>
    </style:style>
    <style:style style:name="ce105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28" style:family="table-cell" style:parent-style-name="Default">
      <style:table-cell-properties fo:background-color="#ff9999"/>
      <style:text-properties fo:color="#cccccc"/>
    </style:style>
    <style:style style:name="ce129" style:family="table-cell" style:parent-style-name="Default">
      <style:table-cell-properties fo:background-color="transparent"/>
      <style:text-properties fo:color="#cccccc"/>
    </style:style>
    <style:style style:name="ce130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fo:color="#cccccc"/>
    </style:style>
    <style:style style:name="ce131" style:family="table-cell" style:parent-style-name="Default">
      <style:table-cell-properties fo:background-color="#ffff99"/>
    </style:style>
    <style:style style:name="ce132" style:family="table-cell" style:parent-style-name="Default" style:data-style-name="N11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fo:background-color="#000000"/>
      <style:text-properties fo:color="#fffff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00" style:family="table-cell" style:parent-style-name="Default">
      <style:table-cell-properties fo:background-color="#ccff99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01" style:family="table-cell" style:parent-style-name="Default">
      <style:table-cell-properties fo:background-color="#ccff99" style:text-align-source="fix" style:repeat-content="false"/>
      <style:paragraph-properties fo:text-align="center" fo:margin-left="0cm"/>
    </style:style>
    <style:style style:name="ce109" style:family="table-cell" style:parent-style-name="Default">
      <style:table-cell-properties fo:background-color="#cc99cc"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0" style:family="table-cell" style:parent-style-name="Default">
      <style:table-cell-properties fo:background-color="#cc99cc" style:text-align-source="fix" style:repeat-content="false"/>
      <style:paragraph-properties fo:text-align="start" fo:margin-left="0cm"/>
    </style:style>
    <style:style style:name="ce111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2" style:family="table-cell" style:parent-style-name="Default" style:data-style-name="N107">
      <style:table-cell-properties fo:background-color="#cc99cc" style:text-align-source="fix" style:repeat-content="false"/>
      <style:paragraph-properties fo:text-align="center" fo:margin-left="0cm"/>
    </style:style>
    <style:style style:name="ce62" style:family="table-cell" style:parent-style-name="Default" style:data-style-name="N1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63" style:family="table-cell" style:parent-style-name="Default" style:data-style-name="N1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64" style:family="table-cell" style:parent-style-name="Default" style:data-style-name="N10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9" style:family="table-cell" style:parent-style-name="Default" style:data-style-name="N107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0" style:family="table-cell" style:parent-style-name="Default" style:data-style-name="N107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2" style:family="table-cell" style:parent-style-name="Default" style:data-style-name="N107">
      <style:table-cell-properties style:text-align-source="fix" style:repeat-content="false"/>
      <style:paragraph-properties fo:text-align="center" fo:margin-left="0cm"/>
    </style:style>
    <style:style style:name="ce93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4" style:family="table-cell" style:parent-style-name="Default" style:data-style-name="N0">
      <style:table-cell-properties fo:background-color="#0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95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96" style:family="table-cell" style:parent-style-name="Default">
      <style:table-cell-properties fo:background-color="#ffd32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7" style:family="table-cell" style:parent-style-name="Default">
      <style:table-cell-properties fo:background-color="#ffd320" style:text-align-source="fix" style:repeat-content="false"/>
      <style:paragraph-properties fo:text-align="center" fo:margin-left="0cm"/>
    </style:style>
    <style:style style:name="ce98" style:family="table-cell" style:parent-style-name="Default">
      <style:table-cell-properties fo:background-color="#ffff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99" style:family="table-cell" style:parent-style-name="Default">
      <style:table-cell-properties fo:background-color="#ffffcc" style:text-align-source="fix" style:repeat-content="false"/>
      <style:paragraph-properties fo:text-align="center" fo:margin-left="0cm"/>
    </style:style>
    <style:style style:name="ce118" style:family="table-cell" style:parent-style-name="Default">
      <style:table-cell-properties fo:background-color="#ccffcc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#ccffcc"/>
    </style:style>
    <style:style style:name="ce120" style:family="table-cell" style:parent-style-name="Default">
      <style:table-cell-properties fo:background-color="#666666"/>
      <style:text-properties fo:font-weight="bold" style:font-weight-asian="bold" style:font-weight-complex="bold"/>
    </style:style>
    <style:style style:name="ce121" style:family="table-cell" style:parent-style-name="Default">
      <style:table-cell-properties fo:background-color="#666666"/>
    </style:style>
    <style:style style:name="ce122" style:family="table-cell" style:parent-style-name="Default">
      <style:table-cell-properties fo:background-color="#ffccff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ffccff"/>
    </style:style>
    <style:style style:name="ce55" style:family="table-cell" style:parent-style-name="Default">
      <style:table-cell-properties fo:background-color="#000000"/>
    </style:style>
    <style:style style:name="ce79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3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4" style:family="table-cell" style:parent-style-name="Default">
      <style:table-cell-properties fo:background-color="#ff9999"/>
    </style:style>
    <style:style style:name="ce125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54" style:family="table-cell" style:parent-style-name="Default">
      <style:table-cell-properties fo:border-bottom="none" style:text-align-source="fix" style:repeat-content="false" fo:border-left="none" fo:border-right="none" fo:border-top="0.002cm solid #000000"/>
      <style:paragraph-properties fo:text-align="start" fo:margin-left="0cm"/>
    </style:style>
    <style:style style:name="ce56" style:family="table-cell" style:parent-style-name="Default">
      <style:table-cell-properties fo:border-bottom="0.002cm solid #000000" style:text-align-source="fix" style:repeat-content="false" fo:border-left="none" fo:border-right="none" fo:border-top="none"/>
      <style:paragraph-properties fo:text-align="start" fo:margin-left="0cm"/>
    </style:style>
    <style:style style:name="ce58" style:family="table-cell" style:parent-style-name="Default">
      <style:table-cell-properties fo:background-color="#000000" style:text-align-source="fix" style:repeat-content="false"/>
      <style:paragraph-properties fo:text-align="start" fo:margin-left="0cm"/>
    </style:style>
    <style:style style:name="ce60" style:family="table-cell" style:parent-style-name="Default">
      <style:table-cell-properties fo:background-color="#cc0000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1" style:family="table-cell" style:parent-style-name="Default">
      <style:table-cell-properties fo:background-color="#cc0000" style:text-align-source="fix" style:repeat-content="false"/>
      <style:paragraph-properties fo:text-align="start" fo:margin-left="0cm"/>
    </style:style>
    <style:style style:name="ce65" style:family="table-cell" style:parent-style-name="Default">
      <style:table-cell-properties fo:border-bottom="none" fo:background-color="#cc0000" style:text-align-source="fix" style:repeat-content="false" fo:border-left="none" fo:border-right="none" fo:border-top="0.002cm solid #000000"/>
      <style:paragraph-properties fo:text-align="start" fo:margin-left="0cm"/>
    </style:style>
    <style:style style:name="ce66" style:family="table-cell" style:parent-style-name="Default">
      <style:table-cell-properties fo:border-bottom="0.002cm solid #000000" fo:background-color="#cc0000" style:text-align-source="fix" style:repeat-content="false" fo:border-left="none" fo:border-right="none" fo:border-top="none"/>
      <style:paragraph-properties fo:text-align="start" fo:margin-left="0cm"/>
    </style:style>
    <style:style style:name="ce67" style:family="table-cell" style:parent-style-name="Default">
      <style:table-cell-properties fo:background-color="#66cc99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68" style:family="table-cell" style:parent-style-name="Default">
      <style:table-cell-properties fo:background-color="#66cc99" style:text-align-source="fix" style:repeat-content="false"/>
      <style:paragraph-properties fo:text-align="start" fo:margin-left="0cm"/>
    </style:style>
    <style:style style:name="ce69" style:family="table-cell" style:parent-style-name="Default">
      <style:table-cell-properties fo:border-bottom="none" fo:background-color="#66cc99" style:text-align-source="fix" style:repeat-content="false" fo:border-left="none" fo:border-right="none" fo:border-top="0.002cm solid #000000"/>
      <style:paragraph-properties fo:text-align="start" fo:margin-left="0cm"/>
    </style:style>
    <style:style style:name="ce70" style:family="table-cell" style:parent-style-name="Default">
      <style:table-cell-properties fo:border-bottom="0.002cm solid #000000" fo:background-color="#66cc99" style:text-align-source="fix" style:repeat-content="false" fo:border-left="none" fo:border-right="none" fo:border-top="none"/>
      <style:paragraph-properties fo:text-align="start" fo:margin-left="0cm"/>
    </style:style>
    <style:style style:name="ce71" style:family="table-cell" style:parent-style-name="Default">
      <style:table-cell-properties fo:background-color="#ff9900" style:text-align-source="fix" style:repeat-content="false" style:rotation-angle="30" style:vertical-align="bottom"/>
      <style:paragraph-properties fo:text-align="center" fo:margin-left="0cm"/>
      <style:text-properties fo:font-weight="bold" style:font-weight-asian="bold" style:font-weight-complex="bold"/>
    </style:style>
    <style:style style:name="ce72" style:family="table-cell" style:parent-style-name="Default">
      <style:table-cell-properties fo:background-color="#ff9900" style:text-align-source="fix" style:repeat-content="false"/>
      <style:paragraph-properties fo:text-align="center" fo:margin-left="0cm"/>
    </style:style>
    <style:style style:name="ce73" style:family="table-cell" style:parent-style-name="Default">
      <style:table-cell-properties fo:border-bottom="none" fo:background-color="#ff9900" style:text-align-source="fix" style:repeat-content="false" fo:border-left="none" fo:border-right="none" fo:border-top="0.002cm solid #000000"/>
      <style:paragraph-properties fo:text-align="center" fo:margin-left="0cm"/>
    </style:style>
    <style:style style:name="ce74" style:family="table-cell" style:parent-style-name="Default">
      <style:table-cell-properties fo:border-bottom="0.002cm solid #000000" fo:background-color="#ff9900" style:text-align-source="fix" style:repeat-content="false" fo:border-left="none" fo:border-right="none" fo:border-top="none"/>
      <style:paragraph-properties fo:text-align="center" fo:margin-left="0cm"/>
    </style:style>
    <style:style style:name="ce75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76" style:family="table-cell" style:parent-style-name="Default">
      <style:table-cell-properties fo:background-color="#99ff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cc" style:text-align-source="fix" style:repeat-content="false"/>
      <style:paragraph-properties fo:text-align="start" fo:margin-left="0cm"/>
    </style:style>
    <style:style style:name="ce78" style:family="table-cell" style:parent-style-name="Default">
      <style:table-cell-properties fo:border-bottom="0.002cm solid #000000" fo:background-color="#99ffcc" style:text-align-source="fix" style:repeat-content="false" fo:border-left="none" fo:border-right="none" fo:border-top="none"/>
      <style:paragraph-properties fo:text-align="start" fo:margin-left="0cm"/>
    </style:style>
    <style:style style:name="ce80" style:family="table-cell" style:parent-style-name="Default">
      <style:table-cell-properties fo:border-bottom="none" fo:background-color="#99ffcc" style:text-align-source="fix" style:repeat-content="false" fo:border-left="none" fo:border-right="none" fo:border-top="0.002cm solid #000000"/>
      <style:paragraph-properties fo:text-align="start" fo:margin-left="0cm"/>
    </style:style>
    <style:style style:name="ce81" style:family="table-cell" style:parent-style-name="Default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2" style:family="table-cell" style:parent-style-name="Default">
      <style:table-cell-properties fo:background-color="#66ccff" style:text-align-source="fix" style:repeat-content="false"/>
      <style:paragraph-properties fo:text-align="start" fo:margin-left="0cm"/>
    </style:style>
    <style:style style:name="ce83" style:family="table-cell" style:parent-style-name="Default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84" style:family="table-cell" style:parent-style-name="Default">
      <style:table-cell-properties fo:background-color="#66ccff" style:text-align-source="fix" style:repeat-content="false" fo:border="none"/>
      <style:paragraph-properties fo:text-align="start" fo:margin-left="0cm"/>
    </style:style>
    <style:style style:name="ce85" style:family="table-cell" style:parent-style-name="Default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86" style:family="table-cell" style:parent-style-name="Default" style:data-style-name="N10">
      <style:table-cell-properties fo:background-color="#66cc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87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88" style:family="table-cell" style:parent-style-name="Default" style:data-style-name="N10">
      <style:table-cell-properties fo:background-color="#66ccff" style:text-align-source="fix" style:repeat-content="false"/>
      <style:paragraph-properties fo:text-align="start" fo:margin-left="0cm"/>
    </style:style>
    <style:style style:name="ce103" style:family="table-cell" style:parent-style-name="Default" style:data-style-name="N10">
      <style:table-cell-properties fo:border-bottom="none" fo:background-color="#66ccff" style:text-align-source="fix" style:repeat-content="false" fo:border-left="none" fo:border-right="none" fo:border-top="0.002cm solid #000000"/>
      <style:paragraph-properties fo:text-align="start" fo:margin-left="0cm"/>
    </style:style>
    <style:style style:name="ce104" style:family="table-cell" style:parent-style-name="Default" style:data-style-name="N10">
      <style:table-cell-properties fo:background-color="#66ccff" style:text-align-source="fix" style:repeat-content="false" fo:border="none"/>
      <style:paragraph-properties fo:text-align="start" fo:margin-left="0cm"/>
    </style:style>
    <style:style style:name="ce106" style:family="table-cell" style:parent-style-name="Default" style:data-style-name="N10">
      <style:table-cell-properties fo:border-bottom="0.002cm solid #000000" fo:background-color="#66ccff" style:text-align-source="fix" style:repeat-content="false" fo:border-left="none" fo:border-right="none" fo:border-top="none"/>
      <style:paragraph-properties fo:text-align="start" fo:margin-left="0cm"/>
    </style:style>
    <style:style style:name="ce107" style:family="table-cell" style:parent-style-name="Default" style:data-style-name="N10">
      <style:table-cell-properties fo:background-color="#000000" style:text-align-source="fix" style:repeat-content="false"/>
      <style:paragraph-properties fo:text-align="start" fo:margin-left="0cm"/>
    </style:style>
    <style:style style:name="ce108" style:family="table-cell" style:parent-style-name="Default">
      <style:table-cell-properties fo:background-color="#33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3" style:family="table-cell" style:parent-style-name="Default">
      <style:table-cell-properties fo:background-color="#3399ff" style:text-align-source="fix" style:repeat-content="false"/>
      <style:paragraph-properties fo:text-align="start" fo:margin-left="0cm"/>
    </style:style>
    <style:style style:name="ce114" style:family="table-cell" style:parent-style-name="Default">
      <style:table-cell-properties fo:border-bottom="none" fo:background-color="#33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15" style:family="table-cell" style:parent-style-name="Default">
      <style:table-cell-properties fo:border-bottom="0.002cm solid #000000" fo:background-color="#3399ff" style:text-align-source="fix" style:repeat-content="false" fo:border-left="none" fo:border-right="none" fo:border-top="none"/>
      <style:paragraph-properties fo:text-align="start" fo:margin-left="0cm"/>
    </style:style>
    <style:style style:name="ce116" style:family="table-cell" style:parent-style-name="Default">
      <style:table-cell-properties fo:background-color="#9966cc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17" style:family="table-cell" style:parent-style-name="Default">
      <style:table-cell-properties fo:background-color="#9966cc" style:text-align-source="fix" style:repeat-content="false"/>
      <style:paragraph-properties fo:text-align="start" fo:margin-left="0cm"/>
    </style:style>
    <style:style style:name="ce127" style:family="table-cell" style:parent-style-name="Default">
      <style:table-cell-properties fo:border-bottom="none" fo:background-color="#9966cc" style:text-align-source="fix" style:repeat-content="false" fo:border-left="none" fo:border-right="none" fo:border-top="0.002cm solid #000000"/>
      <style:paragraph-properties fo:text-align="start" fo:margin-left="0cm"/>
    </style:style>
    <style:style style:name="ce133" style:family="table-cell" style:parent-style-name="Default">
      <style:table-cell-properties fo:background-color="#9966cc" style:text-align-source="fix" style:repeat-content="false"/>
      <style:paragraph-properties fo:text-align="start" fo:margin-left="0cm"/>
      <style:text-properties fo:font-weight="normal" style:font-weight-asian="normal" style:font-weight-complex="normal"/>
    </style:style>
    <style:style style:name="ce134" style:family="table-cell" style:parent-style-name="Default">
      <style:table-cell-properties fo:border-bottom="0.002cm solid #000000" fo:background-color="#9966cc" style:text-align-source="fix" style:repeat-content="false" fo:border-left="none" fo:border-right="none" fo:border-top="none"/>
      <style:paragraph-properties fo:text-align="start" fo:margin-left="0cm"/>
    </style:style>
    <style:style style:name="ce135" style:family="table-cell" style:parent-style-name="Default">
      <style:table-cell-properties fo:background-color="#cc99ff" style:text-align-source="fix" style:repeat-content="false" style:rotation-angle="30" style:vertical-align="bottom"/>
      <style:paragraph-properties fo:text-align="start" fo:margin-left="0cm"/>
      <style:text-properties fo:font-weight="bold" style:font-weight-asian="bold" style:font-weight-complex="bold"/>
    </style:style>
    <style:style style:name="ce136" style:family="table-cell" style:parent-style-name="Default">
      <style:table-cell-properties fo:background-color="#cc99ff" style:text-align-source="fix" style:repeat-content="false"/>
      <style:paragraph-properties fo:text-align="start" fo:margin-left="0cm"/>
    </style:style>
    <style:style style:name="ce137" style:family="table-cell" style:parent-style-name="Default">
      <style:table-cell-properties fo:border-bottom="none" fo:background-color="#cc99ff" style:text-align-source="fix" style:repeat-content="false" fo:border-left="none" fo:border-right="none" fo:border-top="0.002cm solid #000000"/>
      <style:paragraph-properties fo:text-align="start" fo:margin-left="0cm"/>
    </style:style>
    <style:style style:name="ce138" style:family="table-cell" style:parent-style-name="Default">
      <style:table-cell-properties fo:border-bottom="0.002cm solid #000000" fo:background-color="#cc99ff" style:text-align-source="fix" style:repeat-content="false" fo:border-left="none" fo:border-right="none" fo:border-top="none"/>
      <style:paragraph-properties fo:text-align="start" fo:margin-left="0cm"/>
    </style:style>
  </office:automatic-styles>
  <office:body>
    <office:spreadsheet>
      <table:content-validations>
        <table:content-validation table:name="val1" table:condition="of:cell-content-is-in-list([$Characters.$A$2:.$A$998])" table:allow-empty-cell="true" table:display-list="unsorted" table:base-cell-address="Script.A10"/>
        <table:content-validation table:name="val2" table:condition="of:cell-content-is-in-list([$Actions.$A$3:.$A$97])" table:allow-empty-cell="true" table:display-list="unsorted" table:base-cell-address="Script.B10"/>
        <table:content-validation table:name="val3" table:condition="of:cell-content-is-in-list([$Characters.$A$2:.$A$998])" table:allow-empty-cell="true" table:display-list="unsorted" table:base-cell-address="Script.C2"/>
        <table:content-validation table:name="val4" table:condition="of:cell-content-is-in-list(Scene_List)" table:allow-empty-cell="true" table:display-list="unsorted" table:base-cell-address="Script.I3"/>
        <table:content-validation table:name="val5" table:condition="of:cell-content-is-in-list([$ObjGroups.$A$3:.$A$1000])" table:allow-empty-cell="true" table:display-list="unsorted" table:base-cell-address="Script.D2"/>
        <table:content-validation table:name="val6" table:condition="of:cell-content-is-in-list(ObjGroup_List)" table:allow-empty-cell="true" table:display-list="unsorted" table:base-cell-address="Script.J52"/>
        <table:content-validation table:name="val7" table:condition="of:cell-content-is-in-list([$Objects.$B$3:.$B$9999])" table:allow-empty-cell="true" table:display-list="unsorted" table:base-cell-address="Script.E2"/>
        <table:content-validation table:name="val8" table:condition="of:cell-content-is-in-list(Scene_List)" table:allow-empty-cell="true" table:display-list="unsorted" table:base-cell-address="Script.L3"/>
        <table:content-validation table:name="val9" table:condition="of:cell-content-is-in-list([$Characters.$A$2:.$A$998])" table:allow-empty-cell="true" table:display-list="unsorted" table:base-cell-address="Script.I10"/>
        <table:content-validation table:name="val10" table:condition="of:cell-content-is-in-list($emotions.$#ref!#ref!#ref!#ref!#ref!#ref!#ref!#ref!#ref!#ref!#ref!#ref!#ref!#ref!#ref!#ref!#ref!#ref!#ref!#ref!#ref!#ref!#ref!#ref!#ref!#ref!#ref!#ref!#ref!#ref!#ref!#ref!#ref!#ref!#ref!#ref!#ref!#ref!#ref!#ref!#ref!#ref!#ref!#ref!#ref!#ref!#ref!#ref!#ref!#ref![.#REF!$2]:$#REF!$999)" table:allow-empty-cell="true" table:display-list="unsorted" table:base-cell-address="Script.J2"/>
      </table:content-validations>
      <table:table table:name="Script" table:style-name="ta1" table:print="false">
        <office:forms form:automatic-focus="false" form:apply-design-mode="false"/>
        <table:table-column table:style-name="co68" table:default-cell-style-name="Default"/>
        <table:table-column table:style-name="co69" table:default-cell-style-name="ce4"/>
        <table:table-column table:style-name="co71" table:default-cell-style-name="ce4"/>
        <table:table-column table:style-name="co56" table:default-cell-style-name="ce4"/>
        <table:table-column table:style-name="co70" table:default-cell-style-name="ce4"/>
        <table:table-column table:style-name="co81" table:default-cell-style-name="ce61"/>
        <table:table-column table:style-name="co82" table:number-columns-repeated="4" table:default-cell-style-name="ce68"/>
        <table:table-column table:style-name="co83" table:number-columns-repeated="3" table:default-cell-style-name="ce72"/>
        <table:table-column table:style-name="co85" table:number-columns-repeated="2" table:default-cell-style-name="ce77"/>
        <table:table-column table:style-name="co71" table:default-cell-style-name="ce77"/>
        <table:table-column table:style-name="co37" table:default-cell-style-name="ce82"/>
        <table:table-column table:style-name="co35" table:default-cell-style-name="ce82"/>
        <table:table-column table:style-name="co67" table:default-cell-style-name="ce88"/>
        <table:table-column table:style-name="co86" table:default-cell-style-name="ce113"/>
        <table:table-column table:style-name="co93" table:default-cell-style-name="ce4"/>
        <table:table-column table:style-name="co94" table:default-cell-style-name="ce4"/>
        <table:table-column table:style-name="co13" table:default-cell-style-name="ce4"/>
        <table:table-column table:style-name="co14" table:default-cell-style-name="ce4"/>
        <table:table-column table:style-name="co95" table:default-cell-style-name="ce4"/>
        <table:table-column table:style-name="co83" table:number-columns-repeated="3" table:default-cell-style-name="ce72"/>
        <table:table-column table:style-name="co82" table:number-columns-repeated="4" table:default-cell-style-name="ce68"/>
        <table:table-column table:style-name="co83" table:default-cell-style-name="ce72"/>
        <table:table-column table:style-name="co13" table:number-columns-repeated="987" table:default-cell-style-name="ce4"/>
        <table:table-row table:style-name="ro4">
          <table:table-cell table:style-name="ce51" office:value-type="string">
            <text:p>ID</text:p>
          </table:table-cell>
          <table:table-cell table:style-name="ce51" office:value-type="string">
            <text:p>Deactivate</text:p>
          </table:table-cell>
          <table:table-cell table:style-name="ce51" office:value-type="string">
            <text:p>Character_ID</text:p>
          </table:table-cell>
          <table:table-cell table:style-name="ce51" office:value-type="string">
            <text:p>Action_ID</text:p>
          </table:table-cell>
          <table:table-cell table:style-name="ce51" office:value-type="string">
            <text:p>Call_Script</text:p>
          </table:table-cell>
          <table:table-cell table:style-name="ce60" office:value-type="string">
            <text:p>If_Expression</text:p>
          </table:table-cell>
          <table:table-cell table:style-name="ce67" office:value-type="string">
            <text:p>Target_Character</text:p>
          </table:table-cell>
          <table:table-cell table:style-name="ce67" office:value-type="string">
            <text:p>Target_Scene</text:p>
          </table:table-cell>
          <table:table-cell table:style-name="ce67" office:value-type="string">
            <text:p>Target_ObjGroup</text:p>
          </table:table-cell>
          <table:table-cell table:style-name="ce67" office:value-type="string">
            <text:p>Target_Object</text:p>
          </table:table-cell>
          <table:table-cell table:style-name="ce71" office:value-type="string">
            <text:p>Walk_First</text:p>
          </table:table-cell>
          <table:table-cell table:style-name="ce71" office:value-type="string">
            <text:p>Remove_Target</text:p>
          </table:table-cell>
          <table:table-cell table:style-name="ce71" office:value-type="string">
            <text:p>Add_To_Inventory</text:p>
          </table:table-cell>
          <table:table-cell table:style-name="ce76" office:value-type="string">
            <text:p>Walk_Scene</text:p>
          </table:table-cell>
          <table:table-cell table:style-name="ce76" office:value-type="string">
            <text:p>Walk_Colour</text:p>
          </table:table-cell>
          <table:table-cell table:style-name="ce76" office:value-type="string">
            <text:p>Hover_Text</text:p>
          </table:table-cell>
          <table:table-cell table:style-name="ce81" office:value-type="string">
            <text:p>Dialogue_Speaker</text:p>
          </table:table-cell>
          <table:table-cell table:style-name="ce81" office:value-type="string">
            <text:p>Dialogue_Emotion</text:p>
          </table:table-cell>
          <table:table-cell table:style-name="ce86" office:value-type="string">
            <text:p>Dialogue_Duration</text:p>
          </table:table-cell>
          <table:table-cell table:style-name="ce108" office:value-type="string">
            <text:p>Dialogue_Line</text:p>
          </table:table-cell>
          <table:table-cell table:style-name="ce116" office:value-type="string">
            <text:p>Set_Column</text:p>
          </table:table-cell>
          <table:table-cell table:style-name="ce116" office:value-type="string">
            <text:p>Set_Tab</text:p>
          </table:table-cell>
          <table:table-cell table:style-name="ce116" office:value-type="string">
            <text:p>Set_Value</text:p>
          </table:table-cell>
          <table:table-cell table:style-name="ce135" office:value-type="string">
            <text:p>Filter_Column</text:p>
          </table:table-cell>
          <table:table-cell table:style-name="ce135" office:value-type="string">
            <text:p>Filter_Value</text:p>
          </table:table-cell>
          <table:table-cell table:style-name="ce71" office:value-type="string">
            <text:p>Refresh</text:p>
          </table:table-cell>
          <table:table-cell table:style-name="ce71" office:value-type="string">
            <text:p>Animate_Move</text:p>
          </table:table-cell>
          <table:table-cell table:style-name="ce71" office:value-type="string">
            <text:p>Wait_Seconds</text:p>
          </table:table-cell>
          <table:table-cell table:style-name="ce67" office:value-type="string">
            <text:p>Target2_Character</text:p>
          </table:table-cell>
          <table:table-cell table:style-name="ce67" office:value-type="string">
            <text:p>Target2_Scene</text:p>
          </table:table-cell>
          <table:table-cell table:style-name="ce67" office:value-type="string">
            <text:p>Target2_ObjGroup</text:p>
          </table:table-cell>
          <table:table-cell table:style-name="ce67" office:value-type="string">
            <text:p>Target2_Object</text:p>
          </table:table-cell>
          <table:table-cell table:style-name="ce71" office:value-type="string">
            <text:p>Remove_Target2</text:p>
          </table:table-cell>
          <table:table-cell table:style-name="ce50" table:number-columns-repeated="987"/>
        </table:table-row>
        <table:table-row table:style-name="ro2">
          <table:table-cell table:style-name="ce2" office:value-type="string">
            <text:p>DEFAULT</text:p>
          </table:table-cell>
          <table:table-cell table:style-name="ce7" office:value-type="float" office:value="0">
            <text:p>0</text:p>
          </table:table-cell>
          <table:table-cell table:style-name="ce7" table:content-validation-name="val1"/>
          <table:table-cell table:style-name="ce7" table:content-validation-name="val2"/>
          <table:table-cell table:style-name="ce7" table:number-columns-repeated="2"/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number-columns-repeated="2" table:style-name="ce45" office:value-type="float" office:value="0">
            <text:p>0</text:p>
          </table:table-cell>
          <table:table-cell table:style-name="ce45"/>
          <table:table-cell table:style-name="ce7" table:number-columns-repeated="3"/>
          <table:table-cell table:style-name="ce7" table:content-validation-name="val9" office:value-type="string">
            <text:p>narrator</text:p>
          </table:table-cell>
          <table:table-cell table:style-name="ce7" table:content-validation-name="val10" office:value-type="string">
            <text:p>none</text:p>
          </table:table-cell>
          <table:table-cell table:style-name="ce87" office:value-type="percentage" office:value="1">
            <text:p>100%</text:p>
          </table:table-cell>
          <table:table-cell table:style-name="ce7" table:number-columns-repeated="4"/>
          <table:table-cell table:style-name="ce7" office:value-type="string">
            <text:p>ID</text:p>
          </table:table-cell>
          <table:table-cell table:style-name="ce7"/>
          <table:table-cell table:number-columns-repeated="3" table:style-name="ce45" office:value-type="float" office:value="0">
            <text:p>0</text:p>
          </table:table-cell>
          <table:table-cell table:style-name="ce7" table:content-validation-name="val3" table:number-columns-repeated="2"/>
          <table:table-cell table:style-name="ce7" table:content-validation-name="val5"/>
          <table:table-cell table:style-name="ce7" table:content-validation-name="val7"/>
          <table:table-cell table:style-name="ce45" office:value-type="float" office:value="0">
            <text:p>0</text:p>
          </table:table-cell>
          <table:table-cell table:style-name="ce7" table:number-columns-repeated="987"/>
        </table:table-row>
        <table:table-row table:style-name="ro2">
          <table:table-cell table:formula="of:=IF(LEN([.G3]&amp;[.H3]&amp;[.I3]&amp;[.J3])&gt;0;[.C3]&amp;&quot;-&quot;&amp;[.D3]&amp;&quot;-&quot;&amp;[.G3]&amp;[.H3]&amp;[.I3]&amp;[.J3];[.C3]&amp;&quot;-&quot;&amp;[.N3]&amp;&quot;-&quot;&amp;[.O3])&amp;IF(LEN([.AC3]&amp;[.AD3]&amp;[.AE3]&amp;[.AF3])&gt;0;&quot;-&quot;&amp;[.AC3]&amp;[.AD3]&amp;[.AE3]&amp;[.AF3];&quot;&quot;)" office:value-type="string" office:string-value="fire-campfire-#ff00ff">
            <text:p>fire-campfire-#ff00ff</text:p>
          </table:table-cell>
          <table:table-cell/>
          <table:table-cell table:content-validation-name="val1" office:value-type="string">
            <text:p>fire</text:p>
          </table:table-cell>
          <table:table-cell table:content-validation-name="val2" office:value-type="string">
            <text:p>walk</text:p>
          </table:table-cell>
          <table:table-cell office:value-type="string">
            <text:p>intro</text:p>
          </table:table-cell>
          <table:table-cell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campfire</text:p>
          </table:table-cell>
          <table:table-cell office:value-type="string">
            <text:p>#ff00ff</text:p>
          </table:table-cell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]&amp;[.H4]&amp;[.I4]&amp;[.J4])&gt;0;[.C4]&amp;&quot;-&quot;&amp;[.D4]&amp;&quot;-&quot;&amp;[.G4]&amp;[.H4]&amp;[.I4]&amp;[.J4];[.C4]&amp;&quot;-&quot;&amp;[.N4]&amp;&quot;-&quot;&amp;[.O4])&amp;IF(LEN([.AC4]&amp;[.AD4]&amp;[.AE4]&amp;[.AF4])&gt;0;&quot;-&quot;&amp;[.AC4]&amp;[.AD4]&amp;[.AE4]&amp;[.AF4];&quot;&quot;)" office:value-type="string" office:string-value="DEFAULT-campfire-#ff0000">
            <text:p>DEFAULT-campfire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campfire</text:p>
          </table:table-cell>
          <table:table-cell office:value-type="string">
            <text:p>#ff0000</text:p>
          </table:table-cell>
          <table:table-cell office:value-type="string">
            <text:p>Enter forest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3~,~9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style-name="ce54" office:value-type="string">
            <text:p>intro</text:p>
          </table:table-cell>
          <table:table-cell table:style-name="ce54"/>
          <table:table-cell table:style-name="ce54" table:content-validation-name="val1"/>
          <table:table-cell table:style-name="ce54" table:content-validation-name="val2"/>
          <table:table-cell table:style-name="ce54"/>
          <table:table-cell table:style-name="ce65"/>
          <table:table-cell table:style-name="ce69" table:content-validation-name="val3"/>
          <table:table-cell table:content-validation-name="val4"/>
          <table:table-cell table:content-validation-name="val6"/>
          <table:table-cell table:style-name="ce69"/>
          <table:table-cell table:style-name="ce73" table:number-columns-repeated="3"/>
          <table:table-cell table:content-validation-name="val8"/>
          <table:table-cell table:style-name="ce80" table:number-columns-repeated="2"/>
          <table:table-cell table:style-name="ce83" table:content-validation-name="val9" office:value-type="string">
            <text:p>fire</text:p>
          </table:table-cell>
          <table:table-cell table:style-name="ce83" table:content-validation-name="val10"/>
          <table:table-cell table:style-name="ce103" office:value-type="percentage" office:value="0.75">
            <text:p>75%</text:p>
          </table:table-cell>
          <table:table-cell table:style-name="ce114" office:value-type="string">
            <text:p>Ten years ago,</text:p>
          </table:table-cell>
          <table:table-cell table:style-name="ce127" table:number-columns-repeated="3"/>
          <table:table-cell table:style-name="ce137" table:number-columns-repeated="2"/>
          <table:table-cell table:style-name="ce73" table:number-columns-repeated="3"/>
          <table:table-cell table:style-name="ce69" table:content-validation-name="val3"/>
          <table:table-cell table:content-validation-name="val4"/>
          <table:table-cell table:content-validation-name="val6"/>
          <table:table-cell table:style-name="ce69"/>
          <table:table-cell table:style-name="ce73"/>
          <table:table-cell table:style-name="ce54" table:number-columns-repeated="987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4" table:content-validation-name="val9" office:value-type="string">
            <text:p>fire</text:p>
          </table:table-cell>
          <table:table-cell table:content-validation-name="val10"/>
          <table:table-cell/>
          <table:table-cell office:value-type="string">
            <text:p>on a night just like this one,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4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ere were three youths who went camping together..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4" table:content-validation-name="val9" office:value-type="string">
            <text:p>fire</text:p>
          </table:table-cell>
          <table:table-cell table:content-validation-name="val10"/>
          <table:table-cell table:style-name="ce104" office:value-type="percentage" office:value="0.9">
            <text:p>90%</text:p>
          </table:table-cell>
          <table:table-cell office:value-type="string">
            <text:p>Little did they know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4" table:content-validation-name="val9" office:value-type="string">
            <text:p>fire</text:p>
          </table:table-cell>
          <table:table-cell table:content-validation-name="val10"/>
          <table:table-cell office:value-type="percentage" office:value="1.1">
            <text:p>110%</text:p>
          </table:table-cell>
          <table:table-cell office:value-type="string">
            <text:p>that they were embarking on a journey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style-name="ce84" table:content-validation-name="val9" office:value-type="string">
            <text:p>fire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 would change their world!</text:p>
          </table:table-cell>
          <table:table-cell table:style-name="ce117" office:value-type="string">
            <text:p>Audio_Volume_Db</text:p>
          </table:table-cell>
          <table:table-cell table:style-name="ce117" office:value-type="string">
            <text:p>Scenes</text:p>
          </table:table-cell>
          <table:table-cell table:style-name="ce117" office:value-type="float" office:value="-24">
            <text:p>-24</text:p>
          </table:table-cell>
          <table:table-cell table:style-name="ce136"/>
          <table:table-cell table:style-name="ce136" office:value-type="string">
            <text:p>campfir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3" office:value-type="string">
            <text:p>Visible</text:p>
          </table:table-cell>
          <table:table-cell table:style-name="ce117" office:value-type="string">
            <text:p>Characters</text:p>
          </table:table-cell>
          <table:table-cell table:style-name="ce117" office:value-type="float" office:value="1">
            <text:p>1</text:p>
          </table:table-cell>
          <table:table-cell table:style-name="ce136"/>
          <table:table-cell table:style-name="ce136" office:value-type="string">
            <text:p>lindsay~&amp;~johnny~&amp;~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&lt;laughs&gt;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Can you make it any more obvious that this is about us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! <text:s/>It was a girl named Lindsay, and her brother, and her best friend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 me guess, and the brother and the friend were dating each other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God no, that would be too awful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Right, because it bothers you *so much*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even sleep at nigh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ey, we're not THAT loud, are we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Johnny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www, she knows it was a jok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Don't joke about things like tha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&lt;mumbles&gt; Sorry..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... can I get back to my story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Maybe we should stock up on firewood first - we're getting a little l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ood idea, it's almost too dark to do it alread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Fine. <text:s/>I'd barely gotten started anyway. <text:s/>&lt;mock glare&gt;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33" office:value-type="string">
            <text:p>Animation_Current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idle</text:p>
          </table:table-cell>
          <table:table-cell table:style-name="ce136"/>
          <table:table-cell table:style-name="ce136" office:value-type="string">
            <text:p>lindsay~&amp;~johnny~&amp;~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5~,~85</text:p>
          </table:table-cell>
          <table:table-cell table:style-name="ce136"/>
          <table:table-cell table:style-name="ce136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5~,~95</text:p>
          </table:table-cell>
          <table:table-cell table:style-name="ce136"/>
          <table:table-cell table:style-name="ce136" office:value-type="string">
            <text:p>sarah</text:p>
          </table:table-cell>
          <table:table-cell/>
          <table:table-cell table:number-columns-repeated="2"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5~,~91</text:p>
          </table:table-cell>
          <table:table-cell table:style-name="ce136"/>
          <table:table-cell table:style-name="ce136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3</text:p>
          </table:table-cell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</text:p>
          </table:table-cell>
          <table:table-cell table:style-name="ce117" office:value-type="string">
            <text:p>Characters</text:p>
          </table:table-cell>
          <table:table-cell table:style-name="ce117" office:value-type="float" office:value="70">
            <text:p>70</text:p>
          </table:table-cell>
          <table:table-cell table:style-name="ce136"/>
          <table:table-cell table:style-name="ce136" office:value-type="string">
            <text:p>lindsa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</text:p>
          </table:table-cell>
          <table:table-cell table:style-name="ce117" office:value-type="string">
            <text:p>Characters</text:p>
          </table:table-cell>
          <table:table-cell table:style-name="ce117" office:value-type="float" office:value="80">
            <text:p>80</text:p>
          </table:table-cell>
          <table:table-cell table:style-name="ce136"/>
          <table:table-cell table:style-name="ce136" office:value-type="string">
            <text:p>johnn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</text:p>
          </table:table-cell>
          <table:table-cell table:style-name="ce117" office:value-type="string">
            <text:p>Characters</text:p>
          </table:table-cell>
          <table:table-cell table:style-name="ce117" office:value-type="float" office:value="90">
            <text:p>90</text:p>
          </table:table-cell>
          <table:table-cell table:style-name="ce136"/>
          <table:table-cell table:style-name="ce136" office:value-type="string">
            <text:p>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3</text:p>
          </table:table-cell>
          <table:table-cell table:style-name="ce136"/>
          <table:table-cell table:style-name="ce136" office:value-type="string">
            <text:p>lindsay~&amp;~johnny~&amp;~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4" office:value-type="string">
            <text:p>intro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Current</text:p>
          </table:table-cell>
          <table:table-cell table:style-name="ce117" office:value-type="string">
            <text:p>Characters</text:p>
          </table:table-cell>
          <table:table-cell table:style-name="ce117" office:value-type="float" office:value="1">
            <text:p>1</text:p>
          </table:table-cell>
          <table:table-cell table:style-name="ce136"/>
          <table:table-cell table:style-name="ce136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 table:number-columns-repeated="989"/>
        </table:table-row>
        <table:table-row table:style-name="ro2">
          <table:table-cell table:style-name="ce56" office:value-type="string">
            <text:p>intro</text:p>
          </table:table-cell>
          <table:table-cell table:style-name="ce56"/>
          <table:table-cell table:style-name="ce56" table:content-validation-name="val1"/>
          <table:table-cell table:style-name="ce56" table:content-validation-name="val2"/>
          <table:table-cell table:style-name="ce56"/>
          <table:table-cell table:style-name="ce66"/>
          <table:table-cell table:style-name="ce70" table:content-validation-name="val3"/>
          <table:table-cell table:style-name="ce70" table:content-validation-name="val4"/>
          <table:table-cell table:style-name="ce70" table:content-validation-name="val6"/>
          <table:table-cell table:style-name="ce70"/>
          <table:table-cell table:style-name="ce74" table:number-columns-repeated="3"/>
          <table:table-cell table:style-name="ce78" table:content-validation-name="val8"/>
          <table:table-cell table:style-name="ce78" table:number-columns-repeated="2"/>
          <table:table-cell table:style-name="ce85" table:content-validation-name="val9"/>
          <table:table-cell table:style-name="ce85" table:content-validation-name="val10"/>
          <table:table-cell table:style-name="ce106"/>
          <table:table-cell table:style-name="ce115"/>
          <table:table-cell table:style-name="ce134" office:value-type="string">
            <text:p>Deactivate</text:p>
          </table:table-cell>
          <table:table-cell table:style-name="ce134" office:value-type="string">
            <text:p>Script</text:p>
          </table:table-cell>
          <table:table-cell table:style-name="ce134" office:value-type="float" office:value="1">
            <text:p>1</text:p>
          </table:table-cell>
          <table:table-cell table:style-name="ce138"/>
          <table:table-cell table:style-name="ce138" office:value-type="string">
            <text:p>fire-campfire-#ff00ff</text:p>
          </table:table-cell>
          <table:table-cell table:style-name="ce74" table:number-columns-repeated="3"/>
          <table:table-cell table:style-name="ce70" table:content-validation-name="val3"/>
          <table:table-cell table:style-name="ce70" table:content-validation-name="val4"/>
          <table:table-cell table:style-name="ce70" table:content-validation-name="val6"/>
          <table:table-cell table:style-name="ce70"/>
          <table:table-cell table:style-name="ce74"/>
          <table:table-cell table:style-name="ce56" table:number-columns-repeated="987"/>
        </table:table-row>
        <table:table-row table:style-name="ro2">
          <table:table-cell table:formula="of:=IF(LEN([.G38]&amp;[.H38]&amp;[.I38]&amp;[.J38])&gt;0;[.C38]&amp;&quot;-&quot;&amp;[.D38]&amp;&quot;-&quot;&amp;[.G38]&amp;[.H38]&amp;[.I38]&amp;[.J38];[.C38]&amp;&quot;-&quot;&amp;[.N38]&amp;&quot;-&quot;&amp;[.O38])&amp;IF(LEN([.AC38]&amp;[.AD38]&amp;[.AE38]&amp;[.AF38])&gt;0;&quot;-&quot;&amp;[.AC38]&amp;[.AD38]&amp;[.AE38]&amp;[.AF38];&quot;&quot;)" office:value-type="string" office:string-value="DEFAULT-look-campfire">
            <text:p>DEFAULT-look-campfire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campfire</text:p>
          </table:table-cell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9]&amp;[.H39]&amp;[.I39]&amp;[.J39])&gt;0;[.C39]&amp;&quot;-&quot;&amp;[.D39]&amp;&quot;-&quot;&amp;[.G39]&amp;[.H39]&amp;[.I39]&amp;[.J39];[.C39]&amp;&quot;-&quot;&amp;[.N39]&amp;&quot;-&quot;&amp;[.O39])&amp;IF(LEN([.AC39]&amp;[.AD39]&amp;[.AE39]&amp;[.AF39])&gt;0;&quot;-&quot;&amp;[.AC39]&amp;[.AD39]&amp;[.AE39]&amp;[.AF39];&quot;&quot;)" office:value-type="string" office:string-value="lindsay-look-lindsay">
            <text:p>lindsay-loo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 would be m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2">
          <table:table-cell table:formula="of:=IF(LEN([.G40]&amp;[.H40]&amp;[.I40]&amp;[.J40])&gt;0;[.C40]&amp;&quot;-&quot;&amp;[.D40]&amp;&quot;-&quot;&amp;[.G40]&amp;[.H40]&amp;[.I40]&amp;[.J40];[.C40]&amp;&quot;-&quot;&amp;[.N40]&amp;&quot;-&quot;&amp;[.O40])&amp;IF(LEN([.AC40]&amp;[.AD40]&amp;[.AE40]&amp;[.AF40])&gt;0;&quot;-&quot;&amp;[.AC40]&amp;[.AD40]&amp;[.AE40]&amp;[.AF40];&quot;&quot;)" office:value-type="string" office:string-value="lindsay-look-johnny">
            <text:p>lindsay-loo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 table:content-validation-name="val7"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rother, Johnn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 table:content-validation-name="val7"/>
          <table:table-cell table:number-columns-repeated="988"/>
        </table:table-row>
        <table:table-row table:style-name="ro2">
          <table:table-cell table:formula="of:=IF(LEN([.G41]&amp;[.H41]&amp;[.I41]&amp;[.J41])&gt;0;[.C41]&amp;&quot;-&quot;&amp;[.D41]&amp;&quot;-&quot;&amp;[.G41]&amp;[.H41]&amp;[.I41]&amp;[.J41];[.C41]&amp;&quot;-&quot;&amp;[.N41]&amp;&quot;-&quot;&amp;[.O41])&amp;IF(LEN([.AC41]&amp;[.AD41]&amp;[.AE41]&amp;[.AF41])&gt;0;&quot;-&quot;&amp;[.AC41]&amp;[.AD41]&amp;[.AE41]&amp;[.AF41];&quot;&quot;)" office:value-type="string" office:string-value="lindsay-look-sarah">
            <text:p>lindsay-loo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good friend Sara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2]&amp;[.H42]&amp;[.I42]&amp;[.J42])&gt;0;[.C42]&amp;&quot;-&quot;&amp;[.D42]&amp;&quot;-&quot;&amp;[.G42]&amp;[.H42]&amp;[.I42]&amp;[.J42];[.C42]&amp;&quot;-&quot;&amp;[.N42]&amp;&quot;-&quot;&amp;[.O42])&amp;IF(LEN([.AC42]&amp;[.AD42]&amp;[.AE42]&amp;[.AF42])&gt;0;&quot;-&quot;&amp;[.AC42]&amp;[.AD42]&amp;[.AE42]&amp;[.AF42];&quot;&quot;)" office:value-type="string" office:string-value="johnny-look-lindsay">
            <text:p>johnny-loo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Little si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3]&amp;[.H43]&amp;[.I43]&amp;[.J43])&gt;0;[.C43]&amp;&quot;-&quot;&amp;[.D43]&amp;&quot;-&quot;&amp;[.G43]&amp;[.H43]&amp;[.I43]&amp;[.J43];[.C43]&amp;&quot;-&quot;&amp;[.N43]&amp;&quot;-&quot;&amp;[.O43])&amp;IF(LEN([.AC43]&amp;[.AD43]&amp;[.AE43]&amp;[.AF43])&gt;0;&quot;-&quot;&amp;[.AC43]&amp;[.AD43]&amp;[.AE43]&amp;[.AF43];&quot;&quot;)" office:value-type="string" office:string-value="johnny-look-johnny">
            <text:p>johnny-loo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e! <text:s/>Ain't I gorgeous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4]&amp;[.H44]&amp;[.I44]&amp;[.J44])&gt;0;[.C44]&amp;&quot;-&quot;&amp;[.D44]&amp;&quot;-&quot;&amp;[.G44]&amp;[.H44]&amp;[.I44]&amp;[.J44];[.C44]&amp;&quot;-&quot;&amp;[.N44]&amp;&quot;-&quot;&amp;[.O44])&amp;IF(LEN([.AC44]&amp;[.AD44]&amp;[.AE44]&amp;[.AF44])&gt;0;&quot;-&quot;&amp;[.AC44]&amp;[.AD44]&amp;[.AE44]&amp;[.AF44];&quot;&quot;)" office:value-type="string" office:string-value="johnny-look-sarah">
            <text:p>johnny-loo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indsay's hot friend, and recently, my girlfriend: Sara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5]&amp;[.H45]&amp;[.I45]&amp;[.J45])&gt;0;[.C45]&amp;&quot;-&quot;&amp;[.D45]&amp;&quot;-&quot;&amp;[.G45]&amp;[.H45]&amp;[.I45]&amp;[.J45];[.C45]&amp;&quot;-&quot;&amp;[.N45]&amp;&quot;-&quot;&amp;[.O45])&amp;IF(LEN([.AC45]&amp;[.AD45]&amp;[.AE45]&amp;[.AF45])&gt;0;&quot;-&quot;&amp;[.AC45]&amp;[.AD45]&amp;[.AE45]&amp;[.AF45];&quot;&quot;)" office:value-type="string" office:string-value="sarah-look-lindsay">
            <text:p>sarah-loo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My best friend, Lindsa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6]&amp;[.H46]&amp;[.I46]&amp;[.J46])&gt;0;[.C46]&amp;&quot;-&quot;&amp;[.D46]&amp;&quot;-&quot;&amp;[.G46]&amp;[.H46]&amp;[.I46]&amp;[.J46];[.C46]&amp;&quot;-&quot;&amp;[.N46]&amp;&quot;-&quot;&amp;[.O46])&amp;IF(LEN([.AC46]&amp;[.AD46]&amp;[.AE46]&amp;[.AF46])&gt;0;&quot;-&quot;&amp;[.AC46]&amp;[.AD46]&amp;[.AE46]&amp;[.AF46];&quot;&quot;)" office:value-type="string" office:string-value="sarah-look-johnny">
            <text:p>sarah-loo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indsay's brother. <text:s/>I'm... kind of dating him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7]&amp;[.H47]&amp;[.I47]&amp;[.J47])&gt;0;[.C47]&amp;&quot;-&quot;&amp;[.D47]&amp;&quot;-&quot;&amp;[.G47]&amp;[.H47]&amp;[.I47]&amp;[.J47];[.C47]&amp;&quot;-&quot;&amp;[.N47]&amp;&quot;-&quot;&amp;[.O47])&amp;IF(LEN([.AC47]&amp;[.AD47]&amp;[.AE47]&amp;[.AF47])&gt;0;&quot;-&quot;&amp;[.AC47]&amp;[.AD47]&amp;[.AE47]&amp;[.AF47];&quot;&quot;)" office:value-type="string" office:string-value="sarah-look-sarah">
            <text:p>sarah-loo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That's m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8]&amp;[.H48]&amp;[.I48]&amp;[.J48])&gt;0;[.C48]&amp;&quot;-&quot;&amp;[.D48]&amp;&quot;-&quot;&amp;[.G48]&amp;[.H48]&amp;[.I48]&amp;[.J48];[.C48]&amp;&quot;-&quot;&amp;[.N48]&amp;&quot;-&quot;&amp;[.O48])&amp;IF(LEN([.AC48]&amp;[.AD48]&amp;[.AE48]&amp;[.AF48])&gt;0;&quot;-&quot;&amp;[.AC48]&amp;[.AD48]&amp;[.AE48]&amp;[.AF48];&quot;&quot;)" office:value-type="string" office:string-value="lindsay-look-stick">
            <text:p>lindsay-loo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looks perfect for firewood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49]&amp;[.H49]&amp;[.I49]&amp;[.J49])&gt;0;[.C49]&amp;&quot;-&quot;&amp;[.D49]&amp;&quot;-&quot;&amp;[.G49]&amp;[.H49]&amp;[.I49]&amp;[.J49];[.C49]&amp;&quot;-&quot;&amp;[.N49]&amp;&quot;-&quot;&amp;[.O49])&amp;IF(LEN([.AC49]&amp;[.AD49]&amp;[.AE49]&amp;[.AF49])&gt;0;&quot;-&quot;&amp;[.AC49]&amp;[.AD49]&amp;[.AE49]&amp;[.AF49];&quot;&quot;)" office:value-type="string" office:string-value="johnny-look-stick">
            <text:p>johnny-loo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ha! <text:s/>I found o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0]&amp;[.H50]&amp;[.I50]&amp;[.J50])&gt;0;[.C50]&amp;&quot;-&quot;&amp;[.D50]&amp;&quot;-&quot;&amp;[.G50]&amp;[.H50]&amp;[.I50]&amp;[.J50];[.C50]&amp;&quot;-&quot;&amp;[.N50]&amp;&quot;-&quot;&amp;[.O50])&amp;IF(LEN([.AC50]&amp;[.AD50]&amp;[.AE50]&amp;[.AF50])&gt;0;&quot;-&quot;&amp;[.AC50]&amp;[.AD50]&amp;[.AE50]&amp;[.AF50];&quot;&quot;)" office:value-type="string" office:string-value="sarah-look-stick">
            <text:p>sarah-loo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fine specimen of stick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1]&amp;[.H51]&amp;[.I51]&amp;[.J51])&gt;0;[.C51]&amp;&quot;-&quot;&amp;[.D51]&amp;&quot;-&quot;&amp;[.G51]&amp;[.H51]&amp;[.I51]&amp;[.J51];[.C51]&amp;&quot;-&quot;&amp;[.N51]&amp;&quot;-&quot;&amp;[.O51])&amp;IF(LEN([.AC51]&amp;[.AD51]&amp;[.AE51]&amp;[.AF51])&gt;0;&quot;-&quot;&amp;[.AC51]&amp;[.AD51]&amp;[.AE51]&amp;[.AF51];&quot;&quot;)" office:value-type="string" office:string-value="lindsay-handle-stick">
            <text:p>lindsay-handl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dry, which is all that I care abou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2]&amp;[.H52]&amp;[.I52]&amp;[.J52])&gt;0;[.C52]&amp;&quot;-&quot;&amp;[.D52]&amp;&quot;-&quot;&amp;[.G52]&amp;[.H52]&amp;[.I52]&amp;[.J52];[.C52]&amp;&quot;-&quot;&amp;[.N52]&amp;&quot;-&quot;&amp;[.O52])&amp;IF(LEN([.AC52]&amp;[.AD52]&amp;[.AE52]&amp;[.AF52])&gt;0;&quot;-&quot;&amp;[.AC52]&amp;[.AD52]&amp;[.AE52]&amp;[.AF52];&quot;&quot;)" office:value-type="string" office:string-value="johnny-handle-stick">
            <text:p>johnny-handl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ight be fun to smooth it down and make a walking stick. <text:s/>Or stilts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3]&amp;[.H53]&amp;[.I53]&amp;[.J53])&gt;0;[.C53]&amp;&quot;-&quot;&amp;[.D53]&amp;&quot;-&quot;&amp;[.G53]&amp;[.H53]&amp;[.I53]&amp;[.J53];[.C53]&amp;&quot;-&quot;&amp;[.N53]&amp;&quot;-&quot;&amp;[.O53])&amp;IF(LEN([.AC53]&amp;[.AD53]&amp;[.AE53]&amp;[.AF53])&gt;0;&quot;-&quot;&amp;[.AC53]&amp;[.AD53]&amp;[.AE53]&amp;[.AF53];&quot;&quot;)" office:value-type="string" office:string-value="sarah-handle-stick">
            <text:p>sarah-handl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Nice and dry, as firewood should b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4]&amp;[.H54]&amp;[.I54]&amp;[.J54])&gt;0;[.C54]&amp;&quot;-&quot;&amp;[.D54]&amp;&quot;-&quot;&amp;[.G54]&amp;[.H54]&amp;[.I54]&amp;[.J54];[.C54]&amp;&quot;-&quot;&amp;[.N54]&amp;&quot;-&quot;&amp;[.O54])&amp;IF(LEN([.AC54]&amp;[.AD54]&amp;[.AE54]&amp;[.AF54])&gt;0;&quot;-&quot;&amp;[.AC54]&amp;[.AD54]&amp;[.AE54]&amp;[.AF54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numSticks &gt; 9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probably enough. <text:s/>Let's go back.</text:p>
          </table:table-cell>
          <table:table-cell table:style-name="ce117" office:value-type="string">
            <text:p>Value</text:p>
          </table:table-cell>
          <table:table-cell table:style-name="ce117" office:value-type="string">
            <text:p>Variables</text:p>
          </table:table-cell>
          <table:table-cell table:style-name="ce117" office:value-type="string">
            <text:p>numSticks + 1</text:p>
          </table:table-cell>
          <table:table-cell table:style-name="ce136"/>
          <table:table-cell table:style-name="ce136" office:value-type="string">
            <text:p>numSticks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55]&amp;[.H55]&amp;[.I55]&amp;[.J55])&gt;0;[.C55]&amp;&quot;-&quot;&amp;[.D55]&amp;&quot;-&quot;&amp;[.G55]&amp;[.H55]&amp;[.I55]&amp;[.J55];[.C55]&amp;&quot;-&quot;&amp;[.N55]&amp;&quot;-&quot;&amp;[.O55])&amp;IF(LEN([.AC55]&amp;[.AD55]&amp;[.AE55]&amp;[.AF55])&gt;0;&quot;-&quot;&amp;[.AC55]&amp;[.AD55]&amp;[.AE55]&amp;[.AF55];&quot;&quot;)" office:value-type="string" office:string-value="DEFAULT-take-stick">
            <text:p>DEFAULT-take-stick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lt;=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2" office:value-type="float" office:value="1">
            <text:p>1</text:p>
          </table:table-cell>
          <table:table-cell office:value-type="string">
            <text:p>stick</text:p>
          </table:table-cell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Value</text:p>
          </table:table-cell>
          <table:table-cell table:style-name="ce117" office:value-type="string">
            <text:p>Variables</text:p>
          </table:table-cell>
          <table:table-cell table:style-name="ce117" office:value-type="string">
            <text:p>numSticks + 1</text:p>
          </table:table-cell>
          <table:table-cell table:style-name="ce136"/>
          <table:table-cell table:style-name="ce136" office:value-type="string">
            <text:p>numSticks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56]&amp;[.H56]&amp;[.I56]&amp;[.J56])&gt;0;[.C56]&amp;&quot;-&quot;&amp;[.D56]&amp;&quot;-&quot;&amp;[.G56]&amp;[.H56]&amp;[.I56]&amp;[.J56];[.C56]&amp;&quot;-&quot;&amp;[.N56]&amp;&quot;-&quot;&amp;[.O56])&amp;IF(LEN([.AC56]&amp;[.AD56]&amp;[.AE56]&amp;[.AF56])&gt;0;&quot;-&quot;&amp;[.AC56]&amp;[.AD56]&amp;[.AE56]&amp;[.AF56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already holding plenty. <text:s/>Let the others carry their sha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57]&amp;[.H57]&amp;[.I57]&amp;[.J57])&gt;0;[.C57]&amp;&quot;-&quot;&amp;[.D57]&amp;&quot;-&quot;&amp;[.G57]&amp;[.H57]&amp;[.I57]&amp;[.J57];[.C57]&amp;&quot;-&quot;&amp;[.N57]&amp;&quot;-&quot;&amp;[.O57])&amp;IF(LEN([.AC57]&amp;[.AD57]&amp;[.AE57]&amp;[.AF57])&gt;0;&quot;-&quot;&amp;[.AC57]&amp;[.AD57]&amp;[.AE57]&amp;[.AF57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oll or click the mouse wheel, or press Q or E, to switch character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58]&amp;[.H58]&amp;[.I58]&amp;[.J58])&gt;0;[.C58]&amp;&quot;-&quot;&amp;[.D58]&amp;&quot;-&quot;&amp;[.G58]&amp;[.H58]&amp;[.I58]&amp;[.J58];[.C58]&amp;&quot;-&quot;&amp;[.N58]&amp;&quot;-&quot;&amp;[.O58])&amp;IF(LEN([.AC58]&amp;[.AD58]&amp;[.AE58]&amp;[.AF58])&gt;0;&quot;-&quot;&amp;[.AC58]&amp;[.AD58]&amp;[.AE58]&amp;[.AF58];&quot;&quot;)" office:value-type="string" office:string-value="lindsay-take-stick">
            <text:p>lindsay-take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59]&amp;[.H59]&amp;[.I59]&amp;[.J59])&gt;0;[.C59]&amp;&quot;-&quot;&amp;[.D59]&amp;&quot;-&quot;&amp;[.G59]&amp;[.H59]&amp;[.I59]&amp;[.J59];[.C59]&amp;&quot;-&quot;&amp;[.N59]&amp;&quot;-&quot;&amp;[.O59])&amp;IF(LEN([.AC59]&amp;[.AD59]&amp;[.AE59]&amp;[.AF59])&gt;0;&quot;-&quot;&amp;[.AC59]&amp;[.AD59]&amp;[.AE59]&amp;[.AF59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Ehh, all these sticks are pretty awkward. <text:s/>The girls won't mind help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0]&amp;[.H60]&amp;[.I60]&amp;[.J60])&gt;0;[.C60]&amp;&quot;-&quot;&amp;[.D60]&amp;&quot;-&quot;&amp;[.G60]&amp;[.H60]&amp;[.I60]&amp;[.J60];[.C60]&amp;&quot;-&quot;&amp;[.N60]&amp;&quot;-&quot;&amp;[.O60])&amp;IF(LEN([.AC60]&amp;[.AD60]&amp;[.AE60]&amp;[.AF60])&gt;0;&quot;-&quot;&amp;[.AC60]&amp;[.AD60]&amp;[.AE60]&amp;[.AF60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1]&amp;[.H61]&amp;[.I61]&amp;[.J61])&gt;0;[.C61]&amp;&quot;-&quot;&amp;[.D61]&amp;&quot;-&quot;&amp;[.G61]&amp;[.H61]&amp;[.I61]&amp;[.J61];[.C61]&amp;&quot;-&quot;&amp;[.N61]&amp;&quot;-&quot;&amp;[.O61])&amp;IF(LEN([.AC61]&amp;[.AD61]&amp;[.AE61]&amp;[.AF61])&gt;0;&quot;-&quot;&amp;[.AC61]&amp;[.AD61]&amp;[.AE61]&amp;[.AF61];&quot;&quot;)" office:value-type="string" office:string-value="johnny-take-stick">
            <text:p>johnny-take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2]&amp;[.H62]&amp;[.I62]&amp;[.J62])&gt;0;[.C62]&amp;&quot;-&quot;&amp;[.D62]&amp;&quot;-&quot;&amp;[.G62]&amp;[.H62]&amp;[.I62]&amp;[.J62];[.C62]&amp;&quot;-&quot;&amp;[.N62]&amp;&quot;-&quot;&amp;[.O62])&amp;IF(LEN([.AC62]&amp;[.AD62]&amp;[.AE62]&amp;[.AF62])&gt;0;&quot;-&quot;&amp;[.AC62]&amp;[.AD62]&amp;[.AE62]&amp;[.AF62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I shouldn't have to hold so many of these myself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3]&amp;[.H63]&amp;[.I63]&amp;[.J63])&gt;0;[.C63]&amp;&quot;-&quot;&amp;[.D63]&amp;&quot;-&quot;&amp;[.G63]&amp;[.H63]&amp;[.I63]&amp;[.J63];[.C63]&amp;&quot;-&quot;&amp;[.N63]&amp;&quot;-&quot;&amp;[.O63])&amp;IF(LEN([.AC63]&amp;[.AD63]&amp;[.AE63]&amp;[.AF63])&gt;0;&quot;-&quot;&amp;[.AC63]&amp;[.AD63]&amp;[.AE63]&amp;[.AF63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Remember, use Q or E or the mouse wheel to switch character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64]&amp;[.H64]&amp;[.I64]&amp;[.J64])&gt;0;[.C64]&amp;&quot;-&quot;&amp;[.D64]&amp;&quot;-&quot;&amp;[.G64]&amp;[.H64]&amp;[.I64]&amp;[.J64];[.C64]&amp;&quot;-&quot;&amp;[.N64]&amp;&quot;-&quot;&amp;[.O64])&amp;IF(LEN([.AC64]&amp;[.AD64]&amp;[.AE64]&amp;[.AF64])&gt;0;&quot;-&quot;&amp;[.AC64]&amp;[.AD64]&amp;[.AE64]&amp;[.AF64];&quot;&quot;)" office:value-type="string" office:string-value="sarah-take-stick">
            <text:p>sarah-take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ke</text:p>
          </table:table-cell>
          <table:table-cell/>
          <table:table-cell office:value-type="string">
            <text:p>Inventory.stick &gt; 3</text:p>
          </table:table-cell>
          <table:table-cell table:content-validation-name="val3"/>
          <table:table-cell table:content-validation-name="val4"/>
          <table:table-cell table:content-validation-name="val6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narrator</text:p>
          </table:table-cell>
          <table:table-cell table:content-validation-name="val10"/>
          <table:table-cell/>
          <table:table-cell office:value-type="string">
            <text:p>Some puzzles in this game will need the right person at the right tim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5]&amp;[.H65]&amp;[.I65]&amp;[.J65])&gt;0;[.C65]&amp;&quot;-&quot;&amp;[.D65]&amp;&quot;-&quot;&amp;[.G65]&amp;[.H65]&amp;[.I65]&amp;[.J65];[.C65]&amp;&quot;-&quot;&amp;[.N65]&amp;&quot;-&quot;&amp;[.O65])&amp;IF(LEN([.AC65]&amp;[.AD65]&amp;[.AE65]&amp;[.AF65])&gt;0;&quot;-&quot;&amp;[.AC65]&amp;[.AD65]&amp;[.AE65]&amp;[.AF65];&quot;&quot;)" office:value-type="string" office:string-value="DEFAULT-forest-01-#ff0000">
            <text:p>DEFAULT-forest-01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2~,~9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6]&amp;[.H66]&amp;[.I66]&amp;[.J66])&gt;0;[.C66]&amp;&quot;-&quot;&amp;[.D66]&amp;&quot;-&quot;&amp;[.G66]&amp;[.H66]&amp;[.I66]&amp;[.J66];[.C66]&amp;&quot;-&quot;&amp;[.N66]&amp;&quot;-&quot;&amp;[.O66])&amp;IF(LEN([.AC66]&amp;[.AD66]&amp;[.AE66]&amp;[.AF66])&gt;0;&quot;-&quot;&amp;[.AC66]&amp;[.AD66]&amp;[.AE66]&amp;[.AF66];&quot;&quot;)" office:value-type="string" office:string-value="DEFAULT-forest-02-#ff0000">
            <text:p>DEFAULT-forest-02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2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3~,~9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7]&amp;[.H67]&amp;[.I67]&amp;[.J67])&gt;0;[.C67]&amp;&quot;-&quot;&amp;[.D67]&amp;&quot;-&quot;&amp;[.G67]&amp;[.H67]&amp;[.I67]&amp;[.J67];[.C67]&amp;&quot;-&quot;&amp;[.N67]&amp;&quot;-&quot;&amp;[.O67])&amp;IF(LEN([.AC67]&amp;[.AD67]&amp;[.AE67]&amp;[.AF67])&gt;0;&quot;-&quot;&amp;[.AC67]&amp;[.AD67]&amp;[.AE67]&amp;[.AF67];&quot;&quot;)" office:value-type="string" office:string-value="DEFAULT-forest-03-#ff0000">
            <text:p>DEFAULT-forest-03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4~,~9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8]&amp;[.H68]&amp;[.I68]&amp;[.J68])&gt;0;[.C68]&amp;&quot;-&quot;&amp;[.D68]&amp;&quot;-&quot;&amp;[.G68]&amp;[.H68]&amp;[.I68]&amp;[.J68];[.C68]&amp;&quot;-&quot;&amp;[.N68]&amp;&quot;-&quot;&amp;[.O68])&amp;IF(LEN([.AC68]&amp;[.AD68]&amp;[.AE68]&amp;[.AF68])&gt;0;&quot;-&quot;&amp;[.AC68]&amp;[.AD68]&amp;[.AE68]&amp;[.AF68];&quot;&quot;)" office:value-type="string" office:string-value="DEFAULT-forest-04-#ff0000">
            <text:p>DEFAULT-forest-04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4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5~,~9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69]&amp;[.H69]&amp;[.I69]&amp;[.J69])&gt;0;[.C69]&amp;&quot;-&quot;&amp;[.D69]&amp;&quot;-&quot;&amp;[.G69]&amp;[.H69]&amp;[.I69]&amp;[.J69];[.C69]&amp;&quot;-&quot;&amp;[.N69]&amp;&quot;-&quot;&amp;[.O69])&amp;IF(LEN([.AC69]&amp;[.AD69]&amp;[.AE69]&amp;[.AF69])&gt;0;&quot;-&quot;&amp;[.AC69]&amp;[.AD69]&amp;[.AE69]&amp;[.AF69];&quot;&quot;)" office:value-type="string" office:string-value="DEFAULT-forest-05-#ff0000">
            <text:p>DEFAULT-forest-05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5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6~,~9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0]&amp;[.H70]&amp;[.I70]&amp;[.J70])&gt;0;[.C70]&amp;&quot;-&quot;&amp;[.D70]&amp;&quot;-&quot;&amp;[.G70]&amp;[.H70]&amp;[.I70]&amp;[.J70];[.C70]&amp;&quot;-&quot;&amp;[.N70]&amp;&quot;-&quot;&amp;[.O70])&amp;IF(LEN([.AC70]&amp;[.AD70]&amp;[.AE70]&amp;[.AF70])&gt;0;&quot;-&quot;&amp;[.AC70]&amp;[.AD70]&amp;[.AE70]&amp;[.AF70];&quot;&quot;)" office:value-type="string" office:string-value="DEFAULT-forest-06-#ff0000">
            <text:p>DEFAULT-forest-06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6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7~,~9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1]&amp;[.H71]&amp;[.I71]&amp;[.J71])&gt;0;[.C71]&amp;&quot;-&quot;&amp;[.D71]&amp;&quot;-&quot;&amp;[.G71]&amp;[.H71]&amp;[.I71]&amp;[.J71];[.C71]&amp;&quot;-&quot;&amp;[.N71]&amp;&quot;-&quot;&amp;[.O71])&amp;IF(LEN([.AC71]&amp;[.AD71]&amp;[.AE71]&amp;[.AF71])&gt;0;&quot;-&quot;&amp;[.AC71]&amp;[.AD71]&amp;[.AE71]&amp;[.AF71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don't need to go that far. <text:s/>Let's just collect some of the dead branches we've seen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2]&amp;[.H72]&amp;[.I72]&amp;[.J72])&gt;0;[.C72]&amp;&quot;-&quot;&amp;[.D72]&amp;&quot;-&quot;&amp;[.G72]&amp;[.H72]&amp;[.I72]&amp;[.J72];[.C72]&amp;&quot;-&quot;&amp;[.N72]&amp;&quot;-&quot;&amp;[.O72])&amp;IF(LEN([.AC72]&amp;[.AD72]&amp;[.AE72]&amp;[.AF72])&gt;0;&quot;-&quot;&amp;[.AC72]&amp;[.AD72]&amp;[.AE72]&amp;[.AF72];&quot;&quot;)" office:value-type="string" office:string-value="DEFAULT-forest-07-#ff0000">
            <text:p>DEFAULT-forest-07-#ff0000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ff0000</text:p>
          </table:table-cell>
          <table:table-cell office:value-type="string">
            <text:p>Go further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getting dark and we have plenty of firewood. <text:s/>Let's go back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3]&amp;[.H73]&amp;[.I73]&amp;[.J73])&gt;0;[.C73]&amp;&quot;-&quot;&amp;[.D73]&amp;&quot;-&quot;&amp;[.G73]&amp;[.H73]&amp;[.I73]&amp;[.J73];[.C73]&amp;&quot;-&quot;&amp;[.N73]&amp;&quot;-&quot;&amp;[.O73])&amp;IF(LEN([.AC73]&amp;[.AD73]&amp;[.AE73]&amp;[.AF73])&gt;0;&quot;-&quot;&amp;[.AC73]&amp;[.AD73]&amp;[.AE73]&amp;[.AF73];&quot;&quot;)" office:value-type="string" office:string-value="DEFAULT-forest-07-#0000ff">
            <text:p>DEFAULT-forest-07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7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6~,~1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4]&amp;[.H74]&amp;[.I74]&amp;[.J74])&gt;0;[.C74]&amp;&quot;-&quot;&amp;[.D74]&amp;&quot;-&quot;&amp;[.G74]&amp;[.H74]&amp;[.I74]&amp;[.J74];[.C74]&amp;&quot;-&quot;&amp;[.N74]&amp;&quot;-&quot;&amp;[.O74])&amp;IF(LEN([.AC74]&amp;[.AD74]&amp;[.AE74]&amp;[.AF74])&gt;0;&quot;-&quot;&amp;[.AC74]&amp;[.AD74]&amp;[.AE74]&amp;[.AF74];&quot;&quot;)" office:value-type="string" office:string-value="DEFAULT-forest-06-#0000ff">
            <text:p>DEFAULT-forest-06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6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5~,~1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5]&amp;[.H75]&amp;[.I75]&amp;[.J75])&gt;0;[.C75]&amp;&quot;-&quot;&amp;[.D75]&amp;&quot;-&quot;&amp;[.G75]&amp;[.H75]&amp;[.I75]&amp;[.J75];[.C75]&amp;&quot;-&quot;&amp;[.N75]&amp;&quot;-&quot;&amp;[.O75])&amp;IF(LEN([.AC75]&amp;[.AD75]&amp;[.AE75]&amp;[.AF75])&gt;0;&quot;-&quot;&amp;[.AC75]&amp;[.AD75]&amp;[.AE75]&amp;[.AF75];&quot;&quot;)" office:value-type="string" office:string-value="DEFAULT-forest-05-#0000ff">
            <text:p>DEFAULT-forest-05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5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4~,~1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6]&amp;[.H76]&amp;[.I76]&amp;[.J76])&gt;0;[.C76]&amp;&quot;-&quot;&amp;[.D76]&amp;&quot;-&quot;&amp;[.G76]&amp;[.H76]&amp;[.I76]&amp;[.J76];[.C76]&amp;&quot;-&quot;&amp;[.N76]&amp;&quot;-&quot;&amp;[.O76])&amp;IF(LEN([.AC76]&amp;[.AD76]&amp;[.AE76]&amp;[.AF76])&gt;0;&quot;-&quot;&amp;[.AC76]&amp;[.AD76]&amp;[.AE76]&amp;[.AF76];&quot;&quot;)" office:value-type="string" office:string-value="DEFAULT-forest-04-#0000ff">
            <text:p>DEFAULT-forest-04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4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3~,~1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7]&amp;[.H77]&amp;[.I77]&amp;[.J77])&gt;0;[.C77]&amp;&quot;-&quot;&amp;[.D77]&amp;&quot;-&quot;&amp;[.G77]&amp;[.H77]&amp;[.I77]&amp;[.J77];[.C77]&amp;&quot;-&quot;&amp;[.N77]&amp;&quot;-&quot;&amp;[.O77])&amp;IF(LEN([.AC77]&amp;[.AD77]&amp;[.AE77]&amp;[.AF77])&gt;0;&quot;-&quot;&amp;[.AC77]&amp;[.AD77]&amp;[.AE77]&amp;[.AF77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== 0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Let's collect some firewood before we go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8]&amp;[.H78]&amp;[.I78]&amp;[.J78])&gt;0;[.C78]&amp;&quot;-&quot;&amp;[.D78]&amp;&quot;-&quot;&amp;[.G78]&amp;[.H78]&amp;[.I78]&amp;[.J78];[.C78]&amp;&quot;-&quot;&amp;[.N78]&amp;&quot;-&quot;&amp;[.O78])&amp;IF(LEN([.AC78]&amp;[.AD78]&amp;[.AE78]&amp;[.AF78])&gt;0;&quot;-&quot;&amp;[.AC78]&amp;[.AD78]&amp;[.AE78]&amp;[.AF78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0 &lt; numSticks &amp;&amp; numSticks &lt;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 haven't collected very much firewood. <text:s/>Let's grab a few mo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79]&amp;[.H79]&amp;[.I79]&amp;[.J79])&gt;0;[.C79]&amp;&quot;-&quot;&amp;[.D79]&amp;&quot;-&quot;&amp;[.G79]&amp;[.H79]&amp;[.I79]&amp;[.J79];[.C79]&amp;&quot;-&quot;&amp;[.N79]&amp;&quot;-&quot;&amp;[.O79])&amp;IF(LEN([.AC79]&amp;[.AD79]&amp;[.AE79]&amp;[.AF79])&gt;0;&quot;-&quot;&amp;[.AC79]&amp;[.AD79]&amp;[.AE79]&amp;[.AF79];&quot;&quot;)" office:value-type="string" office:string-value="DEFAULT-forest-03-#0000ff">
            <text:p>DEFAULT-forest-03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numSticks &gt;= 6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3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2~,~1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0]&amp;[.H80]&amp;[.I80]&amp;[.J80])&gt;0;[.C80]&amp;&quot;-&quot;&amp;[.D80]&amp;&quot;-&quot;&amp;[.G80]&amp;[.H80]&amp;[.I80]&amp;[.J80];[.C80]&amp;&quot;-&quot;&amp;[.N80]&amp;&quot;-&quot;&amp;[.O80])&amp;IF(LEN([.AC80]&amp;[.AD80]&amp;[.AE80]&amp;[.AF80])&gt;0;&quot;-&quot;&amp;[.AC80]&amp;[.AD80]&amp;[.AE80]&amp;[.AF80];&quot;&quot;)" office:value-type="string" office:string-value="DEFAULT-forest-02-#0000ff">
            <text:p>DEFAULT-forest-02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2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1~,~1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1]&amp;[.H81]&amp;[.I81]&amp;[.J81])&gt;0;[.C81]&amp;&quot;-&quot;&amp;[.D81]&amp;&quot;-&quot;&amp;[.G81]&amp;[.H81]&amp;[.I81]&amp;[.J81];[.C81]&amp;&quot;-&quot;&amp;[.N81]&amp;&quot;-&quot;&amp;[.O81])&amp;IF(LEN([.AC81]&amp;[.AD81]&amp;[.AE81]&amp;[.AF81])&gt;0;&quot;-&quot;&amp;[.AC81]&amp;[.AD81]&amp;[.AE81]&amp;[.AF81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at's really odd. <text:s/>We should be back by now.</text:p>
          </table:table-cell>
          <table:table-cell table:style-name="ce117" office:value-type="string">
            <text:p>Audio_Filename</text:p>
          </table:table-cell>
          <table:table-cell table:style-name="ce117" office:value-type="string">
            <text:p>Scenes</text:p>
          </table:table-cell>
          <table:table-cell table:style-name="ce117" office:value-type="string">
            <text:p>Aitua-Gray-Forest-Trap</text:p>
          </table:table-cell>
          <table:table-cell table:style-name="ce136" office:value-type="string">
            <text:p>Label</text:p>
          </table:table-cell>
          <table:table-cell table:style-name="ce136" office:value-type="string">
            <text:p>Forest</text:p>
          </table:table-cell>
          <table:table-cell table:number-columns-repeated="2"/>
          <table:table-cell office:value-type="float" office:value="1.25">
            <text:p>1.25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2]&amp;[.H82]&amp;[.I82]&amp;[.J82])&gt;0;[.C82]&amp;&quot;-&quot;&amp;[.D82]&amp;&quot;-&quot;&amp;[.G82]&amp;[.H82]&amp;[.I82]&amp;[.J82];[.C82]&amp;&quot;-&quot;&amp;[.N82]&amp;&quot;-&quot;&amp;[.O82])&amp;IF(LEN([.AC82]&amp;[.AD82]&amp;[.AE82]&amp;[.AF82])&gt;0;&quot;-&quot;&amp;[.AC82]&amp;[.AD82]&amp;[.AE82]&amp;[.AF82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office:value-type="string">
            <text:p>Value</text:p>
          </table:table-cell>
          <table:table-cell table:style-name="ce117" office:value-type="string">
            <text:p>Variables</text:p>
          </table:table-cell>
          <table:table-cell table:style-name="ce117" office:value-type="string">
            <text:p>lost</text:p>
          </table:table-cell>
          <table:table-cell table:style-name="ce136"/>
          <table:table-cell table:style-name="ce136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3]&amp;[.H83]&amp;[.I83]&amp;[.J83])&gt;0;[.C83]&amp;&quot;-&quot;&amp;[.D83]&amp;&quot;-&quot;&amp;[.G83]&amp;[.H83]&amp;[.I83]&amp;[.J83];[.C83]&amp;&quot;-&quot;&amp;[.N83]&amp;&quot;-&quot;&amp;[.O83])&amp;IF(LEN([.AC83]&amp;[.AD83]&amp;[.AE83]&amp;[.AF83])&gt;0;&quot;-&quot;&amp;[.AC83]&amp;[.AD83]&amp;[.AE83]&amp;[.AF83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Visible</text:p>
          </table:table-cell>
          <table:table-cell table:style-name="ce117" office:value-type="string">
            <text:p>Characters</text:p>
          </table:table-cell>
          <table:table-cell table:style-name="ce117" office:value-type="float" office:value="1">
            <text:p>1</text:p>
          </table:table-cell>
          <table:table-cell table:style-name="ce136"/>
          <table:table-cell table:style-name="ce136" office:value-type="string">
            <text:p>queen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4]&amp;[.H84]&amp;[.I84]&amp;[.J84])&gt;0;[.C84]&amp;&quot;-&quot;&amp;[.D84]&amp;&quot;-&quot;&amp;[.G84]&amp;[.H84]&amp;[.I84]&amp;[.J84];[.C84]&amp;&quot;-&quot;&amp;[.N84]&amp;&quot;-&quot;&amp;[.O84])&amp;IF(LEN([.AC84]&amp;[.AD84]&amp;[.AE84]&amp;[.AF84])&gt;0;&quot;-&quot;&amp;[.AC84]&amp;[.AD84]&amp;[.AE84]&amp;[.AF84];&quot;&quot;)" office:value-type="string" office:string-value="DEFAULT-forest-01-#0000ff">
            <text:p>DEFAULT-forest-01-#0000ff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 office:value-type="string">
            <text:p>forest-01</text:p>
          </table:table-cell>
          <table:table-cell office:value-type="string">
            <text:p>#0000ff</text:p>
          </table:table-cell>
          <table:table-cell office:value-type="string">
            <text:p>Go back</text:p>
          </table:table-cell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forest-05~,~10</text:p>
          </table:table-cell>
          <table:table-cell table:style-name="ce136"/>
          <table:table-cell table:style-name="ce136" office:value-type="string">
            <text:p>DEFAULT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85]&amp;[.H85]&amp;[.I85]&amp;[.J85])&gt;0;[.C85]&amp;&quot;-&quot;&amp;[.D85]&amp;&quot;-&quot;&amp;[.G85]&amp;[.H85]&amp;[.I85]&amp;[.J85];[.C85]&amp;&quot;-&quot;&amp;[.N85]&amp;&quot;-&quot;&amp;[.O85])&amp;IF(LEN([.AC85]&amp;[.AD85]&amp;[.AE85]&amp;[.AF85])&gt;0;&quot;-&quot;&amp;[.AC85]&amp;[.AD85]&amp;[.AE85]&amp;[.AF85];&quot;&quot;)" office:value-type="string" office:string-value="lindsay-talk-lindsay">
            <text:p>lindsay-talk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would I say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6]&amp;[.H86]&amp;[.I86]&amp;[.J86])&gt;0;[.C86]&amp;&quot;-&quot;&amp;[.D86]&amp;&quot;-&quot;&amp;[.G86]&amp;[.H86]&amp;[.I86]&amp;[.J86];[.C86]&amp;&quot;-&quot;&amp;[.N86]&amp;&quot;-&quot;&amp;[.O86])&amp;IF(LEN([.AC86]&amp;[.AD86]&amp;[.AE86]&amp;[.AF86])&gt;0;&quot;-&quot;&amp;[.AC86]&amp;[.AD86]&amp;[.AE86]&amp;[.AF86];&quot;&quot;)" office:value-type="string" office:string-value="sarah-talk-sarah">
            <text:p>sarah-talk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not waste tim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7]&amp;[.H87]&amp;[.I87]&amp;[.J87])&gt;0;[.C87]&amp;&quot;-&quot;&amp;[.D87]&amp;&quot;-&quot;&amp;[.G87]&amp;[.H87]&amp;[.I87]&amp;[.J87];[.C87]&amp;&quot;-&quot;&amp;[.N87]&amp;&quot;-&quot;&amp;[.O87])&amp;IF(LEN([.AC87]&amp;[.AD87]&amp;[.AE87]&amp;[.AF87])&gt;0;&quot;-&quot;&amp;[.AC87]&amp;[.AD87]&amp;[.AE87]&amp;[.AF87];&quot;&quot;)" office:value-type="string" office:string-value="johnny-talk-johnny">
            <text:p>johnny-talk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ould talk to myself all day -- but would you want to listen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8]&amp;[.H88]&amp;[.I88]&amp;[.J88])&gt;0;[.C88]&amp;&quot;-&quot;&amp;[.D88]&amp;&quot;-&quot;&amp;[.G88]&amp;[.H88]&amp;[.I88]&amp;[.J88];[.C88]&amp;&quot;-&quot;&amp;[.N88]&amp;&quot;-&quot;&amp;[.O88])&amp;IF(LEN([.AC88]&amp;[.AD88]&amp;[.AE88]&amp;[.AF88])&gt;0;&quot;-&quot;&amp;[.AC88]&amp;[.AD88]&amp;[.AE88]&amp;[.AF88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get the firewood and get back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89]&amp;[.H89]&amp;[.I89]&amp;[.J89])&gt;0;[.C89]&amp;&quot;-&quot;&amp;[.D89]&amp;&quot;-&quot;&amp;[.G89]&amp;[.H89]&amp;[.I89]&amp;[.J89];[.C89]&amp;&quot;-&quot;&amp;[.N89]&amp;&quot;-&quot;&amp;[.O89])&amp;IF(LEN([.AC89]&amp;[.AD89]&amp;[.AE89]&amp;[.AF89])&gt;0;&quot;-&quot;&amp;[.AC89]&amp;[.AD89]&amp;[.AE89]&amp;[.AF89];&quot;&quot;)" office:value-type="string" office:string-value="lindsay-talk-johnny">
            <text:p>lindsay-talk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0]&amp;[.H90]&amp;[.I90]&amp;[.J90])&gt;0;[.C90]&amp;&quot;-&quot;&amp;[.D90]&amp;&quot;-&quot;&amp;[.G90]&amp;[.H90]&amp;[.I90]&amp;[.J90];[.C90]&amp;&quot;-&quot;&amp;[.N90]&amp;&quot;-&quot;&amp;[.O90])&amp;IF(LEN([.AC90]&amp;[.AD90]&amp;[.AE90]&amp;[.AF90])&gt;0;&quot;-&quot;&amp;[.AC90]&amp;[.AD90]&amp;[.AE90]&amp;[.AF90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Let's just get the firewood and get back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1]&amp;[.H91]&amp;[.I91]&amp;[.J91])&gt;0;[.C91]&amp;&quot;-&quot;&amp;[.D91]&amp;&quot;-&quot;&amp;[.G91]&amp;[.H91]&amp;[.I91]&amp;[.J91];[.C91]&amp;&quot;-&quot;&amp;[.N91]&amp;&quot;-&quot;&amp;[.O91])&amp;IF(LEN([.AC91]&amp;[.AD91]&amp;[.AE91]&amp;[.AF91])&gt;0;&quot;-&quot;&amp;[.AC91]&amp;[.AD91]&amp;[.AE91]&amp;[.AF91];&quot;&quot;)" office:value-type="string" office:string-value="lindsay-talk-sarah">
            <text:p>lindsay-talk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ant to finish my stor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2]&amp;[.H92]&amp;[.I92]&amp;[.J92])&gt;0;[.C92]&amp;&quot;-&quot;&amp;[.D92]&amp;&quot;-&quot;&amp;[.G92]&amp;[.H92]&amp;[.I92]&amp;[.J92];[.C92]&amp;&quot;-&quot;&amp;[.N92]&amp;&quot;-&quot;&amp;[.O92])&amp;IF(LEN([.AC92]&amp;[.AD92]&amp;[.AE92]&amp;[.AF92])&gt;0;&quot;-&quot;&amp;[.AC92]&amp;[.AD92]&amp;[.AE92]&amp;[.AF92];&quot;&quot;)" office:value-type="string" office:string-value="johnny-talk-lindsay">
            <text:p>johnny-talk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I can make fun of her story some mo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3]&amp;[.H93]&amp;[.I93]&amp;[.J93])&gt;0;[.C93]&amp;&quot;-&quot;&amp;[.D93]&amp;&quot;-&quot;&amp;[.G93]&amp;[.H93]&amp;[.I93]&amp;[.J93];[.C93]&amp;&quot;-&quot;&amp;[.N93]&amp;&quot;-&quot;&amp;[.O93])&amp;IF(LEN([.AC93]&amp;[.AD93]&amp;[.AE93]&amp;[.AF93])&gt;0;&quot;-&quot;&amp;[.AC93]&amp;[.AD93]&amp;[.AE93]&amp;[.AF93];&quot;&quot;)" office:value-type="string" office:string-value="johnny-talk-sarah">
            <text:p>johnny-talk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Let's get the firewood so we can make fun of Lindsay's story some mo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4]&amp;[.H94]&amp;[.I94]&amp;[.J94])&gt;0;[.C94]&amp;&quot;-&quot;&amp;[.D94]&amp;&quot;-&quot;&amp;[.G94]&amp;[.H94]&amp;[.I94]&amp;[.J94];[.C94]&amp;&quot;-&quot;&amp;[.N94]&amp;&quot;-&quot;&amp;[.O94])&amp;IF(LEN([.AC94]&amp;[.AD94]&amp;[.AE94]&amp;[.AF94])&gt;0;&quot;-&quot;&amp;[.AC94]&amp;[.AD94]&amp;[.AE94]&amp;[.AF94];&quot;&quot;)" office:value-type="string" office:string-value="sarah-talk-lindsay">
            <text:p>sarah-talk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5]&amp;[.H95]&amp;[.I95]&amp;[.J95])&gt;0;[.C95]&amp;&quot;-&quot;&amp;[.D95]&amp;&quot;-&quot;&amp;[.G95]&amp;[.H95]&amp;[.I95]&amp;[.J95];[.C95]&amp;&quot;-&quot;&amp;[.N95]&amp;&quot;-&quot;&amp;[.O95])&amp;IF(LEN([.AC95]&amp;[.AD95]&amp;[.AE95]&amp;[.AF95])&gt;0;&quot;-&quot;&amp;[.AC95]&amp;[.AD95]&amp;[.AE95]&amp;[.AF95];&quot;&quot;)" office:value-type="string" office:string-value="sarah-talk-johnny">
            <text:p>sarah-talk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sticks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et's just get the firewood before it gets too dark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6]&amp;[.H96]&amp;[.I96]&amp;[.J96])&gt;0;[.C96]&amp;&quot;-&quot;&amp;[.D96]&amp;&quot;-&quot;&amp;[.G96]&amp;[.H96]&amp;[.I96]&amp;[.J96];[.C96]&amp;&quot;-&quot;&amp;[.N96]&amp;&quot;-&quot;&amp;[.O96])&amp;IF(LEN([.AC96]&amp;[.AD96]&amp;[.AE96]&amp;[.AF96])&gt;0;&quot;-&quot;&amp;[.AC96]&amp;[.AD96]&amp;[.AE96]&amp;[.AF96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7]&amp;[.H97]&amp;[.I97]&amp;[.J97])&gt;0;[.C97]&amp;&quot;-&quot;&amp;[.D97]&amp;&quot;-&quot;&amp;[.G97]&amp;[.H97]&amp;[.I97]&amp;[.J97];[.C97]&amp;&quot;-&quot;&amp;[.N97]&amp;&quot;-&quot;&amp;[.O97])&amp;IF(LEN([.AC97]&amp;[.AD97]&amp;[.AE97]&amp;[.AF97])&gt;0;&quot;-&quot;&amp;[.AC97]&amp;[.AD97]&amp;[.AE97]&amp;[.AF97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8]&amp;[.H98]&amp;[.I98]&amp;[.J98])&gt;0;[.C98]&amp;&quot;-&quot;&amp;[.D98]&amp;&quot;-&quot;&amp;[.G98]&amp;[.H98]&amp;[.I98]&amp;[.J98];[.C98]&amp;&quot;-&quot;&amp;[.N98]&amp;&quot;-&quot;&amp;[.O98])&amp;IF(LEN([.AC98]&amp;[.AD98]&amp;[.AE98]&amp;[.AF98])&gt;0;&quot;-&quot;&amp;[.AC98]&amp;[.AD98]&amp;[.AE98]&amp;[.AF98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lost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99]&amp;[.H99]&amp;[.I99]&amp;[.J99])&gt;0;[.C99]&amp;&quot;-&quot;&amp;[.D99]&amp;&quot;-&quot;&amp;[.G99]&amp;[.H99]&amp;[.I99]&amp;[.J99];[.C99]&amp;&quot;-&quot;&amp;[.N99]&amp;&quot;-&quot;&amp;[.O99])&amp;IF(LEN([.AC99]&amp;[.AD99]&amp;[.AE99]&amp;[.AF99])&gt;0;&quot;-&quot;&amp;[.AC99]&amp;[.AD99]&amp;[.AE99]&amp;[.AF99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0]&amp;[.H100]&amp;[.I100]&amp;[.J100])&gt;0;[.C100]&amp;&quot;-&quot;&amp;[.D100]&amp;&quot;-&quot;&amp;[.G100]&amp;[.H100]&amp;[.I100]&amp;[.J100];[.C100]&amp;&quot;-&quot;&amp;[.N100]&amp;&quot;-&quot;&amp;[.O100])&amp;IF(LEN([.AC100]&amp;[.AD100]&amp;[.AE100]&amp;[.AF100])&gt;0;&quot;-&quot;&amp;[.AC100]&amp;[.AD100]&amp;[.AE100]&amp;[.AF100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1]&amp;[.H101]&amp;[.I101]&amp;[.J101])&gt;0;[.C101]&amp;&quot;-&quot;&amp;[.D101]&amp;&quot;-&quot;&amp;[.G101]&amp;[.H101]&amp;[.I101]&amp;[.J101];[.C101]&amp;&quot;-&quot;&amp;[.N101]&amp;&quot;-&quot;&amp;[.O101])&amp;IF(LEN([.AC101]&amp;[.AD101]&amp;[.AE101]&amp;[.AF101])&gt;0;&quot;-&quot;&amp;[.AC101]&amp;[.AD101]&amp;[.AE101]&amp;[.AF101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lost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is is the way we came, right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eah, it i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t doesn't make any sense. <text:s/>We went in a straight li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e must have gotten turned around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lost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guess so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107]&amp;[.H107]&amp;[.I107]&amp;[.J107])&gt;0;[.C107]&amp;&quot;-&quot;&amp;[.D107]&amp;&quot;-&quot;&amp;[.G107]&amp;[.H107]&amp;[.I107]&amp;[.J107];[.C107]&amp;&quot;-&quot;&amp;[.N107]&amp;&quot;-&quot;&amp;[.O107])&amp;IF(LEN([.AC107]&amp;[.AD107]&amp;[.AE107]&amp;[.AF107])&gt;0;&quot;-&quot;&amp;[.AC107]&amp;[.AD107]&amp;[.AE107]&amp;[.AF107];&quot;&quot;)" office:value-type="string" office:string-value="DEFAULT-look-forest-01">
            <text:p>DEFAULT-look-forest-01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8]&amp;[.H108]&amp;[.I108]&amp;[.J108])&gt;0;[.C108]&amp;&quot;-&quot;&amp;[.D108]&amp;&quot;-&quot;&amp;[.G108]&amp;[.H108]&amp;[.I108]&amp;[.J108];[.C108]&amp;&quot;-&quot;&amp;[.N108]&amp;&quot;-&quot;&amp;[.O108])&amp;IF(LEN([.AC108]&amp;[.AD108]&amp;[.AE108]&amp;[.AF108])&gt;0;&quot;-&quot;&amp;[.AC108]&amp;[.AD108]&amp;[.AE108]&amp;[.AF108];&quot;&quot;)" office:value-type="string" office:string-value="DEFAULT-look-forest-02">
            <text:p>DEFAULT-look-forest-02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09]&amp;[.H109]&amp;[.I109]&amp;[.J109])&gt;0;[.C109]&amp;&quot;-&quot;&amp;[.D109]&amp;&quot;-&quot;&amp;[.G109]&amp;[.H109]&amp;[.I109]&amp;[.J109];[.C109]&amp;&quot;-&quot;&amp;[.N109]&amp;&quot;-&quot;&amp;[.O109])&amp;IF(LEN([.AC109]&amp;[.AD109]&amp;[.AE109]&amp;[.AF109])&gt;0;&quot;-&quot;&amp;[.AC109]&amp;[.AD109]&amp;[.AE109]&amp;[.AF109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0]&amp;[.H110]&amp;[.I110]&amp;[.J110])&gt;0;[.C110]&amp;&quot;-&quot;&amp;[.D110]&amp;&quot;-&quot;&amp;[.G110]&amp;[.H110]&amp;[.I110]&amp;[.J110];[.C110]&amp;&quot;-&quot;&amp;[.N110]&amp;&quot;-&quot;&amp;[.O110])&amp;IF(LEN([.AC110]&amp;[.AD110]&amp;[.AE110]&amp;[.AF110])&gt;0;&quot;-&quot;&amp;[.AC110]&amp;[.AD110]&amp;[.AE110]&amp;[.AF110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1]&amp;[.H111]&amp;[.I111]&amp;[.J111])&gt;0;[.C111]&amp;&quot;-&quot;&amp;[.D111]&amp;&quot;-&quot;&amp;[.G111]&amp;[.H111]&amp;[.I111]&amp;[.J111];[.C111]&amp;&quot;-&quot;&amp;[.N111]&amp;&quot;-&quot;&amp;[.O111])&amp;IF(LEN([.AC111]&amp;[.AD111]&amp;[.AE111]&amp;[.AF111])&gt;0;&quot;-&quot;&amp;[.AC111]&amp;[.AD111]&amp;[.AE111]&amp;[.AF111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2]&amp;[.H112]&amp;[.I112]&amp;[.J112])&gt;0;[.C112]&amp;&quot;-&quot;&amp;[.D112]&amp;&quot;-&quot;&amp;[.G112]&amp;[.H112]&amp;[.I112]&amp;[.J112];[.C112]&amp;&quot;-&quot;&amp;[.N112]&amp;&quot;-&quot;&amp;[.O112])&amp;IF(LEN([.AC112]&amp;[.AD112]&amp;[.AE112]&amp;[.AF112])&gt;0;&quot;-&quot;&amp;[.AC112]&amp;[.AD112]&amp;[.AE112]&amp;[.AF112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3]&amp;[.H113]&amp;[.I113]&amp;[.J113])&gt;0;[.C113]&amp;&quot;-&quot;&amp;[.D113]&amp;&quot;-&quot;&amp;[.G113]&amp;[.H113]&amp;[.I113]&amp;[.J113];[.C113]&amp;&quot;-&quot;&amp;[.N113]&amp;&quot;-&quot;&amp;[.O113])&amp;IF(LEN([.AC113]&amp;[.AD113]&amp;[.AE113]&amp;[.AF113])&gt;0;&quot;-&quot;&amp;[.AC113]&amp;[.AD113]&amp;[.AE113]&amp;[.AF113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bit gloomy, but otherwise nice enoug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4]&amp;[.H114]&amp;[.I114]&amp;[.J114])&gt;0;[.C114]&amp;&quot;-&quot;&amp;[.D114]&amp;&quot;-&quot;&amp;[.G114]&amp;[.H114]&amp;[.I114]&amp;[.J114];[.C114]&amp;&quot;-&quot;&amp;[.N114]&amp;&quot;-&quot;&amp;[.O114])&amp;IF(LEN([.AC114]&amp;[.AD114]&amp;[.AE114]&amp;[.AF114])&gt;0;&quot;-&quot;&amp;[.AC114]&amp;[.AD114]&amp;[.AE114]&amp;[.AF114];&quot;&quot;)" office:value-type="string" office:string-value="lindsay-look-forest-03">
            <text:p>lindsay-loo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Do mine eyes deceive me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5]&amp;[.H115]&amp;[.I115]&amp;[.J115])&gt;0;[.C115]&amp;&quot;-&quot;&amp;[.D115]&amp;&quot;-&quot;&amp;[.G115]&amp;[.H115]&amp;[.I115]&amp;[.J115];[.C115]&amp;&quot;-&quot;&amp;[.N115]&amp;&quot;-&quot;&amp;[.O115])&amp;IF(LEN([.AC115]&amp;[.AD115]&amp;[.AE115]&amp;[.AF115])&gt;0;&quot;-&quot;&amp;[.AC115]&amp;[.AD115]&amp;[.AE115]&amp;[.AF115];&quot;&quot;)" office:value-type="string" office:string-value="johnny-look-forest-03">
            <text:p>johnny-loo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rees, trees, more trees... and something els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6]&amp;[.H116]&amp;[.I116]&amp;[.J116])&gt;0;[.C116]&amp;&quot;-&quot;&amp;[.D116]&amp;&quot;-&quot;&amp;[.G116]&amp;[.H116]&amp;[.I116]&amp;[.J116];[.C116]&amp;&quot;-&quot;&amp;[.N116]&amp;&quot;-&quot;&amp;[.O116])&amp;IF(LEN([.AC116]&amp;[.AD116]&amp;[.AE116]&amp;[.AF116])&gt;0;&quot;-&quot;&amp;[.AC116]&amp;[.AD116]&amp;[.AE116]&amp;[.AF116];&quot;&quot;)" office:value-type="string" office:string-value="sarah-look-forest-03">
            <text:p>sarah-loo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really dark out, now. <text:s/>I think I see something, thoug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7]&amp;[.H117]&amp;[.I117]&amp;[.J117])&gt;0;[.C117]&amp;&quot;-&quot;&amp;[.D117]&amp;&quot;-&quot;&amp;[.G117]&amp;[.H117]&amp;[.I117]&amp;[.J117];[.C117]&amp;&quot;-&quot;&amp;[.N117]&amp;&quot;-&quot;&amp;[.O117])&amp;IF(LEN([.AC117]&amp;[.AD117]&amp;[.AE117]&amp;[.AF117])&gt;0;&quot;-&quot;&amp;[.AC117]&amp;[.AD117]&amp;[.AE117]&amp;[.AF117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8]&amp;[.H118]&amp;[.I118]&amp;[.J118])&gt;0;[.C118]&amp;&quot;-&quot;&amp;[.D118]&amp;&quot;-&quot;&amp;[.G118]&amp;[.H118]&amp;[.I118]&amp;[.J118];[.C118]&amp;&quot;-&quot;&amp;[.N118]&amp;&quot;-&quot;&amp;[.O118])&amp;IF(LEN([.AC118]&amp;[.AD118]&amp;[.AE118]&amp;[.AF118])&gt;0;&quot;-&quot;&amp;[.AC118]&amp;[.AD118]&amp;[.AE118]&amp;[.AF118];&quot;&quot;)" office:value-type="string" office:string-value="DEFAULT-look-forest-03">
            <text:p>DEFAULT-look-forest-03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19]&amp;[.H119]&amp;[.I119]&amp;[.J119])&gt;0;[.C119]&amp;&quot;-&quot;&amp;[.D119]&amp;&quot;-&quot;&amp;[.G119]&amp;[.H119]&amp;[.I119]&amp;[.J119];[.C119]&amp;&quot;-&quot;&amp;[.N119]&amp;&quot;-&quot;&amp;[.O119])&amp;IF(LEN([.AC119]&amp;[.AD119]&amp;[.AE119]&amp;[.AF119])&gt;0;&quot;-&quot;&amp;[.AC119]&amp;[.AD119]&amp;[.AE119]&amp;[.AF119];&quot;&quot;)" office:value-type="string" office:string-value="DEFAULT-look-forest-04">
            <text:p>DEFAULT-look-forest-04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0]&amp;[.H120]&amp;[.I120]&amp;[.J120])&gt;0;[.C120]&amp;&quot;-&quot;&amp;[.D120]&amp;&quot;-&quot;&amp;[.G120]&amp;[.H120]&amp;[.I120]&amp;[.J120];[.C120]&amp;&quot;-&quot;&amp;[.N120]&amp;&quot;-&quot;&amp;[.O120])&amp;IF(LEN([.AC120]&amp;[.AD120]&amp;[.AE120]&amp;[.AF120])&gt;0;&quot;-&quot;&amp;[.AC120]&amp;[.AD120]&amp;[.AE120]&amp;[.AF120];&quot;&quot;)" office:value-type="string" office:string-value="DEFAULT-look-forest-05">
            <text:p>DEFAULT-look-forest-05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1]&amp;[.H121]&amp;[.I121]&amp;[.J121])&gt;0;[.C121]&amp;&quot;-&quot;&amp;[.D121]&amp;&quot;-&quot;&amp;[.G121]&amp;[.H121]&amp;[.I121]&amp;[.J121];[.C121]&amp;&quot;-&quot;&amp;[.N121]&amp;&quot;-&quot;&amp;[.O121])&amp;IF(LEN([.AC121]&amp;[.AD121]&amp;[.AE121]&amp;[.AF121])&gt;0;&quot;-&quot;&amp;[.AC121]&amp;[.AD121]&amp;[.AE121]&amp;[.AF121];&quot;&quot;)" office:value-type="string" office:string-value="DEFAULT-look-forest-06">
            <text:p>DEFAULT-look-forest-06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2]&amp;[.H122]&amp;[.I122]&amp;[.J122])&gt;0;[.C122]&amp;&quot;-&quot;&amp;[.D122]&amp;&quot;-&quot;&amp;[.G122]&amp;[.H122]&amp;[.I122]&amp;[.J122];[.C122]&amp;&quot;-&quot;&amp;[.N122]&amp;&quot;-&quot;&amp;[.O122])&amp;IF(LEN([.AC122]&amp;[.AD122]&amp;[.AE122]&amp;[.AF122])&gt;0;&quot;-&quot;&amp;[.AC122]&amp;[.AD122]&amp;[.AE122]&amp;[.AF122];&quot;&quot;)" office:value-type="string" office:string-value="DEFAULT-look-forest-07">
            <text:p>DEFAULT-look-forest-07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!= sticks</text:p>
          </table:table-cell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looking gloomier than it was earli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3]&amp;[.H123]&amp;[.I123]&amp;[.J123])&gt;0;[.C123]&amp;&quot;-&quot;&amp;[.D123]&amp;&quot;-&quot;&amp;[.G123]&amp;[.H123]&amp;[.I123]&amp;[.J123];[.C123]&amp;&quot;-&quot;&amp;[.N123]&amp;&quot;-&quot;&amp;[.O123])&amp;IF(LEN([.AC123]&amp;[.AD123]&amp;[.AE123]&amp;[.AF123])&gt;0;&quot;-&quot;&amp;[.AC123]&amp;[.AD123]&amp;[.AE123]&amp;[.AF123];&quot;&quot;)" office:value-type="string" office:string-value="DEFAULT-use-stick-lindsay">
            <text:p>DEFAULT-use-stic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4]&amp;[.H124]&amp;[.I124]&amp;[.J124])&gt;0;[.C124]&amp;&quot;-&quot;&amp;[.D124]&amp;&quot;-&quot;&amp;[.G124]&amp;[.H124]&amp;[.I124]&amp;[.J124];[.C124]&amp;&quot;-&quot;&amp;[.N124]&amp;&quot;-&quot;&amp;[.O124])&amp;IF(LEN([.AC124]&amp;[.AD124]&amp;[.AE124]&amp;[.AF124])&gt;0;&quot;-&quot;&amp;[.AC124]&amp;[.AD124]&amp;[.AE124]&amp;[.AF124];&quot;&quot;)" office:value-type="string" office:string-value="DEFAULT-use-stick-johnny">
            <text:p>DEFAULT-use-stic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im get the next o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5]&amp;[.H125]&amp;[.I125]&amp;[.J125])&gt;0;[.C125]&amp;&quot;-&quot;&amp;[.D125]&amp;&quot;-&quot;&amp;[.G125]&amp;[.H125]&amp;[.I125]&amp;[.J125];[.C125]&amp;&quot;-&quot;&amp;[.N125]&amp;&quot;-&quot;&amp;[.O125])&amp;IF(LEN([.AC125]&amp;[.AD125]&amp;[.AE125]&amp;[.AF125])&gt;0;&quot;-&quot;&amp;[.AC125]&amp;[.AD125]&amp;[.AE125]&amp;[.AF125];&quot;&quot;)" office:value-type="string" office:string-value="DEFAULT-use-stick-sarah">
            <text:p>DEFAULT-use-stic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Or just let her get the next o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6]&amp;[.H126]&amp;[.I126]&amp;[.J126])&gt;0;[.C126]&amp;&quot;-&quot;&amp;[.D126]&amp;&quot;-&quot;&amp;[.G126]&amp;[.H126]&amp;[.I126]&amp;[.J126];[.C126]&amp;&quot;-&quot;&amp;[.N126]&amp;&quot;-&quot;&amp;[.O126])&amp;IF(LEN([.AC126]&amp;[.AD126]&amp;[.AE126]&amp;[.AF126])&gt;0;&quot;-&quot;&amp;[.AC126]&amp;[.AD126]&amp;[.AE126]&amp;[.AF126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lost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till doesn't quite reach. <text:s/>Sorr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7]&amp;[.H127]&amp;[.I127]&amp;[.J127])&gt;0;[.C127]&amp;&quot;-&quot;&amp;[.D127]&amp;&quot;-&quot;&amp;[.G127]&amp;[.H127]&amp;[.I127]&amp;[.J127];[.C127]&amp;&quot;-&quot;&amp;[.N127]&amp;&quot;-&quot;&amp;[.O127])&amp;IF(LEN([.AC127]&amp;[.AD127]&amp;[.AE127]&amp;[.AF127])&gt;0;&quot;-&quot;&amp;[.AC127]&amp;[.AD127]&amp;[.AE127]&amp;[.AF127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Temp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lllmost..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8]&amp;[.H128]&amp;[.I128]&amp;[.J128])&gt;0;[.C128]&amp;&quot;-&quot;&amp;[.D128]&amp;&quot;-&quot;&amp;[.G128]&amp;[.H128]&amp;[.I128]&amp;[.J128];[.C128]&amp;&quot;-&quot;&amp;[.N128]&amp;&quot;-&quot;&amp;[.O128])&amp;IF(LEN([.AC128]&amp;[.AD128]&amp;[.AE128]&amp;[.AF128])&gt;0;&quot;-&quot;&amp;[.AC128]&amp;[.AD128]&amp;[.AE128]&amp;[.AF128];&quot;&quot;)" office:value-type="string" office:string-value="DEFAULT-use-stick-queen">
            <text:p>DEFAULT-use-stic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use</text:p>
          </table:table-cell>
          <table:table-cell/>
          <table:table-cell office:value-type="string">
            <text:p>teamState == queen</text:p>
          </table:table-cell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think that's a good idea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29]&amp;[.H129]&amp;[.I129]&amp;[.J129])&gt;0;[.C129]&amp;&quot;-&quot;&amp;[.D129]&amp;&quot;-&quot;&amp;[.G129]&amp;[.H129]&amp;[.I129]&amp;[.J129];[.C129]&amp;&quot;-&quot;&amp;[.N129]&amp;&quot;-&quot;&amp;[.O129])&amp;IF(LEN([.AC129]&amp;[.AD129]&amp;[.AE129]&amp;[.AF129])&gt;0;&quot;-&quot;&amp;[.AC129]&amp;[.AD129]&amp;[.AE129]&amp;[.AF129];&quot;&quot;)" office:value-type="string" office:string-value="lindsay-handle-forest-01">
            <text:p>lindsay-handle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0]&amp;[.H130]&amp;[.I130]&amp;[.J130])&gt;0;[.C130]&amp;&quot;-&quot;&amp;[.D130]&amp;&quot;-&quot;&amp;[.G130]&amp;[.H130]&amp;[.I130]&amp;[.J130];[.C130]&amp;&quot;-&quot;&amp;[.N130]&amp;&quot;-&quot;&amp;[.O130])&amp;IF(LEN([.AC130]&amp;[.AD130]&amp;[.AE130]&amp;[.AF130])&gt;0;&quot;-&quot;&amp;[.AC130]&amp;[.AD130]&amp;[.AE130]&amp;[.AF130];&quot;&quot;)" office:value-type="string" office:string-value="lindsay-handle-forest-02">
            <text:p>lindsay-handle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1]&amp;[.H131]&amp;[.I131]&amp;[.J131])&gt;0;[.C131]&amp;&quot;-&quot;&amp;[.D131]&amp;&quot;-&quot;&amp;[.G131]&amp;[.H131]&amp;[.I131]&amp;[.J131];[.C131]&amp;&quot;-&quot;&amp;[.N131]&amp;&quot;-&quot;&amp;[.O131])&amp;IF(LEN([.AC131]&amp;[.AD131]&amp;[.AE131]&amp;[.AF131])&gt;0;&quot;-&quot;&amp;[.AC131]&amp;[.AD131]&amp;[.AE131]&amp;[.AF131];&quot;&quot;)" office:value-type="string" office:string-value="lindsay-handle-forest-03">
            <text:p>lindsay-handle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2]&amp;[.H132]&amp;[.I132]&amp;[.J132])&gt;0;[.C132]&amp;&quot;-&quot;&amp;[.D132]&amp;&quot;-&quot;&amp;[.G132]&amp;[.H132]&amp;[.I132]&amp;[.J132];[.C132]&amp;&quot;-&quot;&amp;[.N132]&amp;&quot;-&quot;&amp;[.O132])&amp;IF(LEN([.AC132]&amp;[.AD132]&amp;[.AE132]&amp;[.AF132])&gt;0;&quot;-&quot;&amp;[.AC132]&amp;[.AD132]&amp;[.AE132]&amp;[.AF132];&quot;&quot;)" office:value-type="string" office:string-value="lindsay-handle-forest-04">
            <text:p>lindsay-handle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3]&amp;[.H133]&amp;[.I133]&amp;[.J133])&gt;0;[.C133]&amp;&quot;-&quot;&amp;[.D133]&amp;&quot;-&quot;&amp;[.G133]&amp;[.H133]&amp;[.I133]&amp;[.J133];[.C133]&amp;&quot;-&quot;&amp;[.N133]&amp;&quot;-&quot;&amp;[.O133])&amp;IF(LEN([.AC133]&amp;[.AD133]&amp;[.AE133]&amp;[.AF133])&gt;0;&quot;-&quot;&amp;[.AC133]&amp;[.AD133]&amp;[.AE133]&amp;[.AF133];&quot;&quot;)" office:value-type="string" office:string-value="lindsay-handle-forest-05">
            <text:p>lindsay-handle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4]&amp;[.H134]&amp;[.I134]&amp;[.J134])&gt;0;[.C134]&amp;&quot;-&quot;&amp;[.D134]&amp;&quot;-&quot;&amp;[.G134]&amp;[.H134]&amp;[.I134]&amp;[.J134];[.C134]&amp;&quot;-&quot;&amp;[.N134]&amp;&quot;-&quot;&amp;[.O134])&amp;IF(LEN([.AC134]&amp;[.AD134]&amp;[.AE134]&amp;[.AF134])&gt;0;&quot;-&quot;&amp;[.AC134]&amp;[.AD134]&amp;[.AE134]&amp;[.AF134];&quot;&quot;)" office:value-type="string" office:string-value="lindsay-handle-forest-06">
            <text:p>lindsay-handle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5]&amp;[.H135]&amp;[.I135]&amp;[.J135])&gt;0;[.C135]&amp;&quot;-&quot;&amp;[.D135]&amp;&quot;-&quot;&amp;[.G135]&amp;[.H135]&amp;[.I135]&amp;[.J135];[.C135]&amp;&quot;-&quot;&amp;[.N135]&amp;&quot;-&quot;&amp;[.O135])&amp;IF(LEN([.AC135]&amp;[.AD135]&amp;[.AE135]&amp;[.AF135])&gt;0;&quot;-&quot;&amp;[.AC135]&amp;[.AD135]&amp;[.AE135]&amp;[.AF135];&quot;&quot;)" office:value-type="string" office:string-value="lindsay-handle-forest-07">
            <text:p>lindsay-handle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soft but rough. <text:s/>Hm... neat line for a poem, mayb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6]&amp;[.H136]&amp;[.I136]&amp;[.J136])&gt;0;[.C136]&amp;&quot;-&quot;&amp;[.D136]&amp;&quot;-&quot;&amp;[.G136]&amp;[.H136]&amp;[.I136]&amp;[.J136];[.C136]&amp;&quot;-&quot;&amp;[.N136]&amp;&quot;-&quot;&amp;[.O136])&amp;IF(LEN([.AC136]&amp;[.AD136]&amp;[.AE136]&amp;[.AF136])&gt;0;&quot;-&quot;&amp;[.AC136]&amp;[.AD136]&amp;[.AE136]&amp;[.AF136];&quot;&quot;)" office:value-type="string" office:string-value="johnny-handle-forest-01">
            <text:p>johnny-handle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7]&amp;[.H137]&amp;[.I137]&amp;[.J137])&gt;0;[.C137]&amp;&quot;-&quot;&amp;[.D137]&amp;&quot;-&quot;&amp;[.G137]&amp;[.H137]&amp;[.I137]&amp;[.J137];[.C137]&amp;&quot;-&quot;&amp;[.N137]&amp;&quot;-&quot;&amp;[.O137])&amp;IF(LEN([.AC137]&amp;[.AD137]&amp;[.AE137]&amp;[.AF137])&gt;0;&quot;-&quot;&amp;[.AC137]&amp;[.AD137]&amp;[.AE137]&amp;[.AF137];&quot;&quot;)" office:value-type="string" office:string-value="johnny-handle-forest-02">
            <text:p>johnny-handle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8]&amp;[.H138]&amp;[.I138]&amp;[.J138])&gt;0;[.C138]&amp;&quot;-&quot;&amp;[.D138]&amp;&quot;-&quot;&amp;[.G138]&amp;[.H138]&amp;[.I138]&amp;[.J138];[.C138]&amp;&quot;-&quot;&amp;[.N138]&amp;&quot;-&quot;&amp;[.O138])&amp;IF(LEN([.AC138]&amp;[.AD138]&amp;[.AE138]&amp;[.AF138])&gt;0;&quot;-&quot;&amp;[.AC138]&amp;[.AD138]&amp;[.AE138]&amp;[.AF138];&quot;&quot;)" office:value-type="string" office:string-value="johnny-handle-forest-03">
            <text:p>johnny-handle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39]&amp;[.H139]&amp;[.I139]&amp;[.J139])&gt;0;[.C139]&amp;&quot;-&quot;&amp;[.D139]&amp;&quot;-&quot;&amp;[.G139]&amp;[.H139]&amp;[.I139]&amp;[.J139];[.C139]&amp;&quot;-&quot;&amp;[.N139]&amp;&quot;-&quot;&amp;[.O139])&amp;IF(LEN([.AC139]&amp;[.AD139]&amp;[.AE139]&amp;[.AF139])&gt;0;&quot;-&quot;&amp;[.AC139]&amp;[.AD139]&amp;[.AE139]&amp;[.AF139];&quot;&quot;)" office:value-type="string" office:string-value="johnny-handle-forest-04">
            <text:p>johnny-handle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0]&amp;[.H140]&amp;[.I140]&amp;[.J140])&gt;0;[.C140]&amp;&quot;-&quot;&amp;[.D140]&amp;&quot;-&quot;&amp;[.G140]&amp;[.H140]&amp;[.I140]&amp;[.J140];[.C140]&amp;&quot;-&quot;&amp;[.N140]&amp;&quot;-&quot;&amp;[.O140])&amp;IF(LEN([.AC140]&amp;[.AD140]&amp;[.AE140]&amp;[.AF140])&gt;0;&quot;-&quot;&amp;[.AC140]&amp;[.AD140]&amp;[.AE140]&amp;[.AF140];&quot;&quot;)" office:value-type="string" office:string-value="johnny-handle-forest-05">
            <text:p>johnny-handle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1]&amp;[.H141]&amp;[.I141]&amp;[.J141])&gt;0;[.C141]&amp;&quot;-&quot;&amp;[.D141]&amp;&quot;-&quot;&amp;[.G141]&amp;[.H141]&amp;[.I141]&amp;[.J141];[.C141]&amp;&quot;-&quot;&amp;[.N141]&amp;&quot;-&quot;&amp;[.O141])&amp;IF(LEN([.AC141]&amp;[.AD141]&amp;[.AE141]&amp;[.AF141])&gt;0;&quot;-&quot;&amp;[.AC141]&amp;[.AD141]&amp;[.AE141]&amp;[.AF141];&quot;&quot;)" office:value-type="string" office:string-value="johnny-handle-forest-06">
            <text:p>johnny-handle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2]&amp;[.H142]&amp;[.I142]&amp;[.J142])&gt;0;[.C142]&amp;&quot;-&quot;&amp;[.D142]&amp;&quot;-&quot;&amp;[.G142]&amp;[.H142]&amp;[.I142]&amp;[.J142];[.C142]&amp;&quot;-&quot;&amp;[.N142]&amp;&quot;-&quot;&amp;[.O142])&amp;IF(LEN([.AC142]&amp;[.AD142]&amp;[.AE142]&amp;[.AF142])&gt;0;&quot;-&quot;&amp;[.AC142]&amp;[.AD142]&amp;[.AE142]&amp;[.AF142];&quot;&quot;)" office:value-type="string" office:string-value="johnny-handle-forest-07">
            <text:p>johnny-handle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empting to carve "J + S" in one... but better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3]&amp;[.H143]&amp;[.I143]&amp;[.J143])&gt;0;[.C143]&amp;&quot;-&quot;&amp;[.D143]&amp;&quot;-&quot;&amp;[.G143]&amp;[.H143]&amp;[.I143]&amp;[.J143];[.C143]&amp;&quot;-&quot;&amp;[.N143]&amp;&quot;-&quot;&amp;[.O143])&amp;IF(LEN([.AC143]&amp;[.AD143]&amp;[.AE143]&amp;[.AF143])&gt;0;&quot;-&quot;&amp;[.AC143]&amp;[.AD143]&amp;[.AE143]&amp;[.AF143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4]&amp;[.H144]&amp;[.I144]&amp;[.J144])&gt;0;[.C144]&amp;&quot;-&quot;&amp;[.D144]&amp;&quot;-&quot;&amp;[.G144]&amp;[.H144]&amp;[.I144]&amp;[.J144];[.C144]&amp;&quot;-&quot;&amp;[.N144]&amp;&quot;-&quot;&amp;[.O144])&amp;IF(LEN([.AC144]&amp;[.AD144]&amp;[.AE144]&amp;[.AF144])&gt;0;&quot;-&quot;&amp;[.AC144]&amp;[.AD144]&amp;[.AE144]&amp;[.AF144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5]&amp;[.H145]&amp;[.I145]&amp;[.J145])&gt;0;[.C145]&amp;&quot;-&quot;&amp;[.D145]&amp;&quot;-&quot;&amp;[.G145]&amp;[.H145]&amp;[.I145]&amp;[.J145];[.C145]&amp;&quot;-&quot;&amp;[.N145]&amp;&quot;-&quot;&amp;[.O145])&amp;IF(LEN([.AC145]&amp;[.AD145]&amp;[.AE145]&amp;[.AF145])&gt;0;&quot;-&quot;&amp;[.AC145]&amp;[.AD145]&amp;[.AE145]&amp;[.AF145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6]&amp;[.H146]&amp;[.I146]&amp;[.J146])&gt;0;[.C146]&amp;&quot;-&quot;&amp;[.D146]&amp;&quot;-&quot;&amp;[.G146]&amp;[.H146]&amp;[.I146]&amp;[.J146];[.C146]&amp;&quot;-&quot;&amp;[.N146]&amp;&quot;-&quot;&amp;[.O146])&amp;IF(LEN([.AC146]&amp;[.AD146]&amp;[.AE146]&amp;[.AF146])&gt;0;&quot;-&quot;&amp;[.AC146]&amp;[.AD146]&amp;[.AE146]&amp;[.AF146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7]&amp;[.H147]&amp;[.I147]&amp;[.J147])&gt;0;[.C147]&amp;&quot;-&quot;&amp;[.D147]&amp;&quot;-&quot;&amp;[.G147]&amp;[.H147]&amp;[.I147]&amp;[.J147];[.C147]&amp;&quot;-&quot;&amp;[.N147]&amp;&quot;-&quot;&amp;[.O147])&amp;IF(LEN([.AC147]&amp;[.AD147]&amp;[.AE147]&amp;[.AF147])&gt;0;&quot;-&quot;&amp;[.AC147]&amp;[.AD147]&amp;[.AE147]&amp;[.AF147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8]&amp;[.H148]&amp;[.I148]&amp;[.J148])&gt;0;[.C148]&amp;&quot;-&quot;&amp;[.D148]&amp;&quot;-&quot;&amp;[.G148]&amp;[.H148]&amp;[.I148]&amp;[.J148];[.C148]&amp;&quot;-&quot;&amp;[.N148]&amp;&quot;-&quot;&amp;[.O148])&amp;IF(LEN([.AC148]&amp;[.AD148]&amp;[.AE148]&amp;[.AF148])&gt;0;&quot;-&quot;&amp;[.AC148]&amp;[.AD148]&amp;[.AE148]&amp;[.AF148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49]&amp;[.H149]&amp;[.I149]&amp;[.J149])&gt;0;[.C149]&amp;&quot;-&quot;&amp;[.D149]&amp;&quot;-&quot;&amp;[.G149]&amp;[.H149]&amp;[.I149]&amp;[.J149];[.C149]&amp;&quot;-&quot;&amp;[.N149]&amp;&quot;-&quot;&amp;[.O149])&amp;IF(LEN([.AC149]&amp;[.AD149]&amp;[.AE149]&amp;[.AF149])&gt;0;&quot;-&quot;&amp;[.AC149]&amp;[.AD149]&amp;[.AE149]&amp;[.AF149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been ages since I've climbed a tree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0]&amp;[.H150]&amp;[.I150]&amp;[.J150])&gt;0;[.C150]&amp;&quot;-&quot;&amp;[.D150]&amp;&quot;-&quot;&amp;[.G150]&amp;[.H150]&amp;[.I150]&amp;[.J150];[.C150]&amp;&quot;-&quot;&amp;[.N150]&amp;&quot;-&quot;&amp;[.O150])&amp;IF(LEN([.AC150]&amp;[.AD150]&amp;[.AE150]&amp;[.AF150])&gt;0;&quot;-&quot;&amp;[.AC150]&amp;[.AD150]&amp;[.AE150]&amp;[.AF150];&quot;&quot;)" office:value-type="string" office:string-value="sarah-handle-forest-01">
            <text:p>sarah-handle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1]&amp;[.H151]&amp;[.I151]&amp;[.J151])&gt;0;[.C151]&amp;&quot;-&quot;&amp;[.D151]&amp;&quot;-&quot;&amp;[.G151]&amp;[.H151]&amp;[.I151]&amp;[.J151];[.C151]&amp;&quot;-&quot;&amp;[.N151]&amp;&quot;-&quot;&amp;[.O151])&amp;IF(LEN([.AC151]&amp;[.AD151]&amp;[.AE151]&amp;[.AF151])&gt;0;&quot;-&quot;&amp;[.AC151]&amp;[.AD151]&amp;[.AE151]&amp;[.AF151];&quot;&quot;)" office:value-type="string" office:string-value="sarah-handle-forest-02">
            <text:p>sarah-handle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2]&amp;[.H152]&amp;[.I152]&amp;[.J152])&gt;0;[.C152]&amp;&quot;-&quot;&amp;[.D152]&amp;&quot;-&quot;&amp;[.G152]&amp;[.H152]&amp;[.I152]&amp;[.J152];[.C152]&amp;&quot;-&quot;&amp;[.N152]&amp;&quot;-&quot;&amp;[.O152])&amp;IF(LEN([.AC152]&amp;[.AD152]&amp;[.AE152]&amp;[.AF152])&gt;0;&quot;-&quot;&amp;[.AC152]&amp;[.AD152]&amp;[.AE152]&amp;[.AF152];&quot;&quot;)" office:value-type="string" office:string-value="sarah-handle-forest-03">
            <text:p>sarah-handle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3]&amp;[.H153]&amp;[.I153]&amp;[.J153])&gt;0;[.C153]&amp;&quot;-&quot;&amp;[.D153]&amp;&quot;-&quot;&amp;[.G153]&amp;[.H153]&amp;[.I153]&amp;[.J153];[.C153]&amp;&quot;-&quot;&amp;[.N153]&amp;&quot;-&quot;&amp;[.O153])&amp;IF(LEN([.AC153]&amp;[.AD153]&amp;[.AE153]&amp;[.AF153])&gt;0;&quot;-&quot;&amp;[.AC153]&amp;[.AD153]&amp;[.AE153]&amp;[.AF153];&quot;&quot;)" office:value-type="string" office:string-value="sarah-handle-forest-04">
            <text:p>sarah-handle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4]&amp;[.H154]&amp;[.I154]&amp;[.J154])&gt;0;[.C154]&amp;&quot;-&quot;&amp;[.D154]&amp;&quot;-&quot;&amp;[.G154]&amp;[.H154]&amp;[.I154]&amp;[.J154];[.C154]&amp;&quot;-&quot;&amp;[.N154]&amp;&quot;-&quot;&amp;[.O154])&amp;IF(LEN([.AC154]&amp;[.AD154]&amp;[.AE154]&amp;[.AF154])&gt;0;&quot;-&quot;&amp;[.AC154]&amp;[.AD154]&amp;[.AE154]&amp;[.AF154];&quot;&quot;)" office:value-type="string" office:string-value="sarah-handle-forest-05">
            <text:p>sarah-handle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5]&amp;[.H155]&amp;[.I155]&amp;[.J155])&gt;0;[.C155]&amp;&quot;-&quot;&amp;[.D155]&amp;&quot;-&quot;&amp;[.G155]&amp;[.H155]&amp;[.I155]&amp;[.J155];[.C155]&amp;&quot;-&quot;&amp;[.N155]&amp;&quot;-&quot;&amp;[.O155])&amp;IF(LEN([.AC155]&amp;[.AD155]&amp;[.AE155]&amp;[.AF155])&gt;0;&quot;-&quot;&amp;[.AC155]&amp;[.AD155]&amp;[.AE155]&amp;[.AF155];&quot;&quot;)" office:value-type="string" office:string-value="sarah-handle-forest-06">
            <text:p>sarah-handle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6]&amp;[.H156]&amp;[.I156]&amp;[.J156])&gt;0;[.C156]&amp;&quot;-&quot;&amp;[.D156]&amp;&quot;-&quot;&amp;[.G156]&amp;[.H156]&amp;[.I156]&amp;[.J156];[.C156]&amp;&quot;-&quot;&amp;[.N156]&amp;&quot;-&quot;&amp;[.O156])&amp;IF(LEN([.AC156]&amp;[.AD156]&amp;[.AE156]&amp;[.AF156])&gt;0;&quot;-&quot;&amp;[.AC156]&amp;[.AD156]&amp;[.AE156]&amp;[.AF156];&quot;&quot;)" office:value-type="string" office:string-value="sarah-handle-forest-07">
            <text:p>sarah-handle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But it's getting dark and we can always come back tomorr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7]&amp;[.H157]&amp;[.I157]&amp;[.J157])&gt;0;[.C157]&amp;&quot;-&quot;&amp;[.D157]&amp;&quot;-&quot;&amp;[.G157]&amp;[.H157]&amp;[.I157]&amp;[.J157];[.C157]&amp;&quot;-&quot;&amp;[.N157]&amp;&quot;-&quot;&amp;[.O157])&amp;IF(LEN([.AC157]&amp;[.AD157]&amp;[.AE157]&amp;[.AF157])&gt;0;&quot;-&quot;&amp;[.AC157]&amp;[.AD157]&amp;[.AE157]&amp;[.AF157];&quot;&quot;)" office:value-type="string" office:string-value="lindsay-talk-forest-01">
            <text:p>lindsay-talk-forest-01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8]&amp;[.H158]&amp;[.I158]&amp;[.J158])&gt;0;[.C158]&amp;&quot;-&quot;&amp;[.D158]&amp;&quot;-&quot;&amp;[.G158]&amp;[.H158]&amp;[.I158]&amp;[.J158];[.C158]&amp;&quot;-&quot;&amp;[.N158]&amp;&quot;-&quot;&amp;[.O158])&amp;IF(LEN([.AC158]&amp;[.AD158]&amp;[.AE158]&amp;[.AF158])&gt;0;&quot;-&quot;&amp;[.AC158]&amp;[.AD158]&amp;[.AE158]&amp;[.AF158];&quot;&quot;)" office:value-type="string" office:string-value="lindsay-talk-forest-02">
            <text:p>lindsay-talk-forest-02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59]&amp;[.H159]&amp;[.I159]&amp;[.J159])&gt;0;[.C159]&amp;&quot;-&quot;&amp;[.D159]&amp;&quot;-&quot;&amp;[.G159]&amp;[.H159]&amp;[.I159]&amp;[.J159];[.C159]&amp;&quot;-&quot;&amp;[.N159]&amp;&quot;-&quot;&amp;[.O159])&amp;IF(LEN([.AC159]&amp;[.AD159]&amp;[.AE159]&amp;[.AF159])&gt;0;&quot;-&quot;&amp;[.AC159]&amp;[.AD159]&amp;[.AE159]&amp;[.AF159];&quot;&quot;)" office:value-type="string" office:string-value="lindsay-talk-forest-03">
            <text:p>lindsay-talk-forest-03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0]&amp;[.H160]&amp;[.I160]&amp;[.J160])&gt;0;[.C160]&amp;&quot;-&quot;&amp;[.D160]&amp;&quot;-&quot;&amp;[.G160]&amp;[.H160]&amp;[.I160]&amp;[.J160];[.C160]&amp;&quot;-&quot;&amp;[.N160]&amp;&quot;-&quot;&amp;[.O160])&amp;IF(LEN([.AC160]&amp;[.AD160]&amp;[.AE160]&amp;[.AF160])&gt;0;&quot;-&quot;&amp;[.AC160]&amp;[.AD160]&amp;[.AE160]&amp;[.AF160];&quot;&quot;)" office:value-type="string" office:string-value="lindsay-talk-forest-04">
            <text:p>lindsay-talk-forest-04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1]&amp;[.H161]&amp;[.I161]&amp;[.J161])&gt;0;[.C161]&amp;&quot;-&quot;&amp;[.D161]&amp;&quot;-&quot;&amp;[.G161]&amp;[.H161]&amp;[.I161]&amp;[.J161];[.C161]&amp;&quot;-&quot;&amp;[.N161]&amp;&quot;-&quot;&amp;[.O161])&amp;IF(LEN([.AC161]&amp;[.AD161]&amp;[.AE161]&amp;[.AF161])&gt;0;&quot;-&quot;&amp;[.AC161]&amp;[.AD161]&amp;[.AE161]&amp;[.AF161];&quot;&quot;)" office:value-type="string" office:string-value="lindsay-talk-forest-05">
            <text:p>lindsay-talk-forest-05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2]&amp;[.H162]&amp;[.I162]&amp;[.J162])&gt;0;[.C162]&amp;&quot;-&quot;&amp;[.D162]&amp;&quot;-&quot;&amp;[.G162]&amp;[.H162]&amp;[.I162]&amp;[.J162];[.C162]&amp;&quot;-&quot;&amp;[.N162]&amp;&quot;-&quot;&amp;[.O162])&amp;IF(LEN([.AC162]&amp;[.AD162]&amp;[.AE162]&amp;[.AF162])&gt;0;&quot;-&quot;&amp;[.AC162]&amp;[.AD162]&amp;[.AE162]&amp;[.AF162];&quot;&quot;)" office:value-type="string" office:string-value="lindsay-talk-forest-06">
            <text:p>lindsay-talk-forest-06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3]&amp;[.H163]&amp;[.I163]&amp;[.J163])&gt;0;[.C163]&amp;&quot;-&quot;&amp;[.D163]&amp;&quot;-&quot;&amp;[.G163]&amp;[.H163]&amp;[.I163]&amp;[.J163];[.C163]&amp;&quot;-&quot;&amp;[.N163]&amp;&quot;-&quot;&amp;[.O163])&amp;IF(LEN([.AC163]&amp;[.AD163]&amp;[.AE163]&amp;[.AF163])&gt;0;&quot;-&quot;&amp;[.AC163]&amp;[.AD163]&amp;[.AE163]&amp;[.AF163];&quot;&quot;)" office:value-type="string" office:string-value="lindsay-talk-forest-07">
            <text:p>lindsay-talk-forest-07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ctually prefer the quiet. <text:s/>The forest is so seren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4]&amp;[.H164]&amp;[.I164]&amp;[.J164])&gt;0;[.C164]&amp;&quot;-&quot;&amp;[.D164]&amp;&quot;-&quot;&amp;[.G164]&amp;[.H164]&amp;[.I164]&amp;[.J164];[.C164]&amp;&quot;-&quot;&amp;[.N164]&amp;&quot;-&quot;&amp;[.O164])&amp;IF(LEN([.AC164]&amp;[.AD164]&amp;[.AE164]&amp;[.AF164])&gt;0;&quot;-&quot;&amp;[.AC164]&amp;[.AD164]&amp;[.AE164]&amp;[.AF164];&quot;&quot;)" office:value-type="string" office:string-value="johnny-talk-forest-01">
            <text:p>johnny-talk-forest-01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5]&amp;[.H165]&amp;[.I165]&amp;[.J165])&gt;0;[.C165]&amp;&quot;-&quot;&amp;[.D165]&amp;&quot;-&quot;&amp;[.G165]&amp;[.H165]&amp;[.I165]&amp;[.J165];[.C165]&amp;&quot;-&quot;&amp;[.N165]&amp;&quot;-&quot;&amp;[.O165])&amp;IF(LEN([.AC165]&amp;[.AD165]&amp;[.AE165]&amp;[.AF165])&gt;0;&quot;-&quot;&amp;[.AC165]&amp;[.AD165]&amp;[.AE165]&amp;[.AF165];&quot;&quot;)" office:value-type="string" office:string-value="johnny-talk-forest-02">
            <text:p>johnny-talk-forest-02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6]&amp;[.H166]&amp;[.I166]&amp;[.J166])&gt;0;[.C166]&amp;&quot;-&quot;&amp;[.D166]&amp;&quot;-&quot;&amp;[.G166]&amp;[.H166]&amp;[.I166]&amp;[.J166];[.C166]&amp;&quot;-&quot;&amp;[.N166]&amp;&quot;-&quot;&amp;[.O166])&amp;IF(LEN([.AC166]&amp;[.AD166]&amp;[.AE166]&amp;[.AF166])&gt;0;&quot;-&quot;&amp;[.AC166]&amp;[.AD166]&amp;[.AE166]&amp;[.AF166];&quot;&quot;)" office:value-type="string" office:string-value="johnny-talk-forest-03">
            <text:p>johnny-talk-forest-03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7]&amp;[.H167]&amp;[.I167]&amp;[.J167])&gt;0;[.C167]&amp;&quot;-&quot;&amp;[.D167]&amp;&quot;-&quot;&amp;[.G167]&amp;[.H167]&amp;[.I167]&amp;[.J167];[.C167]&amp;&quot;-&quot;&amp;[.N167]&amp;&quot;-&quot;&amp;[.O167])&amp;IF(LEN([.AC167]&amp;[.AD167]&amp;[.AE167]&amp;[.AF167])&gt;0;&quot;-&quot;&amp;[.AC167]&amp;[.AD167]&amp;[.AE167]&amp;[.AF167];&quot;&quot;)" office:value-type="string" office:string-value="johnny-talk-forest-04">
            <text:p>johnny-talk-forest-04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8]&amp;[.H168]&amp;[.I168]&amp;[.J168])&gt;0;[.C168]&amp;&quot;-&quot;&amp;[.D168]&amp;&quot;-&quot;&amp;[.G168]&amp;[.H168]&amp;[.I168]&amp;[.J168];[.C168]&amp;&quot;-&quot;&amp;[.N168]&amp;&quot;-&quot;&amp;[.O168])&amp;IF(LEN([.AC168]&amp;[.AD168]&amp;[.AE168]&amp;[.AF168])&gt;0;&quot;-&quot;&amp;[.AC168]&amp;[.AD168]&amp;[.AE168]&amp;[.AF168];&quot;&quot;)" office:value-type="string" office:string-value="johnny-talk-forest-05">
            <text:p>johnny-talk-forest-05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69]&amp;[.H169]&amp;[.I169]&amp;[.J169])&gt;0;[.C169]&amp;&quot;-&quot;&amp;[.D169]&amp;&quot;-&quot;&amp;[.G169]&amp;[.H169]&amp;[.I169]&amp;[.J169];[.C169]&amp;&quot;-&quot;&amp;[.N169]&amp;&quot;-&quot;&amp;[.O169])&amp;IF(LEN([.AC169]&amp;[.AD169]&amp;[.AE169]&amp;[.AF169])&gt;0;&quot;-&quot;&amp;[.AC169]&amp;[.AD169]&amp;[.AE169]&amp;[.AF169];&quot;&quot;)" office:value-type="string" office:string-value="johnny-talk-forest-06">
            <text:p>johnny-talk-forest-06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0]&amp;[.H170]&amp;[.I170]&amp;[.J170])&gt;0;[.C170]&amp;&quot;-&quot;&amp;[.D170]&amp;&quot;-&quot;&amp;[.G170]&amp;[.H170]&amp;[.I170]&amp;[.J170];[.C170]&amp;&quot;-&quot;&amp;[.N170]&amp;&quot;-&quot;&amp;[.O170])&amp;IF(LEN([.AC170]&amp;[.AD170]&amp;[.AE170]&amp;[.AF170])&gt;0;&quot;-&quot;&amp;[.AC170]&amp;[.AD170]&amp;[.AE170]&amp;[.AF170];&quot;&quot;)" office:value-type="string" office:string-value="johnny-talk-forest-07">
            <text:p>johnny-talk-forest-07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Echo!-o-o-o-o.... Nah, it's not wor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1]&amp;[.H171]&amp;[.I171]&amp;[.J171])&gt;0;[.C171]&amp;&quot;-&quot;&amp;[.D171]&amp;&quot;-&quot;&amp;[.G171]&amp;[.H171]&amp;[.I171]&amp;[.J171];[.C171]&amp;&quot;-&quot;&amp;[.N171]&amp;&quot;-&quot;&amp;[.O171])&amp;IF(LEN([.AC171]&amp;[.AD171]&amp;[.AE171]&amp;[.AF171])&gt;0;&quot;-&quot;&amp;[.AC171]&amp;[.AD171]&amp;[.AE171]&amp;[.AF171];&quot;&quot;)" office:value-type="string" office:string-value="sarah-talk-forest-01">
            <text:p>sarah-talk-forest-01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1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2]&amp;[.H172]&amp;[.I172]&amp;[.J172])&gt;0;[.C172]&amp;&quot;-&quot;&amp;[.D172]&amp;&quot;-&quot;&amp;[.G172]&amp;[.H172]&amp;[.I172]&amp;[.J172];[.C172]&amp;&quot;-&quot;&amp;[.N172]&amp;&quot;-&quot;&amp;[.O172])&amp;IF(LEN([.AC172]&amp;[.AD172]&amp;[.AE172]&amp;[.AF172])&gt;0;&quot;-&quot;&amp;[.AC172]&amp;[.AD172]&amp;[.AE172]&amp;[.AF172];&quot;&quot;)" office:value-type="string" office:string-value="sarah-talk-forest-02">
            <text:p>sarah-talk-forest-02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2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3]&amp;[.H173]&amp;[.I173]&amp;[.J173])&gt;0;[.C173]&amp;&quot;-&quot;&amp;[.D173]&amp;&quot;-&quot;&amp;[.G173]&amp;[.H173]&amp;[.I173]&amp;[.J173];[.C173]&amp;&quot;-&quot;&amp;[.N173]&amp;&quot;-&quot;&amp;[.O173])&amp;IF(LEN([.AC173]&amp;[.AD173]&amp;[.AE173]&amp;[.AF173])&gt;0;&quot;-&quot;&amp;[.AC173]&amp;[.AD173]&amp;[.AE173]&amp;[.AF173];&quot;&quot;)" office:value-type="string" office:string-value="sarah-talk-forest-03">
            <text:p>sarah-talk-forest-03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3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4]&amp;[.H174]&amp;[.I174]&amp;[.J174])&gt;0;[.C174]&amp;&quot;-&quot;&amp;[.D174]&amp;&quot;-&quot;&amp;[.G174]&amp;[.H174]&amp;[.I174]&amp;[.J174];[.C174]&amp;&quot;-&quot;&amp;[.N174]&amp;&quot;-&quot;&amp;[.O174])&amp;IF(LEN([.AC174]&amp;[.AD174]&amp;[.AE174]&amp;[.AF174])&gt;0;&quot;-&quot;&amp;[.AC174]&amp;[.AD174]&amp;[.AE174]&amp;[.AF174];&quot;&quot;)" office:value-type="string" office:string-value="sarah-talk-forest-04">
            <text:p>sarah-talk-forest-04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4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5]&amp;[.H175]&amp;[.I175]&amp;[.J175])&gt;0;[.C175]&amp;&quot;-&quot;&amp;[.D175]&amp;&quot;-&quot;&amp;[.G175]&amp;[.H175]&amp;[.I175]&amp;[.J175];[.C175]&amp;&quot;-&quot;&amp;[.N175]&amp;&quot;-&quot;&amp;[.O175])&amp;IF(LEN([.AC175]&amp;[.AD175]&amp;[.AE175]&amp;[.AF175])&gt;0;&quot;-&quot;&amp;[.AC175]&amp;[.AD175]&amp;[.AE175]&amp;[.AF175];&quot;&quot;)" office:value-type="string" office:string-value="sarah-talk-forest-05">
            <text:p>sarah-talk-forest-05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5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6]&amp;[.H176]&amp;[.I176]&amp;[.J176])&gt;0;[.C176]&amp;&quot;-&quot;&amp;[.D176]&amp;&quot;-&quot;&amp;[.G176]&amp;[.H176]&amp;[.I176]&amp;[.J176];[.C176]&amp;&quot;-&quot;&amp;[.N176]&amp;&quot;-&quot;&amp;[.O176])&amp;IF(LEN([.AC176]&amp;[.AD176]&amp;[.AE176]&amp;[.AF176])&gt;0;&quot;-&quot;&amp;[.AC176]&amp;[.AD176]&amp;[.AE176]&amp;[.AF176];&quot;&quot;)" office:value-type="string" office:string-value="sarah-talk-forest-06">
            <text:p>sarah-talk-forest-06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6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7]&amp;[.H177]&amp;[.I177]&amp;[.J177])&gt;0;[.C177]&amp;&quot;-&quot;&amp;[.D177]&amp;&quot;-&quot;&amp;[.G177]&amp;[.H177]&amp;[.I177]&amp;[.J177];[.C177]&amp;&quot;-&quot;&amp;[.N177]&amp;&quot;-&quot;&amp;[.O177])&amp;IF(LEN([.AC177]&amp;[.AD177]&amp;[.AE177]&amp;[.AF177])&gt;0;&quot;-&quot;&amp;[.AC177]&amp;[.AD177]&amp;[.AE177]&amp;[.AF177];&quot;&quot;)" office:value-type="string" office:string-value="sarah-talk-forest-07">
            <text:p>sarah-talk-forest-07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forest-07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ello? <text:s/>Anybody there? <text:s/>...Guess no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8]&amp;[.H178]&amp;[.I178]&amp;[.J178])&gt;0;[.C178]&amp;&quot;-&quot;&amp;[.D178]&amp;&quot;-&quot;&amp;[.G178]&amp;[.H178]&amp;[.I178]&amp;[.J178];[.C178]&amp;&quot;-&quot;&amp;[.N178]&amp;&quot;-&quot;&amp;[.O178])&amp;IF(LEN([.AC178]&amp;[.AD178]&amp;[.AE178]&amp;[.AF178])&gt;0;&quot;-&quot;&amp;[.AC178]&amp;[.AD178]&amp;[.AE178]&amp;[.AF178];&quot;&quot;)" office:value-type="string" office:string-value="lindsay-talk-stick">
            <text:p>lindsay-talk-stick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a STICK! <text:s/>Tee he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79]&amp;[.H179]&amp;[.I179]&amp;[.J179])&gt;0;[.C179]&amp;&quot;-&quot;&amp;[.D179]&amp;&quot;-&quot;&amp;[.G179]&amp;[.H179]&amp;[.I179]&amp;[.J179];[.C179]&amp;&quot;-&quot;&amp;[.N179]&amp;&quot;-&quot;&amp;[.O179])&amp;IF(LEN([.AC179]&amp;[.AD179]&amp;[.AE179]&amp;[.AF179])&gt;0;&quot;-&quot;&amp;[.AC179]&amp;[.AD179]&amp;[.AE179]&amp;[.AF179];&quot;&quot;)" office:value-type="string" office:string-value="johnny-talk-stick">
            <text:p>johnny-talk-stick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am Groot? <text:s/>Nope, noth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80]&amp;[.H180]&amp;[.I180]&amp;[.J180])&gt;0;[.C180]&amp;&quot;-&quot;&amp;[.D180]&amp;&quot;-&quot;&amp;[.G180]&amp;[.H180]&amp;[.I180]&amp;[.J180];[.C180]&amp;&quot;-&quot;&amp;[.N180]&amp;&quot;-&quot;&amp;[.O180])&amp;IF(LEN([.AC180]&amp;[.AD180]&amp;[.AE180]&amp;[.AF180])&gt;0;&quot;-&quot;&amp;[.AC180]&amp;[.AD180]&amp;[.AE180]&amp;[.AF180];&quot;&quot;)" office:value-type="string" office:string-value="sarah-talk-stick">
            <text:p>sarah-talk-stick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 office:value-type="string">
            <text:p>stick</text:p>
          </table:table-cell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Somehow I don't imagine it would be a very stimulating conversation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181]&amp;[.H181]&amp;[.I181]&amp;[.J181])&gt;0;[.C181]&amp;&quot;-&quot;&amp;[.D181]&amp;&quot;-&quot;&amp;[.G181]&amp;[.H181]&amp;[.I181]&amp;[.J181];[.C181]&amp;&quot;-&quot;&amp;[.N181]&amp;&quot;-&quot;&amp;[.O181])&amp;IF(LEN([.AC181]&amp;[.AD181]&amp;[.AE181]&amp;[.AF181])&gt;0;&quot;-&quot;&amp;[.AC181]&amp;[.AD181]&amp;[.AE181]&amp;[.AF181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... white - and moving - deeper into the fores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2]&amp;[.H182]&amp;[.I182]&amp;[.J182])&gt;0;[.C182]&amp;&quot;-&quot;&amp;[.D182]&amp;&quot;-&quot;&amp;[.G182]&amp;[.H182]&amp;[.I182]&amp;[.J182];[.C182]&amp;&quot;-&quot;&amp;[.N182]&amp;&quot;-&quot;&amp;[.O182])&amp;IF(LEN([.AC182]&amp;[.AD182]&amp;[.AE182]&amp;[.AF182])&gt;0;&quot;-&quot;&amp;[.AC182]&amp;[.AD182]&amp;[.AE182]&amp;[.AF182];&quot;&quot;)" office:value-type="string" office:string-value="lindsay-look-queen">
            <text:p>lindsay-look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 trees are too thick to go over there, thoug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3]&amp;[.H183]&amp;[.I183]&amp;[.J183])&gt;0;[.C183]&amp;&quot;-&quot;&amp;[.D183]&amp;&quot;-&quot;&amp;[.G183]&amp;[.H183]&amp;[.I183]&amp;[.J183];[.C183]&amp;&quot;-&quot;&amp;[.N183]&amp;&quot;-&quot;&amp;[.O183])&amp;IF(LEN([.AC183]&amp;[.AD183]&amp;[.AE183]&amp;[.AF183])&gt;0;&quot;-&quot;&amp;[.AC183]&amp;[.AD183]&amp;[.AE183]&amp;[.AF183];&quot;&quot;)" office:value-type="string" office:string-value="johnny-look-queen">
            <text:p>johnny-look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there, but there are too many trees to get clos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4]&amp;[.H184]&amp;[.I184]&amp;[.J184])&gt;0;[.C184]&amp;&quot;-&quot;&amp;[.D184]&amp;&quot;-&quot;&amp;[.G184]&amp;[.H184]&amp;[.I184]&amp;[.J184];[.C184]&amp;&quot;-&quot;&amp;[.N184]&amp;&quot;-&quot;&amp;[.O184])&amp;IF(LEN([.AC184]&amp;[.AD184]&amp;[.AE184]&amp;[.AF184])&gt;0;&quot;-&quot;&amp;[.AC184]&amp;[.AD184]&amp;[.AE184]&amp;[.AF184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There's something out there where the brush gets dens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5]&amp;[.H185]&amp;[.I185]&amp;[.J185])&gt;0;[.C185]&amp;&quot;-&quot;&amp;[.D185]&amp;&quot;-&quot;&amp;[.G185]&amp;[.H185]&amp;[.I185]&amp;[.J185];[.C185]&amp;&quot;-&quot;&amp;[.N185]&amp;&quot;-&quot;&amp;[.O185])&amp;IF(LEN([.AC185]&amp;[.AD185]&amp;[.AE185]&amp;[.AF185])&gt;0;&quot;-&quot;&amp;[.AC185]&amp;[.AD185]&amp;[.AE185]&amp;[.AF185];&quot;&quot;)" office:value-type="string" office:string-value="sarah-look-queen">
            <text:p>sarah-look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ould almost swear that it's closer n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6]&amp;[.H186]&amp;[.I186]&amp;[.J186])&gt;0;[.C186]&amp;&quot;-&quot;&amp;[.D186]&amp;&quot;-&quot;&amp;[.G186]&amp;[.H186]&amp;[.I186]&amp;[.J186];[.C186]&amp;&quot;-&quot;&amp;[.N186]&amp;&quot;-&quot;&amp;[.O186])&amp;IF(LEN([.AC186]&amp;[.AD186]&amp;[.AE186]&amp;[.AF186])&gt;0;&quot;-&quot;&amp;[.AC186]&amp;[.AD186]&amp;[.AE186]&amp;[.AF186];&quot;&quot;)" office:value-type="string" office:string-value="lindsay-handle-queen">
            <text:p>lindsay-handle-queen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Maybe if I had arms like Elastigirl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7]&amp;[.H187]&amp;[.I187]&amp;[.J187])&gt;0;[.C187]&amp;&quot;-&quot;&amp;[.D187]&amp;&quot;-&quot;&amp;[.G187]&amp;[.H187]&amp;[.I187]&amp;[.J187];[.C187]&amp;&quot;-&quot;&amp;[.N187]&amp;&quot;-&quot;&amp;[.O187])&amp;IF(LEN([.AC187]&amp;[.AD187]&amp;[.AE187]&amp;[.AF187])&gt;0;&quot;-&quot;&amp;[.AC187]&amp;[.AD187]&amp;[.AE187]&amp;[.AF187];&quot;&quot;)" office:value-type="string" office:string-value="johnny-handle-queen">
            <text:p>johnny-handle-queen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moves quickly. <text:s/>Even if I could reach it, I'm not sure I could catch i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8]&amp;[.H188]&amp;[.I188]&amp;[.J188])&gt;0;[.C188]&amp;&quot;-&quot;&amp;[.D188]&amp;&quot;-&quot;&amp;[.G188]&amp;[.H188]&amp;[.I188]&amp;[.J188];[.C188]&amp;&quot;-&quot;&amp;[.N188]&amp;&quot;-&quot;&amp;[.O188])&amp;IF(LEN([.AC188]&amp;[.AD188]&amp;[.AE188]&amp;[.AF188])&gt;0;&quot;-&quot;&amp;[.AC188]&amp;[.AD188]&amp;[.AE188]&amp;[.AF188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oo far awa-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72~,~57</text:p>
          </table:table-cell>
          <table:table-cell table:style-name="ce136"/>
          <table:table-cell table:style-name="ce136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89]&amp;[.H189]&amp;[.I189]&amp;[.J189])&gt;0;[.C189]&amp;&quot;-&quot;&amp;[.D189]&amp;&quot;-&quot;&amp;[.G189]&amp;[.H189]&amp;[.I189]&amp;[.J189];[.C189]&amp;&quot;-&quot;&amp;[.N189]&amp;&quot;-&quot;&amp;[.O189])&amp;IF(LEN([.AC189]&amp;[.AD189]&amp;[.AE189]&amp;[.AF189])&gt;0;&quot;-&quot;&amp;[.AC189]&amp;[.AD189]&amp;[.AE189]&amp;[.AF189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Well, that's ... very odd. <text:s/>My fingers just tingled, and</text:p>
          </table:table-cell>
          <table:table-cell table:style-name="ce117" office:value-type="string">
            <text:p>Value</text:p>
          </table:table-cell>
          <table:table-cell table:style-name="ce117" office:value-type="string">
            <text:p>Variables</text:p>
          </table:table-cell>
          <table:table-cell table:style-name="ce117" office:value-type="string">
            <text:p>queenTemp</text:p>
          </table:table-cell>
          <table:table-cell table:style-name="ce136"/>
          <table:table-cell table:style-name="ce136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0]&amp;[.H190]&amp;[.I190]&amp;[.J190])&gt;0;[.C190]&amp;&quot;-&quot;&amp;[.D190]&amp;&quot;-&quot;&amp;[.G190]&amp;[.H190]&amp;[.I190]&amp;[.J190];[.C190]&amp;&quot;-&quot;&amp;[.N190]&amp;&quot;-&quot;&amp;[.O190])&amp;IF(LEN([.AC190]&amp;[.AD190]&amp;[.AE190]&amp;[.AF190])&gt;0;&quot;-&quot;&amp;[.AC190]&amp;[.AD190]&amp;[.AE190]&amp;[.AF190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lost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 almost felt as though... no, I must have imagined it.</text:p>
          </table:table-cell>
          <table:table-cell table:style-name="ce117" office:value-type="string">
            <text:p>Faerie Queen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Label</text:p>
          </table:table-cell>
          <table:table-cell table:style-name="ce136"/>
          <table:table-cell table:style-name="ce136" office:value-type="string">
            <text:p>queen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1]&amp;[.H191]&amp;[.I191]&amp;[.J191])&gt;0;[.C191]&amp;&quot;-&quot;&amp;[.D191]&amp;&quot;-&quot;&amp;[.G191]&amp;[.H191]&amp;[.I191]&amp;[.J191];[.C191]&amp;&quot;-&quot;&amp;[.N191]&amp;&quot;-&quot;&amp;[.O191])&amp;IF(LEN([.AC191]&amp;[.AD191]&amp;[.AE191]&amp;[.AF191])&gt;0;&quot;-&quot;&amp;[.AC191]&amp;[.AD191]&amp;[.AE191]&amp;[.AF191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office:value-type="string">
            <text:p>qSpeech</text:p>
          </table:table-cell>
          <table:table-cell office:value-type="string">
            <text:p>teamState == queenTemp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2]&amp;[.H192]&amp;[.I192]&amp;[.J192])&gt;0;[.C192]&amp;&quot;-&quot;&amp;[.D192]&amp;&quot;-&quot;&amp;[.G192]&amp;[.H192]&amp;[.I192]&amp;[.J192];[.C192]&amp;&quot;-&quot;&amp;[.N192]&amp;&quot;-&quot;&amp;[.O192])&amp;IF(LEN([.AC192]&amp;[.AD192]&amp;[.AE192]&amp;[.AF192])&gt;0;&quot;-&quot;&amp;[.AC192]&amp;[.AD192]&amp;[.AE192]&amp;[.AF192];&quot;&quot;)" office:value-type="string" office:string-value="sarah-handle-queen">
            <text:p>sarah-handle-queen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don't know what she might do if I did that again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193]&amp;[.H193]&amp;[.I193]&amp;[.J193])&gt;0;[.C193]&amp;&quot;-&quot;&amp;[.D193]&amp;&quot;-&quot;&amp;[.G193]&amp;[.H193]&amp;[.I193]&amp;[.J193];[.C193]&amp;&quot;-&quot;&amp;[.N193]&amp;&quot;-&quot;&amp;[.O193])&amp;IF(LEN([.AC193]&amp;[.AD193]&amp;[.AE193]&amp;[.AF193])&gt;0;&quot;-&quot;&amp;[.AC193]&amp;[.AD193]&amp;[.AE193]&amp;[.AF193];&quot;&quot;)" office:value-type="string" office:string-value="DEFAULT-look-queen">
            <text:p>DEFAULT-loo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loo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 shimmering ball of light with gossamer wing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re it goes again. <text:s/>My fingers are tingling. <text:s/>And..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65~,~72</text:p>
          </table:table-cell>
          <table:table-cell table:style-name="ce136"/>
          <table:table-cell table:style-name="ce136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...oh m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Human. <text:s/>You must stop this at onc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Wha - what are you?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Ahem. <text:s/>I think you mean "who"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Yes, sorry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am Queen Amai.</text:p>
          </table:table-cell>
          <table:table-cell table:style-name="ce117" table:number-columns-repeated="3"/>
          <table:table-cell table:style-name="ce136" table:number-columns-repeated="2"/>
          <table:table-cell table:number-columns-repeated="2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at's... interesting and all. <text:s/>But actually, I think "what" was a perfectly valid question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Johnny! <text:s/>Don't be offensive. <text:s/>Your Majesty... what he means to say is that we've never seen a person like yourself before. <text:s/>You called me "human" and don't appear to be human yourself. <text:s/>So please... what are you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at's what I just asked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8">
            <text:p>80%</text:p>
          </table:table-cell>
          <table:table-cell office:value-type="string">
            <text:p>Yes, but you weren't very polite about it.</text:p>
          </table:table-cell>
          <table:table-cell table:style-name="ce117" table:number-columns-repeated="3"/>
          <table:table-cell table:style-name="ce136" table:number-columns-repeated="2"/>
          <table:table-cell table:number-columns-repeated="2"/>
          <table:table-cell office:value-type="float" office:value="1">
            <text:p>1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You are right, I am not a human. <text:s/>I am Fae. <text:s/>And it is to be expected that you have never seen a Fae before, as we don't exist in your realm.</text:p>
          </table:table-cell>
          <table:table-cell table:style-name="ce117" table:number-columns-repeated="3"/>
          <table:table-cell table:style-name="ce136" table:number-columns-repeated="2"/>
          <table:table-cell table:number-columns-repeated="2"/>
          <table:table-cell office:value-type="float" office:value="1.5">
            <text:p>1.5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'm sorry, but... that doesn't make any sense. <text:s/>Do you mean you don't normally exist in our realm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I do not. <text:s/>I suppose it was an accident, then, but... you have wandered into our realm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Oh. <text:s/>Huh. <text:s/>Do you think you could tell us how to wander out?</text:p>
          </table:table-cell>
          <table:table-cell table:style-name="ce117" table:number-columns-repeated="3"/>
          <table:table-cell table:style-name="ce136" table:number-columns-repeated="2"/>
          <table:table-cell table:number-columns-repeated="2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75">
            <text:p>75%</text:p>
          </table:table-cell>
          <table:table-cell office:value-type="string">
            <text:p>I could..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">
            <text:p>30%</text:p>
          </table:table-cell>
          <table:table-cell office:value-type="string">
            <text:p>But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But it isn't very often that humans find their way here. <text:s/>And there so happens to be an important task that cannot be done by any Fae. <text:s/>If you do this thing for us, then I will gladly help you leav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No, please, we need to get hom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'm afraid I cannot pass up this opportunity. <text:s/>My own son, the Crown Prince... he has been taken captive. <text:s/>Or... killed. <text:s/>But I must know which. <text:s/>He must be rescued, or avenged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Surely there's nothing we can do that you cannot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If only that were so. <text:s/>But many years ago, another human entered this realm. <text:s/>And once here, he devised some magical means by which to render us helpless. <text:s/>He created a beacon, to call us in, and a weapon to make us lose our power if we got too close. <text:s/>He caught several Fae in his trap before we realized there was even any danger. <text:s/>Once we did, we stayed away. <text:s/>There was no sense risking more Fae to his evils. <text:s/>Instead, we waited a hundred and fifty years. <text:s/>Mortal life-spans are so short; it should have been safe. <text:s/>Prince Ril claimed the honour of entering the wizard's demesne. <text:s/>But he, too, did not return. <text:s/>We cannot risk another, but what if Ril still lives?</text:p>
          </table:table-cell>
          <table:table-cell table:style-name="ce117" table:number-columns-repeated="3"/>
          <table:table-cell table:style-name="ce136" table:number-columns-repeated="2"/>
          <table:table-cell table:number-columns-repeated="2"/>
          <table:table-cell office:value-type="float" office:value="2">
            <text:p>2</text:p>
          </table:table-cell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m sure we'd love to help, but it's no safer for us -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But it is! <text:s/>His magics are aimed against the Fae onl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How can you know that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hy, you've already wandered through his trap and never even noticed it. <text:s/>It will not touch you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unds like a swell guy. <text:s/>What if he tries to kill us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He is surely dead. <text:s/>But even if not - you are not without defenses. <text:s/>Humans have innate magics, the purple one has already displayed hers..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hat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0.55">
            <text:p>55%</text:p>
          </table:table-cell>
          <table:table-cell office:value-type="string">
            <text:p>Your magic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orry to disappoint you, but humans don't have magic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2">
            <text:p>200%</text:p>
          </table:table-cell>
          <table:table-cell office:value-type="string">
            <text:p>In this realm, you do. <text:s/>I cannot tell you what it is, except that it will be innately tied to your personality. <text:s/>When you try to do something that would otherwise be impossible... here, it will be possible for you. <text:s/>The purple one -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ara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3.5">
            <text:p>350%</text:p>
          </table:table-cell>
          <table:table-cell office:value-type="string">
            <text:p>The... the Sarah, her magic is to teleport things a short distance. <text:s/>I felt it when she pulled me. <text:s/>If a Fae enters the wizard's demense, they become completely helpless within minutes, and so weak-willed that they willingly go further into the trap no matter the pleas of the rest of us. <text:s/>You, I can see were not affected in either manner. <text:s/>And your magics may serve to further protect you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It's still dangerous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75">
            <text:p>175%</text:p>
          </table:table-cell>
          <table:table-cell office:value-type="string">
            <text:p>That is true, human. <text:s/>However, I cannot allow you to leave otherwise. <text:s/>Your lives - or perhaps the life of just one of you - cannot be weighed against the life of my son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're a coward, not to go yourself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Johnny!</text:p>
          </table:table-cell>
          <table:table-cell table:style-name="ce117" office:value-type="string">
            <text:p>Allowed</text:p>
          </table:table-cell>
          <table:table-cell table:style-name="ce117" office:value-type="string">
            <text:p>Actions</text:p>
          </table:table-cell>
          <table:table-cell table:style-name="ce117" office:value-type="float" office:value="1">
            <text:p>1</text:p>
          </table:table-cell>
          <table:table-cell table:style-name="ce136" office:value-type="string">
            <text:p>Character~,~ID</text:p>
          </table:table-cell>
          <table:table-cell table:style-name="ce136" office:value-type="string">
            <text:p>sarah~,~pull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That may be true. <text:s/>And yet my life would certainly be lost, while yours only might be. <text:s/>I will not change my mind.</text:p>
          </table:table-cell>
          <table:table-cell table:style-name="ce117" office:value-type="string">
            <text:p>Value</text:p>
          </table:table-cell>
          <table:table-cell table:style-name="ce117" office:value-type="string">
            <text:p>Variables</text:p>
          </table:table-cell>
          <table:table-cell table:style-name="ce117" office:value-type="string">
            <text:p>queen</text:p>
          </table:table-cell>
          <table:table-cell table:style-name="ce136"/>
          <table:table-cell table:style-name="ce136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qSpeech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peak to me again when you are ready to help.</text:p>
          </table:table-cell>
          <table:table-cell table:style-name="ce117" table:number-columns-repeated="3"/>
          <table:table-cell table:style-name="ce136" table:number-columns-repeated="2"/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235]&amp;[.H235]&amp;[.I235]&amp;[.J235])&gt;0;[.C235]&amp;&quot;-&quot;&amp;[.D235]&amp;&quot;-&quot;&amp;[.G235]&amp;[.H235]&amp;[.I235]&amp;[.J235];[.C235]&amp;&quot;-&quot;&amp;[.N235]&amp;&quot;-&quot;&amp;[.O235])&amp;IF(LEN([.AC235]&amp;[.AD235]&amp;[.AE235]&amp;[.AF235])&gt;0;&quot;-&quot;&amp;[.AC235]&amp;[.AD235]&amp;[.AE235]&amp;[.AF235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should talk to the others before making any decision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6]&amp;[.H236]&amp;[.I236]&amp;[.J236])&gt;0;[.C236]&amp;&quot;-&quot;&amp;[.D236]&amp;&quot;-&quot;&amp;[.G236]&amp;[.H236]&amp;[.I236]&amp;[.J236];[.C236]&amp;&quot;-&quot;&amp;[.N236]&amp;&quot;-&quot;&amp;[.O236])&amp;IF(LEN([.AC236]&amp;[.AD236]&amp;[.AE236]&amp;[.AF236])&gt;0;&quot;-&quot;&amp;[.AC236]&amp;[.AD236]&amp;[.AE236]&amp;[.AF236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7]&amp;[.H237]&amp;[.I237]&amp;[.J237])&gt;0;[.C237]&amp;&quot;-&quot;&amp;[.D237]&amp;&quot;-&quot;&amp;[.G237]&amp;[.H237]&amp;[.I237]&amp;[.J237];[.C237]&amp;&quot;-&quot;&amp;[.N237]&amp;&quot;-&quot;&amp;[.O237])&amp;IF(LEN([.AC237]&amp;[.AD237]&amp;[.AE237]&amp;[.AF237])&gt;0;&quot;-&quot;&amp;[.AC237]&amp;[.AD237]&amp;[.AE237]&amp;[.AF237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8]&amp;[.H238]&amp;[.I238]&amp;[.J238])&gt;0;[.C238]&amp;&quot;-&quot;&amp;[.D238]&amp;&quot;-&quot;&amp;[.G238]&amp;[.H238]&amp;[.I238]&amp;[.J238];[.C238]&amp;&quot;-&quot;&amp;[.N238]&amp;&quot;-&quot;&amp;[.O238])&amp;IF(LEN([.AC238]&amp;[.AD238]&amp;[.AE238]&amp;[.AF238])&gt;0;&quot;-&quot;&amp;[.AC238]&amp;[.AD238]&amp;[.AE238]&amp;[.AF238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39]&amp;[.H239]&amp;[.I239]&amp;[.J239])&gt;0;[.C239]&amp;&quot;-&quot;&amp;[.D239]&amp;&quot;-&quot;&amp;[.G239]&amp;[.H239]&amp;[.I239]&amp;[.J239];[.C239]&amp;&quot;-&quot;&amp;[.N239]&amp;&quot;-&quot;&amp;[.O239])&amp;IF(LEN([.AC239]&amp;[.AD239]&amp;[.AE239]&amp;[.AF239])&gt;0;&quot;-&quot;&amp;[.AC239]&amp;[.AD239]&amp;[.AE239]&amp;[.AF239];&quot;&quot;)" office:value-type="string" office:string-value="DEFAULT-talk-lindsay">
            <text:p>DEFAULT-talk-lindsa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40]&amp;[.H240]&amp;[.I240]&amp;[.J240])&gt;0;[.C240]&amp;&quot;-&quot;&amp;[.D240]&amp;&quot;-&quot;&amp;[.G240]&amp;[.H240]&amp;[.I240]&amp;[.J240];[.C240]&amp;&quot;-&quot;&amp;[.N240]&amp;&quot;-&quot;&amp;[.O240])&amp;IF(LEN([.AC240]&amp;[.AD240]&amp;[.AE240]&amp;[.AF240])&gt;0;&quot;-&quot;&amp;[.AC240]&amp;[.AD240]&amp;[.AE240]&amp;[.AF240];&quot;&quot;)" office:value-type="string" office:string-value="DEFAULT-talk-johnny">
            <text:p>DEFAULT-talk-johnny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41]&amp;[.H241]&amp;[.I241]&amp;[.J241])&gt;0;[.C241]&amp;&quot;-&quot;&amp;[.D241]&amp;&quot;-&quot;&amp;[.G241]&amp;[.H241]&amp;[.I241]&amp;[.J241];[.C241]&amp;&quot;-&quot;&amp;[.N241]&amp;&quot;-&quot;&amp;[.O241])&amp;IF(LEN([.AC241]&amp;[.AD241]&amp;[.AE241]&amp;[.AF241])&gt;0;&quot;-&quot;&amp;[.AC241]&amp;[.AD241]&amp;[.AE241]&amp;[.AF241];&quot;&quot;)" office:value-type="string" office:string-value="DEFAULT-talk-sarah">
            <text:p>DEFAULT-talk-sarah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 office:value-type="string">
            <text:p>discussQueen</text:p>
          </table:table-cell>
          <table:table-cell office:value-type="string">
            <text:p>teamState == queenDecided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4"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You know we can't trust her. <text:s/>I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we have any choic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We stumbled into this world. <text:s/>Surely if we walk around enough, we can stumble back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1.25">
            <text:p>125%</text:p>
          </table:table-cell>
          <table:table-cell office:value-type="string">
            <text:p>I don't think it's that easy. <text:s/>I've been in this forest dozens of times and never gotten lost like thi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And we took the same path out as in, so we've missed it at least once alread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And we've wandered around enough that we have no idea where to even start loo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the fastest way out is just to help h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But what if she brought us here herself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don't think that changes anything, si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need to get back in case there's a call about my mom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yea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She'll be OK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33">
            <text:p>33%</text:p>
          </table:table-cell>
          <table:table-cell office:value-type="string">
            <text:p>...su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o we're doing it, huh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office:value-type="string">
            <text:p>discussQueen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table:number-columns-repeated="4"/>
          <table:table-cell table:content-validation-name="val8"/>
          <table:table-cell table:number-columns-repeated="2"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really don't think we have any choice.</text:p>
          </table:table-cell>
          <table:table-cell table:style-name="ce117" office:value-type="string">
            <text:p>Value</text:p>
          </table:table-cell>
          <table:table-cell table:style-name="ce117" office:value-type="string">
            <text:p>Variables</text:p>
          </table:table-cell>
          <table:table-cell table:style-name="ce117" office:value-type="string">
            <text:p>queenDecided</text:p>
          </table:table-cell>
          <table:table-cell table:style-name="ce136"/>
          <table:table-cell table:style-name="ce136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 table:number-columns-repeated="989"/>
        </table:table-row>
        <table:table-row table:style-name="ro2">
          <table:table-cell table:formula="of:=IF(LEN([.G257]&amp;[.H257]&amp;[.I257]&amp;[.J257])&gt;0;[.C257]&amp;&quot;-&quot;&amp;[.D257]&amp;&quot;-&quot;&amp;[.G257]&amp;[.H257]&amp;[.I257]&amp;[.J257];[.C257]&amp;&quot;-&quot;&amp;[.N257]&amp;&quot;-&quot;&amp;[.O257])&amp;IF(LEN([.AC257]&amp;[.AD257]&amp;[.AE257]&amp;[.AF257])&gt;0;&quot;-&quot;&amp;[.AC257]&amp;[.AD257]&amp;[.AE257]&amp;[.AF257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All right, we've agreed. <text:s/>We'll help you.</text:p>
          </table:table-cell>
          <table:table-cell table:style-name="ce117" office:value-type="string">
            <text:p>Value</text:p>
          </table:table-cell>
          <table:table-cell table:style-name="ce117" office:value-type="string">
            <text:p>Variables</text:p>
          </table:table-cell>
          <table:table-cell table:style-name="ce117" office:value-type="string">
            <text:p>cabin</text:p>
          </table:table-cell>
          <table:table-cell table:style-name="ce136"/>
          <table:table-cell table:style-name="ce136" office:value-type="string">
            <text:p>teamState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58]&amp;[.H258]&amp;[.I258]&amp;[.J258])&gt;0;[.C258]&amp;&quot;-&quot;&amp;[.D258]&amp;&quot;-&quot;&amp;[.G258]&amp;[.H258]&amp;[.I258]&amp;[.J258];[.C258]&amp;&quot;-&quot;&amp;[.N258]&amp;&quot;-&quot;&amp;[.O258])&amp;IF(LEN([.AC258]&amp;[.AD258]&amp;[.AE258]&amp;[.AF258])&gt;0;&quot;-&quot;&amp;[.AC258]&amp;[.AD258]&amp;[.AE258]&amp;[.AF258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queen</text:p>
          </table:table-cell>
          <table:table-cell table:content-validation-name="val10"/>
          <table:table-cell/>
          <table:table-cell office:value-type="string">
            <text:p>So be it. <text:s/>Follow me.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3~,~85</text:p>
          </table:table-cell>
          <table:table-cell table:style-name="ce136"/>
          <table:table-cell table:style-name="ce136" office:value-type="string">
            <text:p>queen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59]&amp;[.H259]&amp;[.I259]&amp;[.J259])&gt;0;[.C259]&amp;&quot;-&quot;&amp;[.D259]&amp;&quot;-&quot;&amp;[.G259]&amp;[.H259]&amp;[.I259]&amp;[.J259];[.C259]&amp;&quot;-&quot;&amp;[.N259]&amp;&quot;-&quot;&amp;[.O259])&amp;IF(LEN([.AC259]&amp;[.AD259]&amp;[.AE259]&amp;[.AF259])&gt;0;&quot;-&quot;&amp;[.AC259]&amp;[.AD259]&amp;[.AE259]&amp;[.AF259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Visible</text:p>
          </table:table-cell>
          <table:table-cell table:style-name="ce117" office:value-type="string">
            <text:p>Characters</text:p>
          </table:table-cell>
          <table:table-cell table:style-name="ce117" office:value-type="float" office:value="0">
            <text:p>0</text:p>
          </table:table-cell>
          <table:table-cell table:style-name="ce136"/>
          <table:table-cell table:style-name="ce136" office:value-type="string">
            <text:p>queen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0]&amp;[.H260]&amp;[.I260]&amp;[.J260])&gt;0;[.C260]&amp;&quot;-&quot;&amp;[.D260]&amp;&quot;-&quot;&amp;[.G260]&amp;[.H260]&amp;[.I260]&amp;[.J260];[.C260]&amp;&quot;-&quot;&amp;[.N260]&amp;&quot;-&quot;&amp;[.O260])&amp;IF(LEN([.AC260]&amp;[.AD260]&amp;[.AE260]&amp;[.AF260])&gt;0;&quot;-&quot;&amp;[.AC260]&amp;[.AD260]&amp;[.AE260]&amp;[.AF260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~,~Screen_Y~,~Scene_ID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67~,~72~,~house</text:p>
          </table:table-cell>
          <table:table-cell table:style-name="ce136"/>
          <table:table-cell table:style-name="ce136" office:value-type="string">
            <text:p>johnny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1]&amp;[.H261]&amp;[.I261]&amp;[.J261])&gt;0;[.C261]&amp;&quot;-&quot;&amp;[.D261]&amp;&quot;-&quot;&amp;[.G261]&amp;[.H261]&amp;[.I261]&amp;[.J261];[.C261]&amp;&quot;-&quot;&amp;[.N261]&amp;&quot;-&quot;&amp;[.O261])&amp;IF(LEN([.AC261]&amp;[.AD261]&amp;[.AE261]&amp;[.AF261])&gt;0;&quot;-&quot;&amp;[.AC261]&amp;[.AD261]&amp;[.AE261]&amp;[.AF261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~,~Screen_Y~,~Scene_ID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60~,~88~,~house</text:p>
          </table:table-cell>
          <table:table-cell table:style-name="ce136"/>
          <table:table-cell table:style-name="ce136" office:value-type="string">
            <text:p>sarah</text:p>
          </table:table-cell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2]&amp;[.H262]&amp;[.I262]&amp;[.J262])&gt;0;[.C262]&amp;&quot;-&quot;&amp;[.D262]&amp;&quot;-&quot;&amp;[.G262]&amp;[.H262]&amp;[.I262]&amp;[.J262];[.C262]&amp;&quot;-&quot;&amp;[.N262]&amp;&quot;-&quot;&amp;[.O262])&amp;IF(LEN([.AC262]&amp;[.AD262]&amp;[.AE262]&amp;[.AF262])&gt;0;&quot;-&quot;&amp;[.AC262]&amp;[.AD262]&amp;[.AE262]&amp;[.AF262];&quot;&quot;)" office:value-type="string" office:string-value="DEFAULT-talk-queen">
            <text:p>DEFAULT-talk-queen</text:p>
          </table:table-cell>
          <table:table-cell/>
          <table:table-cell table:content-validation-name="val1" office:value-type="string">
            <text:p>DEFAULT</text:p>
          </table:table-cell>
          <table:table-cell table:content-validation-name="val2" office:value-type="string">
            <text:p>talk</text:p>
          </table:table-cell>
          <table:table-cell/>
          <table:table-cell office:value-type="string">
            <text:p>teamState == queenDecided</text:p>
          </table:table-cell>
          <table:table-cell table:content-validation-name="val3" office:value-type="string">
            <text:p>queen</text:p>
          </table:table-cell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reen_X~,~Screen_Y~,~Scene_ID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55~,~80~,~house</text:p>
          </table:table-cell>
          <table:table-cell table:style-name="ce136"/>
          <table:table-cell table:style-name="ce136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3]&amp;[.H263]&amp;[.I263]&amp;[.J263])&gt;0;[.C263]&amp;&quot;-&quot;&amp;[.D263]&amp;&quot;-&quot;&amp;[.G263]&amp;[.H263]&amp;[.I263]&amp;[.J263];[.C263]&amp;&quot;-&quot;&amp;[.N263]&amp;&quot;-&quot;&amp;[.O263])&amp;IF(LEN([.AC263]&amp;[.AD263]&amp;[.AE263]&amp;[.AF263])&gt;0;&quot;-&quot;&amp;[.AC263]&amp;[.AD263]&amp;[.AE263]&amp;[.AF263];&quot;&quot;)" office:value-type="string" office:string-value="lindsay-look-house">
            <text:p>lindsay-look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 forest gets thick on the other sides, but I can see enough to know there aren't any other entrance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4]&amp;[.H264]&amp;[.I264]&amp;[.J264])&gt;0;[.C264]&amp;&quot;-&quot;&amp;[.D264]&amp;&quot;-&quot;&amp;[.G264]&amp;[.H264]&amp;[.I264]&amp;[.J264];[.C264]&amp;&quot;-&quot;&amp;[.N264]&amp;&quot;-&quot;&amp;[.O264])&amp;IF(LEN([.AC264]&amp;[.AD264]&amp;[.AE264]&amp;[.AF264])&gt;0;&quot;-&quot;&amp;[.AC264]&amp;[.AD264]&amp;[.AE264]&amp;[.AF264];&quot;&quot;)" office:value-type="string" office:string-value="lindsay-handle-house">
            <text:p>lindsay-handle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There's some stucco on the walls, but I'm not sure that that helps anyth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5]&amp;[.H265]&amp;[.I265]&amp;[.J265])&gt;0;[.C265]&amp;&quot;-&quot;&amp;[.D265]&amp;&quot;-&quot;&amp;[.G265]&amp;[.H265]&amp;[.I265]&amp;[.J265];[.C265]&amp;&quot;-&quot;&amp;[.N265]&amp;&quot;-&quot;&amp;[.O265])&amp;IF(LEN([.AC265]&amp;[.AD265]&amp;[.AE265]&amp;[.AF265])&gt;0;&quot;-&quot;&amp;[.AC265]&amp;[.AD265]&amp;[.AE265]&amp;[.AF265];&quot;&quot;)" office:value-type="string" office:string-value="lindsay-talk-house">
            <text:p>lindsay-talk-house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6]&amp;[.H266]&amp;[.I266]&amp;[.J266])&gt;0;[.C266]&amp;&quot;-&quot;&amp;[.D266]&amp;&quot;-&quot;&amp;[.G266]&amp;[.H266]&amp;[.I266]&amp;[.J266];[.C266]&amp;&quot;-&quot;&amp;[.N266]&amp;&quot;-&quot;&amp;[.O266])&amp;IF(LEN([.AC266]&amp;[.AD266]&amp;[.AE266]&amp;[.AF266])&gt;0;&quot;-&quot;&amp;[.AC266]&amp;[.AD266]&amp;[.AE266]&amp;[.AF266];&quot;&quot;)" office:value-type="string" office:string-value="johnny-look-house">
            <text:p>johnny-look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Geez, hasn't this guy heard of yard work? <text:s/>The trees grow right up to the wall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7]&amp;[.H267]&amp;[.I267]&amp;[.J267])&gt;0;[.C267]&amp;&quot;-&quot;&amp;[.D267]&amp;&quot;-&quot;&amp;[.G267]&amp;[.H267]&amp;[.I267]&amp;[.J267];[.C267]&amp;&quot;-&quot;&amp;[.N267]&amp;&quot;-&quot;&amp;[.O267])&amp;IF(LEN([.AC267]&amp;[.AD267]&amp;[.AE267]&amp;[.AF267])&gt;0;&quot;-&quot;&amp;[.AC267]&amp;[.AD267]&amp;[.AE267]&amp;[.AF267];&quot;&quot;)" office:value-type="string" office:string-value="johnny-handle-house">
            <text:p>johnny-handle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can't do much with these cabin wall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8]&amp;[.H268]&amp;[.I268]&amp;[.J268])&gt;0;[.C268]&amp;&quot;-&quot;&amp;[.D268]&amp;&quot;-&quot;&amp;[.G268]&amp;[.H268]&amp;[.I268]&amp;[.J268];[.C268]&amp;&quot;-&quot;&amp;[.N268]&amp;&quot;-&quot;&amp;[.O268])&amp;IF(LEN([.AC268]&amp;[.AD268]&amp;[.AE268]&amp;[.AF268])&gt;0;&quot;-&quot;&amp;[.AC268]&amp;[.AD268]&amp;[.AE268]&amp;[.AF268];&quot;&quot;)" office:value-type="string" office:string-value="johnny-talk-house">
            <text:p>johnny-talk-house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69]&amp;[.H269]&amp;[.I269]&amp;[.J269])&gt;0;[.C269]&amp;&quot;-&quot;&amp;[.D269]&amp;&quot;-&quot;&amp;[.G269]&amp;[.H269]&amp;[.I269]&amp;[.J269];[.C269]&amp;&quot;-&quot;&amp;[.N269]&amp;&quot;-&quot;&amp;[.O269])&amp;IF(LEN([.AC269]&amp;[.AD269]&amp;[.AE269]&amp;[.AF269])&gt;0;&quot;-&quot;&amp;[.AC269]&amp;[.AD269]&amp;[.AE269]&amp;[.AF269];&quot;&quot;)" office:value-type="string" office:string-value="sarah-look-house">
            <text:p>sarah-look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's kind of creepy - the only civilization for miles. <text:s/>And just one window and one door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0]&amp;[.H270]&amp;[.I270]&amp;[.J270])&gt;0;[.C270]&amp;&quot;-&quot;&amp;[.D270]&amp;&quot;-&quot;&amp;[.G270]&amp;[.H270]&amp;[.I270]&amp;[.J270];[.C270]&amp;&quot;-&quot;&amp;[.N270]&amp;&quot;-&quot;&amp;[.O270])&amp;IF(LEN([.AC270]&amp;[.AD270]&amp;[.AE270]&amp;[.AF270])&gt;0;&quot;-&quot;&amp;[.AC270]&amp;[.AD270]&amp;[.AE270]&amp;[.AF270];&quot;&quot;)" office:value-type="string" office:string-value="sarah-handle-house">
            <text:p>sarah-handle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 walls are too smooth to do much with, and there aren't any trees near the only wind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1]&amp;[.H271]&amp;[.I271]&amp;[.J271])&gt;0;[.C271]&amp;&quot;-&quot;&amp;[.D271]&amp;&quot;-&quot;&amp;[.G271]&amp;[.H271]&amp;[.I271]&amp;[.J271];[.C271]&amp;&quot;-&quot;&amp;[.N271]&amp;&quot;-&quot;&amp;[.O271])&amp;IF(LEN([.AC271]&amp;[.AD271]&amp;[.AE271]&amp;[.AF271])&gt;0;&quot;-&quot;&amp;[.AC271]&amp;[.AD271]&amp;[.AE271]&amp;[.AF271];&quot;&quot;)" office:value-type="string" office:string-value="sarah-talk-house">
            <text:p>sarah-talk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2]&amp;[.H272]&amp;[.I272]&amp;[.J272])&gt;0;[.C272]&amp;&quot;-&quot;&amp;[.D272]&amp;&quot;-&quot;&amp;[.G272]&amp;[.H272]&amp;[.I272]&amp;[.J272];[.C272]&amp;&quot;-&quot;&amp;[.N272]&amp;&quot;-&quot;&amp;[.O272])&amp;IF(LEN([.AC272]&amp;[.AD272]&amp;[.AE272]&amp;[.AF272])&gt;0;&quot;-&quot;&amp;[.AC272]&amp;[.AD272]&amp;[.AE272]&amp;[.AF272];&quot;&quot;)" office:value-type="string" office:string-value="sarah-pull-house">
            <text:p>sarah-pull-house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 office:value-type="string">
            <text:p>house</text:p>
          </table:table-cell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think I can feel the magic, but it doesn't seem to be able to move the hous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3]&amp;[.H273]&amp;[.I273]&amp;[.J273])&gt;0;[.C273]&amp;&quot;-&quot;&amp;[.D273]&amp;&quot;-&quot;&amp;[.G273]&amp;[.H273]&amp;[.I273]&amp;[.J273];[.C273]&amp;&quot;-&quot;&amp;[.N273]&amp;&quot;-&quot;&amp;[.O273])&amp;IF(LEN([.AC273]&amp;[.AD273]&amp;[.AE273]&amp;[.AF273])&gt;0;&quot;-&quot;&amp;[.AC273]&amp;[.AD273]&amp;[.AE273]&amp;[.AF273];&quot;&quot;)" office:value-type="string" office:string-value="lindsay-look-cdoor">
            <text:p>lindsay-look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A plain, brown doo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4]&amp;[.H274]&amp;[.I274]&amp;[.J274])&gt;0;[.C274]&amp;&quot;-&quot;&amp;[.D274]&amp;&quot;-&quot;&amp;[.G274]&amp;[.H274]&amp;[.I274]&amp;[.J274];[.C274]&amp;&quot;-&quot;&amp;[.N274]&amp;&quot;-&quot;&amp;[.O274])&amp;IF(LEN([.AC274]&amp;[.AD274]&amp;[.AE274]&amp;[.AF274])&gt;0;&quot;-&quot;&amp;[.AC274]&amp;[.AD274]&amp;[.AE274]&amp;[.AF274];&quot;&quot;)" office:value-type="string" office:string-value="lindsay-handle-cdoor">
            <text:p>lindsay-handle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've thought about taking the Lockpicking skill, but somehow just never did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5]&amp;[.H275]&amp;[.I275]&amp;[.J275])&gt;0;[.C275]&amp;&quot;-&quot;&amp;[.D275]&amp;&quot;-&quot;&amp;[.G275]&amp;[.H275]&amp;[.I275]&amp;[.J275];[.C275]&amp;&quot;-&quot;&amp;[.N275]&amp;&quot;-&quot;&amp;[.O275])&amp;IF(LEN([.AC275]&amp;[.AD275]&amp;[.AE275]&amp;[.AF275])&gt;0;&quot;-&quot;&amp;[.AC275]&amp;[.AD275]&amp;[.AE275]&amp;[.AF275];&quot;&quot;)" office:value-type="string" office:string-value="lindsay-talk-cdoor">
            <text:p>lindsay-talk-cdoor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6]&amp;[.H276]&amp;[.I276]&amp;[.J276])&gt;0;[.C276]&amp;&quot;-&quot;&amp;[.D276]&amp;&quot;-&quot;&amp;[.G276]&amp;[.H276]&amp;[.I276]&amp;[.J276];[.C276]&amp;&quot;-&quot;&amp;[.N276]&amp;&quot;-&quot;&amp;[.O276])&amp;IF(LEN([.AC276]&amp;[.AD276]&amp;[.AE276]&amp;[.AF276])&gt;0;&quot;-&quot;&amp;[.AC276]&amp;[.AD276]&amp;[.AE276]&amp;[.AF276];&quot;&quot;)" office:value-type="string" office:string-value="johnny-look-cdoor">
            <text:p>johnny-look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is front door, I gues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7]&amp;[.H277]&amp;[.I277]&amp;[.J277])&gt;0;[.C277]&amp;&quot;-&quot;&amp;[.D277]&amp;&quot;-&quot;&amp;[.G277]&amp;[.H277]&amp;[.I277]&amp;[.J277];[.C277]&amp;&quot;-&quot;&amp;[.N277]&amp;&quot;-&quot;&amp;[.O277])&amp;IF(LEN([.AC277]&amp;[.AD277]&amp;[.AE277]&amp;[.AF277])&gt;0;&quot;-&quot;&amp;[.AC277]&amp;[.AD277]&amp;[.AE277]&amp;[.AF277];&quot;&quot;)" office:value-type="string" office:string-value="johnny-handle-cdoor">
            <text:p>johnny-handle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t's locked, and doesn't even respond to a good kick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8]&amp;[.H278]&amp;[.I278]&amp;[.J278])&gt;0;[.C278]&amp;&quot;-&quot;&amp;[.D278]&amp;&quot;-&quot;&amp;[.G278]&amp;[.H278]&amp;[.I278]&amp;[.J278];[.C278]&amp;&quot;-&quot;&amp;[.N278]&amp;&quot;-&quot;&amp;[.O278])&amp;IF(LEN([.AC278]&amp;[.AD278]&amp;[.AE278]&amp;[.AF278])&gt;0;&quot;-&quot;&amp;[.AC278]&amp;[.AD278]&amp;[.AE278]&amp;[.AF278];&quot;&quot;)" office:value-type="string" office:string-value="johnny-talk-cdoor">
            <text:p>johnny-talk-cdoor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79]&amp;[.H279]&amp;[.I279]&amp;[.J279])&gt;0;[.C279]&amp;&quot;-&quot;&amp;[.D279]&amp;&quot;-&quot;&amp;[.G279]&amp;[.H279]&amp;[.I279]&amp;[.J279];[.C279]&amp;&quot;-&quot;&amp;[.N279]&amp;&quot;-&quot;&amp;[.O279])&amp;IF(LEN([.AC279]&amp;[.AD279]&amp;[.AE279]&amp;[.AF279])&gt;0;&quot;-&quot;&amp;[.AC279]&amp;[.AD279]&amp;[.AE279]&amp;[.AF279];&quot;&quot;)" office:value-type="string" office:string-value="sarah-look-cdoor">
            <text:p>sarah-look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hope it's not rigged to explode or anything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0]&amp;[.H280]&amp;[.I280]&amp;[.J280])&gt;0;[.C280]&amp;&quot;-&quot;&amp;[.D280]&amp;&quot;-&quot;&amp;[.G280]&amp;[.H280]&amp;[.I280]&amp;[.J280];[.C280]&amp;&quot;-&quot;&amp;[.N280]&amp;&quot;-&quot;&amp;[.O280])&amp;IF(LEN([.AC280]&amp;[.AD280]&amp;[.AE280]&amp;[.AF280])&gt;0;&quot;-&quot;&amp;[.AC280]&amp;[.AD280]&amp;[.AE280]&amp;[.AF280];&quot;&quot;)" office:value-type="string" office:string-value="sarah-handle-cdoor">
            <text:p>sarah-handle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Locked, of cours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1]&amp;[.H281]&amp;[.I281]&amp;[.J281])&gt;0;[.C281]&amp;&quot;-&quot;&amp;[.D281]&amp;&quot;-&quot;&amp;[.G281]&amp;[.H281]&amp;[.I281]&amp;[.J281];[.C281]&amp;&quot;-&quot;&amp;[.N281]&amp;&quot;-&quot;&amp;[.O281])&amp;IF(LEN([.AC281]&amp;[.AD281]&amp;[.AE281]&amp;[.AF281])&gt;0;&quot;-&quot;&amp;[.AC281]&amp;[.AD281]&amp;[.AE281]&amp;[.AF281];&quot;&quot;)" office:value-type="string" office:string-value="sarah-talk-cdoor">
            <text:p>sarah-talk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2]&amp;[.H282]&amp;[.I282]&amp;[.J282])&gt;0;[.C282]&amp;&quot;-&quot;&amp;[.D282]&amp;&quot;-&quot;&amp;[.G282]&amp;[.H282]&amp;[.I282]&amp;[.J282];[.C282]&amp;&quot;-&quot;&amp;[.N282]&amp;&quot;-&quot;&amp;[.O282])&amp;IF(LEN([.AC282]&amp;[.AD282]&amp;[.AE282]&amp;[.AF282])&gt;0;&quot;-&quot;&amp;[.AC282]&amp;[.AD282]&amp;[.AE282]&amp;[.AF282];&quot;&quot;)" office:value-type="string" office:string-value="sarah-pull-cdoor">
            <text:p>sarah-pull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's not responding to whatever it is that I do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3]&amp;[.H283]&amp;[.I283]&amp;[.J283])&gt;0;[.C283]&amp;&quot;-&quot;&amp;[.D283]&amp;&quot;-&quot;&amp;[.G283]&amp;[.H283]&amp;[.I283]&amp;[.J283];[.C283]&amp;&quot;-&quot;&amp;[.N283]&amp;&quot;-&quot;&amp;[.O283])&amp;IF(LEN([.AC283]&amp;[.AD283]&amp;[.AE283]&amp;[.AF283])&gt;0;&quot;-&quot;&amp;[.AC283]&amp;[.AD283]&amp;[.AE283]&amp;[.AF283];&quot;&quot;)" office:value-type="string" office:string-value="sarah-pull-cdoor">
            <text:p>sarah-pull-cdoor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door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t almost seems as though there's no door there at all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4]&amp;[.H284]&amp;[.I284]&amp;[.J284])&gt;0;[.C284]&amp;&quot;-&quot;&amp;[.D284]&amp;&quot;-&quot;&amp;[.G284]&amp;[.H284]&amp;[.I284]&amp;[.J284];[.C284]&amp;&quot;-&quot;&amp;[.N284]&amp;&quot;-&quot;&amp;[.O284])&amp;IF(LEN([.AC284]&amp;[.AD284]&amp;[.AE284]&amp;[.AF284])&gt;0;&quot;-&quot;&amp;[.AC284]&amp;[.AD284]&amp;[.AE284]&amp;[.AF284];&quot;&quot;)" office:value-type="string" office:string-value="lindsay-look-cwindow">
            <text:p>lindsay-look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't see much. <text:s/>It looks like it might be a bedroom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5]&amp;[.H285]&amp;[.I285]&amp;[.J285])&gt;0;[.C285]&amp;&quot;-&quot;&amp;[.D285]&amp;&quot;-&quot;&amp;[.G285]&amp;[.H285]&amp;[.I285]&amp;[.J285];[.C285]&amp;&quot;-&quot;&amp;[.N285]&amp;&quot;-&quot;&amp;[.O285])&amp;IF(LEN([.AC285]&amp;[.AD285]&amp;[.AE285]&amp;[.AF285])&gt;0;&quot;-&quot;&amp;[.AC285]&amp;[.AD285]&amp;[.AE285]&amp;[.AF285];&quot;&quot;)" office:value-type="string" office:string-value="lindsay-handle-cwindow">
            <text:p>lindsay-handle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can barely reach it. <text:s/>I'm not sure there's any glass on it, though..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6]&amp;[.H286]&amp;[.I286]&amp;[.J286])&gt;0;[.C286]&amp;&quot;-&quot;&amp;[.D286]&amp;&quot;-&quot;&amp;[.G286]&amp;[.H286]&amp;[.I286]&amp;[.J286];[.C286]&amp;&quot;-&quot;&amp;[.N286]&amp;&quot;-&quot;&amp;[.O286])&amp;IF(LEN([.AC286]&amp;[.AD286]&amp;[.AE286]&amp;[.AF286])&gt;0;&quot;-&quot;&amp;[.AC286]&amp;[.AD286]&amp;[.AE286]&amp;[.AF286];&quot;&quot;)" office:value-type="string" office:string-value="lindsay-talk-cwindow">
            <text:p>lindsay-talk-c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I wouldn't want to warn anybody who might be still alive in the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7]&amp;[.H287]&amp;[.I287]&amp;[.J287])&gt;0;[.C287]&amp;&quot;-&quot;&amp;[.D287]&amp;&quot;-&quot;&amp;[.G287]&amp;[.H287]&amp;[.I287]&amp;[.J287];[.C287]&amp;&quot;-&quot;&amp;[.N287]&amp;&quot;-&quot;&amp;[.O287])&amp;IF(LEN([.AC287]&amp;[.AD287]&amp;[.AE287]&amp;[.AF287])&gt;0;&quot;-&quot;&amp;[.AC287]&amp;[.AD287]&amp;[.AE287]&amp;[.AF287];&quot;&quot;)" office:value-type="string" office:string-value="johnny-look-cwindow">
            <text:p>johnny-look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There doesn't seem to be anything moving insid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8]&amp;[.H288]&amp;[.I288]&amp;[.J288])&gt;0;[.C288]&amp;&quot;-&quot;&amp;[.D288]&amp;&quot;-&quot;&amp;[.G288]&amp;[.H288]&amp;[.I288]&amp;[.J288];[.C288]&amp;&quot;-&quot;&amp;[.N288]&amp;&quot;-&quot;&amp;[.O288])&amp;IF(LEN([.AC288]&amp;[.AD288]&amp;[.AE288]&amp;[.AF288])&gt;0;&quot;-&quot;&amp;[.AC288]&amp;[.AD288]&amp;[.AE288]&amp;[.AF288];&quot;&quot;)" office:value-type="string" office:string-value="johnny-handle-cwindow">
            <text:p>johnny-handle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You know, I think I could make it if I had a bit of a boost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89]&amp;[.H289]&amp;[.I289]&amp;[.J289])&gt;0;[.C289]&amp;&quot;-&quot;&amp;[.D289]&amp;&quot;-&quot;&amp;[.G289]&amp;[.H289]&amp;[.I289]&amp;[.J289];[.C289]&amp;&quot;-&quot;&amp;[.N289]&amp;&quot;-&quot;&amp;[.O289])&amp;IF(LEN([.AC289]&amp;[.AD289]&amp;[.AE289]&amp;[.AF289])&gt;0;&quot;-&quot;&amp;[.AC289]&amp;[.AD289]&amp;[.AE289]&amp;[.AF289];&quot;&quot;)" office:value-type="string" office:string-value="johnny-talk-cwindow">
            <text:p>johnny-talk-c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Whoa, Nelly. <text:s/>Do you WANT him to know we're here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0]&amp;[.H290]&amp;[.I290]&amp;[.J290])&gt;0;[.C290]&amp;&quot;-&quot;&amp;[.D290]&amp;&quot;-&quot;&amp;[.G290]&amp;[.H290]&amp;[.I290]&amp;[.J290];[.C290]&amp;&quot;-&quot;&amp;[.N290]&amp;&quot;-&quot;&amp;[.O290])&amp;IF(LEN([.AC290]&amp;[.AD290]&amp;[.AE290]&amp;[.AF290])&gt;0;&quot;-&quot;&amp;[.AC290]&amp;[.AD290]&amp;[.AE290]&amp;[.AF290];&quot;&quot;)" office:value-type="string" office:string-value="sarah-look-cwindow">
            <text:p>sarah-look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Very pretty drapes on a very dreary hous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1]&amp;[.H291]&amp;[.I291]&amp;[.J291])&gt;0;[.C291]&amp;&quot;-&quot;&amp;[.D291]&amp;&quot;-&quot;&amp;[.G291]&amp;[.H291]&amp;[.I291]&amp;[.J291];[.C291]&amp;&quot;-&quot;&amp;[.N291]&amp;&quot;-&quot;&amp;[.O291])&amp;IF(LEN([.AC291]&amp;[.AD291]&amp;[.AE291]&amp;[.AF291])&gt;0;&quot;-&quot;&amp;[.AC291]&amp;[.AD291]&amp;[.AE291]&amp;[.AF291];&quot;&quot;)" office:value-type="string" office:string-value="sarah-handle-cwindow">
            <text:p>sarah-handle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I wonder... I might be able to climb through it if I had a bit of help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2]&amp;[.H292]&amp;[.I292]&amp;[.J292])&gt;0;[.C292]&amp;&quot;-&quot;&amp;[.D292]&amp;&quot;-&quot;&amp;[.G292]&amp;[.H292]&amp;[.I292]&amp;[.J292];[.C292]&amp;&quot;-&quot;&amp;[.N292]&amp;&quot;-&quot;&amp;[.O292])&amp;IF(LEN([.AC292]&amp;[.AD292]&amp;[.AE292]&amp;[.AF292])&gt;0;&quot;-&quot;&amp;[.AC292]&amp;[.AD292]&amp;[.AE292]&amp;[.AF292];&quot;&quot;)" office:value-type="string" office:string-value="sarah-talk-cwindow">
            <text:p>sarah-talk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tal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at doesn't seem like a good idea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3]&amp;[.H293]&amp;[.I293]&amp;[.J293])&gt;0;[.C293]&amp;&quot;-&quot;&amp;[.D293]&amp;&quot;-&quot;&amp;[.G293]&amp;[.H293]&amp;[.I293]&amp;[.J293];[.C293]&amp;&quot;-&quot;&amp;[.N293]&amp;&quot;-&quot;&amp;[.O293])&amp;IF(LEN([.AC293]&amp;[.AD293]&amp;[.AE293]&amp;[.AF293])&gt;0;&quot;-&quot;&amp;[.AC293]&amp;[.AD293]&amp;[.AE293]&amp;[.AF293];&quot;&quot;)" office:value-type="string" office:string-value="sarah-pull-cwindow">
            <text:p>sarah-pull-c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pull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cwindow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The drapes are responding to the magic, but they're not coming loos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294]&amp;[.H294]&amp;[.I294]&amp;[.J294])&gt;0;[.C294]&amp;&quot;-&quot;&amp;[.D294]&amp;&quot;-&quot;&amp;[.G294]&amp;[.H294]&amp;[.I294]&amp;[.J294];[.C294]&amp;&quot;-&quot;&amp;[.N294]&amp;&quot;-&quot;&amp;[.O294])&amp;IF(LEN([.AC294]&amp;[.AD294]&amp;[.AE294]&amp;[.AF294])&gt;0;&quot;-&quot;&amp;[.AC294]&amp;[.AD294]&amp;[.AE294]&amp;[.AF294];&quot;&quot;)" office:value-type="string" office:string-value="sarah-handle-sarah">
            <text:p>sarah-handle-sarah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ah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5]&amp;[.H295]&amp;[.I295]&amp;[.J295])&gt;0;[.C295]&amp;&quot;-&quot;&amp;[.D295]&amp;&quot;-&quot;&amp;[.G295]&amp;[.H295]&amp;[.I295]&amp;[.J295];[.C295]&amp;&quot;-&quot;&amp;[.N295]&amp;&quot;-&quot;&amp;[.O295])&amp;IF(LEN([.AC295]&amp;[.AD295]&amp;[.AE295]&amp;[.AF295])&gt;0;&quot;-&quot;&amp;[.AC295]&amp;[.AD295]&amp;[.AE295]&amp;[.AF295];&quot;&quot;)" office:value-type="string" office:string-value="lindsay-handle-lindsay">
            <text:p>lindsay-handle-lindsa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ice tr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6]&amp;[.H296]&amp;[.I296]&amp;[.J296])&gt;0;[.C296]&amp;&quot;-&quot;&amp;[.D296]&amp;&quot;-&quot;&amp;[.G296]&amp;[.H296]&amp;[.I296]&amp;[.J296];[.C296]&amp;&quot;-&quot;&amp;[.N296]&amp;&quot;-&quot;&amp;[.O296])&amp;IF(LEN([.AC296]&amp;[.AD296]&amp;[.AE296]&amp;[.AF296])&gt;0;&quot;-&quot;&amp;[.AC296]&amp;[.AD296]&amp;[.AE296]&amp;[.AF296];&quot;&quot;)" office:value-type="string" office:string-value="johnny-handle-johnny">
            <text:p>johnny-handle-johnn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7]&amp;[.H297]&amp;[.I297]&amp;[.J297])&gt;0;[.C297]&amp;&quot;-&quot;&amp;[.D297]&amp;&quot;-&quot;&amp;[.G297]&amp;[.H297]&amp;[.I297]&amp;[.J297];[.C297]&amp;&quot;-&quot;&amp;[.N297]&amp;&quot;-&quot;&amp;[.O297])&amp;IF(LEN([.AC297]&amp;[.AD297]&amp;[.AE297]&amp;[.AF297])&gt;0;&quot;-&quot;&amp;[.AC297]&amp;[.AD297]&amp;[.AE297]&amp;[.AF297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30~,~70</text:p>
          </table:table-cell>
          <table:table-cell table:style-name="ce136"/>
          <table:table-cell table:style-name="ce136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8]&amp;[.H298]&amp;[.I298]&amp;[.J298])&gt;0;[.C298]&amp;&quot;-&quot;&amp;[.D298]&amp;&quot;-&quot;&amp;[.G298]&amp;[.H298]&amp;[.I298]&amp;[.J298];[.C298]&amp;&quot;-&quot;&amp;[.N298]&amp;&quot;-&quot;&amp;[.O298])&amp;IF(LEN([.AC298]&amp;[.AD298]&amp;[.AE298]&amp;[.AF298])&gt;0;&quot;-&quot;&amp;[.AC298]&amp;[.AD298]&amp;[.AE298]&amp;[.AF298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bedroom~,~7.5</text:p>
          </table:table-cell>
          <table:table-cell table:style-name="ce136"/>
          <table:table-cell table:style-name="ce136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299]&amp;[.H299]&amp;[.I299]&amp;[.J299])&gt;0;[.C299]&amp;&quot;-&quot;&amp;[.D299]&amp;&quot;-&quot;&amp;[.G299]&amp;[.H299]&amp;[.I299]&amp;[.J299];[.C299]&amp;&quot;-&quot;&amp;[.N299]&amp;&quot;-&quot;&amp;[.O299])&amp;IF(LEN([.AC299]&amp;[.AD299]&amp;[.AE299]&amp;[.AF299])&gt;0;&quot;-&quot;&amp;[.AC299]&amp;[.AD299]&amp;[.AE299]&amp;[.AF299];&quot;&quot;)" office:value-type="string" office:string-value="sarah-handle-lindsay">
            <text:p>sarah-handle-lindsa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We're just friends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0]&amp;[.H300]&amp;[.I300]&amp;[.J300])&gt;0;[.C300]&amp;&quot;-&quot;&amp;[.D300]&amp;&quot;-&quot;&amp;[.G300]&amp;[.H300]&amp;[.I300]&amp;[.J300];[.C300]&amp;&quot;-&quot;&amp;[.N300]&amp;&quot;-&quot;&amp;[.O300])&amp;IF(LEN([.AC300]&amp;[.AD300]&amp;[.AE300]&amp;[.AF300])&gt;0;&quot;-&quot;&amp;[.AC300]&amp;[.AD300]&amp;[.AE300]&amp;[.AF300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30~,~70</text:p>
          </table:table-cell>
          <table:table-cell table:style-name="ce136"/>
          <table:table-cell table:style-name="ce136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1]&amp;[.H301]&amp;[.I301]&amp;[.J301])&gt;0;[.C301]&amp;&quot;-&quot;&amp;[.D301]&amp;&quot;-&quot;&amp;[.G301]&amp;[.H301]&amp;[.I301]&amp;[.J301];[.C301]&amp;&quot;-&quot;&amp;[.N301]&amp;&quot;-&quot;&amp;[.O301])&amp;IF(LEN([.AC301]&amp;[.AD301]&amp;[.AE301]&amp;[.AF301])&gt;0;&quot;-&quot;&amp;[.AC301]&amp;[.AD301]&amp;[.AE301]&amp;[.AF301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bedroom~,~7.5</text:p>
          </table:table-cell>
          <table:table-cell table:style-name="ce136"/>
          <table:table-cell table:style-name="ce136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302]&amp;[.H302]&amp;[.I302]&amp;[.J302])&gt;0;[.C302]&amp;&quot;-&quot;&amp;[.D302]&amp;&quot;-&quot;&amp;[.G302]&amp;[.H302]&amp;[.I302]&amp;[.J302];[.C302]&amp;&quot;-&quot;&amp;[.N302]&amp;&quot;-&quot;&amp;[.O302])&amp;IF(LEN([.AC302]&amp;[.AD302]&amp;[.AE302]&amp;[.AF302])&gt;0;&quot;-&quot;&amp;[.AC302]&amp;[.AD302]&amp;[.AE302]&amp;[.AF302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uh, Sarah doesn't weigh very much.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30~,~70</text:p>
          </table:table-cell>
          <table:table-cell table:style-name="ce136"/>
          <table:table-cell table:style-name="ce136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3]&amp;[.H303]&amp;[.I303]&amp;[.J303])&gt;0;[.C303]&amp;&quot;-&quot;&amp;[.D303]&amp;&quot;-&quot;&amp;[.G303]&amp;[.H303]&amp;[.I303]&amp;[.J303];[.C303]&amp;&quot;-&quot;&amp;[.N303]&amp;&quot;-&quot;&amp;[.O303])&amp;IF(LEN([.AC303]&amp;[.AD303]&amp;[.AE303]&amp;[.AF303])&gt;0;&quot;-&quot;&amp;[.AC303]&amp;[.AD303]&amp;[.AE303]&amp;[.AF303];&quot;&quot;)" office:value-type="string" office:string-value="sarah-handle-johnny">
            <text:p>sarah-handle-johnny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right no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4]&amp;[.H304]&amp;[.I304]&amp;[.J304])&gt;0;[.C304]&amp;&quot;-&quot;&amp;[.D304]&amp;&quot;-&quot;&amp;[.G304]&amp;[.H304]&amp;[.I304]&amp;[.J304];[.C304]&amp;&quot;-&quot;&amp;[.N304]&amp;&quot;-&quot;&amp;[.O304])&amp;IF(LEN([.AC304]&amp;[.AD304]&amp;[.AE304]&amp;[.AF304])&gt;0;&quot;-&quot;&amp;[.AC304]&amp;[.AD304]&amp;[.AE304]&amp;[.AF304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Sure, just step into my hands.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30~,~70</text:p>
          </table:table-cell>
          <table:table-cell table:style-name="ce136"/>
          <table:table-cell table:style-name="ce136" office:value-type="string">
            <text:p>johnn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5]&amp;[.H305]&amp;[.I305]&amp;[.J305])&gt;0;[.C305]&amp;&quot;-&quot;&amp;[.D305]&amp;&quot;-&quot;&amp;[.G305]&amp;[.H305]&amp;[.I305]&amp;[.J305];[.C305]&amp;&quot;-&quot;&amp;[.N305]&amp;&quot;-&quot;&amp;[.O305])&amp;IF(LEN([.AC305]&amp;[.AD305]&amp;[.AE305]&amp;[.AF305])&gt;0;&quot;-&quot;&amp;[.AC305]&amp;[.AD305]&amp;[.AE305]&amp;[.AF305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bedroom~,~7.5</text:p>
          </table:table-cell>
          <table:table-cell table:style-name="ce136"/>
          <table:table-cell table:style-name="ce136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306]&amp;[.H306]&amp;[.I306]&amp;[.J306])&gt;0;[.C306]&amp;&quot;-&quot;&amp;[.D306]&amp;&quot;-&quot;&amp;[.G306]&amp;[.H306]&amp;[.I306]&amp;[.J306];[.C306]&amp;&quot;-&quot;&amp;[.N306]&amp;&quot;-&quot;&amp;[.O306])&amp;IF(LEN([.AC306]&amp;[.AD306]&amp;[.AE306]&amp;[.AF306])&gt;0;&quot;-&quot;&amp;[.AC306]&amp;[.AD306]&amp;[.AE306]&amp;[.AF306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I swear that was tougher when we were kids.</text:p>
          </table:table-cell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bedroom~,~7.5</text:p>
          </table:table-cell>
          <table:table-cell table:style-name="ce136"/>
          <table:table-cell table:style-name="ce136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7]&amp;[.H307]&amp;[.I307]&amp;[.J307])&gt;0;[.C307]&amp;&quot;-&quot;&amp;[.D307]&amp;&quot;-&quot;&amp;[.G307]&amp;[.H307]&amp;[.I307]&amp;[.J307];[.C307]&amp;&quot;-&quot;&amp;[.N307]&amp;&quot;-&quot;&amp;[.O307])&amp;IF(LEN([.AC307]&amp;[.AD307]&amp;[.AE307]&amp;[.AF307])&gt;0;&quot;-&quot;&amp;[.AC307]&amp;[.AD307]&amp;[.AE307]&amp;[.AF307];&quot;&quot;)" office:value-type="string" office:string-value="lindsay-handle-johnny">
            <text:p>lindsay-handle-johnny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johnn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He's my brother!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8]&amp;[.H308]&amp;[.I308]&amp;[.J308])&gt;0;[.C308]&amp;&quot;-&quot;&amp;[.D308]&amp;&quot;-&quot;&amp;[.G308]&amp;[.H308]&amp;[.I308]&amp;[.J308];[.C308]&amp;&quot;-&quot;&amp;[.N308]&amp;&quot;-&quot;&amp;[.O308])&amp;IF(LEN([.AC308]&amp;[.AD308]&amp;[.AE308]&amp;[.AF308])&gt;0;&quot;-&quot;&amp;[.AC308]&amp;[.AD308]&amp;[.AE308]&amp;[.AF308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Yeah, hop on my shoulders.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30~,~70</text:p>
          </table:table-cell>
          <table:table-cell table:style-name="ce136"/>
          <table:table-cell table:style-name="ce136" office:value-type="string">
            <text:p>sara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09]&amp;[.H309]&amp;[.I309]&amp;[.J309])&gt;0;[.C309]&amp;&quot;-&quot;&amp;[.D309]&amp;&quot;-&quot;&amp;[.G309]&amp;[.H309]&amp;[.I309]&amp;[.J309];[.C309]&amp;&quot;-&quot;&amp;[.N309]&amp;&quot;-&quot;&amp;[.O309])&amp;IF(LEN([.AC309]&amp;[.AD309]&amp;[.AE309]&amp;[.AF309])&gt;0;&quot;-&quot;&amp;[.AC309]&amp;[.AD309]&amp;[.AE309]&amp;[.AF309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bedroom~,~7.5</text:p>
          </table:table-cell>
          <table:table-cell table:style-name="ce136"/>
          <table:table-cell table:style-name="ce136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0]&amp;[.H310]&amp;[.I310]&amp;[.J310])&gt;0;[.C310]&amp;&quot;-&quot;&amp;[.D310]&amp;&quot;-&quot;&amp;[.G310]&amp;[.H310]&amp;[.I310]&amp;[.J310];[.C310]&amp;&quot;-&quot;&amp;[.N310]&amp;&quot;-&quot;&amp;[.O310])&amp;IF(LEN([.AC310]&amp;[.AD310]&amp;[.AE310]&amp;[.AF310])&gt;0;&quot;-&quot;&amp;[.AC310]&amp;[.AD310]&amp;[.AE310]&amp;[.AF310];&quot;&quot;)" office:value-type="string" office:string-value="lindsay-handle-sarah">
            <text:p>lindsay-handle-sarah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 office:value-type="percentage" office:value="0.66">
            <text:p>66%</text:p>
          </table:table-cell>
          <table:table-cell office:value-type="string">
            <text:p>You'd like that, wouldn't you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1]&amp;[.H311]&amp;[.I311]&amp;[.J311])&gt;0;[.C311]&amp;&quot;-&quot;&amp;[.D311]&amp;&quot;-&quot;&amp;[.G311]&amp;[.H311]&amp;[.I311]&amp;[.J311];[.C311]&amp;&quot;-&quot;&amp;[.N311]&amp;&quot;-&quot;&amp;[.O311])&amp;IF(LEN([.AC311]&amp;[.AD311]&amp;[.AE311]&amp;[.AF311])&gt;0;&quot;-&quot;&amp;[.AC311]&amp;[.AD311]&amp;[.AE311]&amp;[.AF311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lindsay</text:p>
          </table:table-cell>
          <table:table-cell table:content-validation-name="val10"/>
          <table:table-cell/>
          <table:table-cell office:value-type="string">
            <text:p>Sure, I can give you a boost.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30~,~70</text:p>
          </table:table-cell>
          <table:table-cell table:style-name="ce136"/>
          <table:table-cell table:style-name="ce136" office:value-type="string">
            <text:p>lindsay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2]&amp;[.H312]&amp;[.I312]&amp;[.J312])&gt;0;[.C312]&amp;&quot;-&quot;&amp;[.D312]&amp;&quot;-&quot;&amp;[.G312]&amp;[.H312]&amp;[.I312]&amp;[.J312];[.C312]&amp;&quot;-&quot;&amp;[.N312]&amp;&quot;-&quot;&amp;[.O312])&amp;IF(LEN([.AC312]&amp;[.AD312]&amp;[.AE312]&amp;[.AF312])&gt;0;&quot;-&quot;&amp;[.AC312]&amp;[.AD312]&amp;[.AE312]&amp;[.AF312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bedroom~,~7.5</text:p>
          </table:table-cell>
          <table:table-cell table:style-name="ce136"/>
          <table:table-cell table:style-name="ce136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3]&amp;[.H313]&amp;[.I313]&amp;[.J313])&gt;0;[.C313]&amp;&quot;-&quot;&amp;[.D313]&amp;&quot;-&quot;&amp;[.G313]&amp;[.H313]&amp;[.I313]&amp;[.J313];[.C313]&amp;&quot;-&quot;&amp;[.N313]&amp;&quot;-&quot;&amp;[.O313])&amp;IF(LEN([.AC313]&amp;[.AD313]&amp;[.AE313]&amp;[.AF313])&gt;0;&quot;-&quot;&amp;[.AC313]&amp;[.AD313]&amp;[.AE313]&amp;[.AF313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Ew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314]&amp;[.H314]&amp;[.I314]&amp;[.J314])&gt;0;[.C314]&amp;&quot;-&quot;&amp;[.D314]&amp;&quot;-&quot;&amp;[.G314]&amp;[.H314]&amp;[.I314]&amp;[.J314];[.C314]&amp;&quot;-&quot;&amp;[.N314]&amp;&quot;-&quot;&amp;[.O314])&amp;IF(LEN([.AC314]&amp;[.AD314]&amp;[.AE314]&amp;[.AF314])&gt;0;&quot;-&quot;&amp;[.AC314]&amp;[.AD314]&amp;[.AE314]&amp;[.AF314];&quot;&quot;)" office:value-type="string" office:string-value="johnny-handle-lindsay">
            <text:p>johnny-handle-lindsay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lindsay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uh, that was easier than I expected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5]&amp;[.H315]&amp;[.I315]&amp;[.J315])&gt;0;[.C315]&amp;&quot;-&quot;&amp;[.D315]&amp;&quot;-&quot;&amp;[.G315]&amp;[.H315]&amp;[.I315]&amp;[.J315];[.C315]&amp;&quot;-&quot;&amp;[.N315]&amp;&quot;-&quot;&amp;[.O315])&amp;IF(LEN([.AC315]&amp;[.AD315]&amp;[.AE315]&amp;[.AF315])&gt;0;&quot;-&quot;&amp;[.AC315]&amp;[.AD315]&amp;[.AE315]&amp;[.AF315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sarah</text:p>
          </table:table-cell>
          <table:table-cell table:content-validation-name="val10"/>
          <table:table-cell/>
          <table:table-cell office:value-type="string">
            <text:p>Yeah, hop on my shoulders.</text:p>
          </table:table-cell>
          <table:table-cell table:style-name="ce117" office:value-type="string">
            <text:p>Screen_X~,~Screen_Y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30~,~70</text:p>
          </table:table-cell>
          <table:table-cell table:style-name="ce136"/>
          <table:table-cell table:style-name="ce136" office:value-type="string">
            <text:p>sarah</text:p>
          </table:table-cell>
          <table:table-cell/>
          <table:table-cell office:value-type="float" office:value="1">
            <text:p>1</text:p>
          </table:table-cell>
          <table:table-cell office:value-type="string">
            <text:p>D1</text:p>
          </table:table-cell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6]&amp;[.H316]&amp;[.I316]&amp;[.J316])&gt;0;[.C316]&amp;&quot;-&quot;&amp;[.D316]&amp;&quot;-&quot;&amp;[.G316]&amp;[.H316]&amp;[.I316]&amp;[.J316];[.C316]&amp;&quot;-&quot;&amp;[.N316]&amp;&quot;-&quot;&amp;[.O316])&amp;IF(LEN([.AC316]&amp;[.AD316]&amp;[.AE316]&amp;[.AF316])&gt;0;&quot;-&quot;&amp;[.AC316]&amp;[.AD316]&amp;[.AE316]&amp;[.AF316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bedroom~,~7.5</text:p>
          </table:table-cell>
          <table:table-cell table:style-name="ce136"/>
          <table:table-cell table:style-name="ce136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3">
          <table:table-cell table:formula="of:=IF(LEN([.G317]&amp;[.H317]&amp;[.I317]&amp;[.J317])&gt;0;[.C317]&amp;&quot;-&quot;&amp;[.D317]&amp;&quot;-&quot;&amp;[.G317]&amp;[.H317]&amp;[.I317]&amp;[.J317];[.C317]&amp;&quot;-&quot;&amp;[.N317]&amp;&quot;-&quot;&amp;[.O317])&amp;IF(LEN([.AC317]&amp;[.AD317]&amp;[.AE317]&amp;[.AF317])&gt;0;&quot;-&quot;&amp;[.AC317]&amp;[.AD317]&amp;[.AE317]&amp;[.AF317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teamState == cabin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/>
          <table:table-cell office:value-type="string">
            <text:p>Huh, that was easier than I expected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8]&amp;[.H318]&amp;[.I318]&amp;[.J318])&gt;0;[.C318]&amp;&quot;-&quot;&amp;[.D318]&amp;&quot;-&quot;&amp;[.G318]&amp;[.H318]&amp;[.I318]&amp;[.J318];[.C318]&amp;&quot;-&quot;&amp;[.N318]&amp;&quot;-&quot;&amp;[.O318])&amp;IF(LEN([.AC318]&amp;[.AD318]&amp;[.AE318]&amp;[.AF318])&gt;0;&quot;-&quot;&amp;[.AC318]&amp;[.AD318]&amp;[.AE318]&amp;[.AF318];&quot;&quot;)" office:value-type="string" office:string-value="johnny-handle-sarah">
            <text:p>johnny-handle-sarah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/>
          <table:table-cell office:value-type="string">
            <text:p>ELSE</text:p>
          </table:table-cell>
          <table:table-cell table:content-validation-name="val3" office:value-type="string">
            <text:p>sarah</text:p>
          </table:table-cell>
          <table:table-cell table:content-validation-name="val4"/>
          <table:table-cell table:content-validation-name="val6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johnny</text:p>
          </table:table-cell>
          <table:table-cell table:content-validation-name="val10"/>
          <table:table-cell office:value-type="percentage" office:value="0.5">
            <text:p>50%</text:p>
          </table:table-cell>
          <table:table-cell office:value-type="string">
            <text:p>Not he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6"/>
          <table:table-cell/>
          <table:table-cell table:number-columns-repeated="988"/>
        </table:table-row>
        <table:table-row table:style-name="ro2">
          <table:table-cell table:formula="of:=IF(LEN([.G319]&amp;[.H319]&amp;[.I319]&amp;[.J319])&gt;0;[.C319]&amp;&quot;-&quot;&amp;[.D319]&amp;&quot;-&quot;&amp;[.G319]&amp;[.H319]&amp;[.I319]&amp;[.J319];[.C319]&amp;&quot;-&quot;&amp;[.N319]&amp;&quot;-&quot;&amp;[.O319])&amp;IF(LEN([.AC319]&amp;[.AD319]&amp;[.AE319]&amp;[.AF319])&gt;0;&quot;-&quot;&amp;[.AC319]&amp;[.AD319]&amp;[.AE319]&amp;[.AF319];&quot;&quot;)" office:value-type="string" office:string-value="lindsay-handle-owindow">
            <text:p>lindsay-handle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house~,~30</text:p>
          </table:table-cell>
          <table:table-cell table:style-name="ce136"/>
          <table:table-cell table:style-name="ce136" office:value-type="string">
            <text:p>lindsa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0]&amp;[.H320]&amp;[.I320]&amp;[.J320])&gt;0;[.C320]&amp;&quot;-&quot;&amp;[.D320]&amp;&quot;-&quot;&amp;[.G320]&amp;[.H320]&amp;[.I320]&amp;[.J320];[.C320]&amp;&quot;-&quot;&amp;[.N320]&amp;&quot;-&quot;&amp;[.O320])&amp;IF(LEN([.AC320]&amp;[.AD320]&amp;[.AE320]&amp;[.AF320])&gt;0;&quot;-&quot;&amp;[.AC320]&amp;[.AD320]&amp;[.AE320]&amp;[.AF320];&quot;&quot;)" office:value-type="string" office:string-value="lindsay-look-owindow">
            <text:p>lindsay-look-owindow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 can see the clearing from here. <text:s/>Looks normal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1]&amp;[.H321]&amp;[.I321]&amp;[.J321])&gt;0;[.C321]&amp;&quot;-&quot;&amp;[.D321]&amp;&quot;-&quot;&amp;[.G321]&amp;[.H321]&amp;[.I321]&amp;[.J321];[.C321]&amp;&quot;-&quot;&amp;[.N321]&amp;&quot;-&quot;&amp;[.O321])&amp;IF(LEN([.AC321]&amp;[.AD321]&amp;[.AE321]&amp;[.AF321])&gt;0;&quot;-&quot;&amp;[.AC321]&amp;[.AD321]&amp;[.AE321]&amp;[.AF321];&quot;&quot;)" office:value-type="string" office:string-value="johnny-handle-owindow">
            <text:p>johnny-handle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house~,~30</text:p>
          </table:table-cell>
          <table:table-cell table:style-name="ce136"/>
          <table:table-cell table:style-name="ce136" office:value-type="string">
            <text:p>johnny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2]&amp;[.H322]&amp;[.I322]&amp;[.J322])&gt;0;[.C322]&amp;&quot;-&quot;&amp;[.D322]&amp;&quot;-&quot;&amp;[.G322]&amp;[.H322]&amp;[.I322]&amp;[.J322];[.C322]&amp;&quot;-&quot;&amp;[.N322]&amp;&quot;-&quot;&amp;[.O322])&amp;IF(LEN([.AC322]&amp;[.AD322]&amp;[.AE322]&amp;[.AF322])&gt;0;&quot;-&quot;&amp;[.AC322]&amp;[.AD322]&amp;[.AE322]&amp;[.AF322];&quot;&quot;)" office:value-type="string" office:string-value="johnny-look-owindow">
            <text:p>johnny-look-owindow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the same as when we arrived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3]&amp;[.H323]&amp;[.I323]&amp;[.J323])&gt;0;[.C323]&amp;&quot;-&quot;&amp;[.D323]&amp;&quot;-&quot;&amp;[.G323]&amp;[.H323]&amp;[.I323]&amp;[.J323];[.C323]&amp;&quot;-&quot;&amp;[.N323]&amp;&quot;-&quot;&amp;[.O323])&amp;IF(LEN([.AC323]&amp;[.AD323]&amp;[.AE323]&amp;[.AF323])&gt;0;&quot;-&quot;&amp;[.AC323]&amp;[.AD323]&amp;[.AE323]&amp;[.AF323];&quot;&quot;)" office:value-type="string" office:string-value="sarah-handle-owindow">
            <text:p>sarah-handle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office:value-type="string">
            <text:p>Scene_ID~,~Screen_X</text:p>
          </table:table-cell>
          <table:table-cell table:style-name="ce117" office:value-type="string">
            <text:p>Characters</text:p>
          </table:table-cell>
          <table:table-cell table:style-name="ce117" office:value-type="string">
            <text:p>house~,~30</text:p>
          </table:table-cell>
          <table:table-cell table:style-name="ce136"/>
          <table:table-cell table:style-name="ce136" office:value-type="string">
            <text:p>sarah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4]&amp;[.H324]&amp;[.I324]&amp;[.J324])&gt;0;[.C324]&amp;&quot;-&quot;&amp;[.D324]&amp;&quot;-&quot;&amp;[.G324]&amp;[.H324]&amp;[.I324]&amp;[.J324];[.C324]&amp;&quot;-&quot;&amp;[.N324]&amp;&quot;-&quot;&amp;[.O324])&amp;IF(LEN([.AC324]&amp;[.AD324]&amp;[.AE324]&amp;[.AF324])&gt;0;&quot;-&quot;&amp;[.AC324]&amp;[.AD324]&amp;[.AE324]&amp;[.AF324];&quot;&quot;)" office:value-type="string" office:string-value="sarah-look-owindow">
            <text:p>sarah-look-owindow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owindow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just that creepy forest. <text:s/>I'll be so glad to get home when we're done here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5]&amp;[.H325]&amp;[.I325]&amp;[.J325])&gt;0;[.C325]&amp;&quot;-&quot;&amp;[.D325]&amp;&quot;-&quot;&amp;[.G325]&amp;[.H325]&amp;[.I325]&amp;[.J325];[.C325]&amp;&quot;-&quot;&amp;[.N325]&amp;&quot;-&quot;&amp;[.O325])&amp;IF(LEN([.AC325]&amp;[.AD325]&amp;[.AE325]&amp;[.AF325])&gt;0;&quot;-&quot;&amp;[.AC325]&amp;[.AD325]&amp;[.AE325]&amp;[.AF325];&quot;&quot;)" office:value-type="string" office:string-value="lindsay-look-painting">
            <text:p>lindsay-look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a paint-by-numb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6]&amp;[.H326]&amp;[.I326]&amp;[.J326])&gt;0;[.C326]&amp;&quot;-&quot;&amp;[.D326]&amp;&quot;-&quot;&amp;[.G326]&amp;[.H326]&amp;[.I326]&amp;[.J326];[.C326]&amp;&quot;-&quot;&amp;[.N326]&amp;&quot;-&quot;&amp;[.O326])&amp;IF(LEN([.AC326]&amp;[.AD326]&amp;[.AE326]&amp;[.AF326])&gt;0;&quot;-&quot;&amp;[.AC326]&amp;[.AD326]&amp;[.AE326]&amp;[.AF326];&quot;&quot;)" office:value-type="string" office:string-value="lindsay-look-painting">
            <text:p>lindsay-look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at's funny: blue is 1, orange is 2, yellow is 3 - why would green be 18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7]&amp;[.H327]&amp;[.I327]&amp;[.J327])&gt;0;[.C327]&amp;&quot;-&quot;&amp;[.D327]&amp;&quot;-&quot;&amp;[.G327]&amp;[.H327]&amp;[.I327]&amp;[.J327];[.C327]&amp;&quot;-&quot;&amp;[.N327]&amp;&quot;-&quot;&amp;[.O327])&amp;IF(LEN([.AC327]&amp;[.AD327]&amp;[.AE327]&amp;[.AF327])&gt;0;&quot;-&quot;&amp;[.AC327]&amp;[.AD327]&amp;[.AE327]&amp;[.AF327];&quot;&quot;)" office:value-type="string" office:string-value="lindsay-handle-painting">
            <text:p>lindsay-handle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handl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The paint is dry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8]&amp;[.H328]&amp;[.I328]&amp;[.J328])&gt;0;[.C328]&amp;&quot;-&quot;&amp;[.D328]&amp;&quot;-&quot;&amp;[.G328]&amp;[.H328]&amp;[.I328]&amp;[.J328];[.C328]&amp;&quot;-&quot;&amp;[.N328]&amp;&quot;-&quot;&amp;[.O328])&amp;IF(LEN([.AC328]&amp;[.AD328]&amp;[.AE328]&amp;[.AF328])&gt;0;&quot;-&quot;&amp;[.AC328]&amp;[.AD328]&amp;[.AE328]&amp;[.AF328];&quot;&quot;)" office:value-type="string" office:string-value="lindsay-take-painting">
            <text:p>lindsay-take-painting</text:p>
          </table:table-cell>
          <table:table-cell/>
          <table:table-cell table:content-validation-name="val1" office:value-type="string">
            <text:p>lindsay</text:p>
          </table:table-cell>
          <table:table-cell table:content-validation-name="val2" office:value-type="string">
            <text:p>take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2" office:value-type="float" office:value="1">
            <text:p>1</text:p>
          </table:table-cell>
          <table:table-cell office:value-type="string">
            <text:p>painting</text:p>
          </table:table-cell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0.6">
            <text:p>60%</text:p>
          </table:table-cell>
          <table:table-cell office:value-type="string">
            <text:p>Don't mind if I do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29]&amp;[.H329]&amp;[.I329]&amp;[.J329])&gt;0;[.C329]&amp;&quot;-&quot;&amp;[.D329]&amp;&quot;-&quot;&amp;[.G329]&amp;[.H329]&amp;[.I329]&amp;[.J329];[.C329]&amp;&quot;-&quot;&amp;[.N329]&amp;&quot;-&quot;&amp;[.O329])&amp;IF(LEN([.AC329]&amp;[.AD329]&amp;[.AE329]&amp;[.AF329])&gt;0;&quot;-&quot;&amp;[.AC329]&amp;[.AD329]&amp;[.AE329]&amp;[.AF329];&quot;&quot;)" office:value-type="string" office:string-value="johnny-look-painting">
            <text:p>johnny-look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Haha, the all-powerful wizard hung a paint-by-number in his bedroom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0]&amp;[.H330]&amp;[.I330]&amp;[.J330])&gt;0;[.C330]&amp;&quot;-&quot;&amp;[.D330]&amp;&quot;-&quot;&amp;[.G330]&amp;[.H330]&amp;[.I330]&amp;[.J330];[.C330]&amp;&quot;-&quot;&amp;[.N330]&amp;&quot;-&quot;&amp;[.O330])&amp;IF(LEN([.AC330]&amp;[.AD330]&amp;[.AE330]&amp;[.AF330])&gt;0;&quot;-&quot;&amp;[.AC330]&amp;[.AD330]&amp;[.AE330]&amp;[.AF330];&quot;&quot;)" office:value-type="string" office:string-value="johnny-look-painting">
            <text:p>johnny-look-painting</text:p>
          </table:table-cell>
          <table:table-cell/>
          <table:table-cell table:content-validation-name="val1" office:value-type="string">
            <text:p>johnny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The numbers aren't even in order. <text:s/>Blue, orange, yellow, then it skips to 18 for green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1]&amp;[.H331]&amp;[.I331]&amp;[.J331])&gt;0;[.C331]&amp;&quot;-&quot;&amp;[.D331]&amp;&quot;-&quot;&amp;[.G331]&amp;[.H331]&amp;[.I331]&amp;[.J331];[.C331]&amp;&quot;-&quot;&amp;[.N331]&amp;&quot;-&quot;&amp;[.O331])&amp;IF(LEN([.AC331]&amp;[.AD331]&amp;[.AE331]&amp;[.AF331])&gt;0;&quot;-&quot;&amp;[.AC331]&amp;[.AD331]&amp;[.AE331]&amp;[.AF331];&quot;&quot;)" office:value-type="string" office:string-value="sarah-look-painting">
            <text:p>sarah-look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/>
          <table:table-cell office:value-type="string">
            <text:p>It's a crudely-done paint-by-number.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2]&amp;[.H332]&amp;[.I332]&amp;[.J332])&gt;0;[.C332]&amp;&quot;-&quot;&amp;[.D332]&amp;&quot;-&quot;&amp;[.G332]&amp;[.H332]&amp;[.I332]&amp;[.J332];[.C332]&amp;&quot;-&quot;&amp;[.N332]&amp;&quot;-&quot;&amp;[.O332])&amp;IF(LEN([.AC332]&amp;[.AD332]&amp;[.AE332]&amp;[.AF332])&gt;0;&quot;-&quot;&amp;[.AC332]&amp;[.AD332]&amp;[.AE332]&amp;[.AF332];&quot;&quot;)" office:value-type="string" office:string-value="sarah-look-painting">
            <text:p>sarah-look-painting</text:p>
          </table:table-cell>
          <table:table-cell/>
          <table:table-cell table:content-validation-name="val1" office:value-type="string">
            <text:p>sarah</text:p>
          </table:table-cell>
          <table:table-cell table:content-validation-name="val2" office:value-type="string">
            <text:p>look</text:p>
          </table:table-cell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 office:value-type="string">
            <text:p>painting</text:p>
          </table:table-cell>
          <table:table-cell table:number-columns-repeated="3"/>
          <table:table-cell table:content-validation-name="val8"/>
          <table:table-cell/>
          <table:table-cell/>
          <table:table-cell table:content-validation-name="val9" office:value-type="string">
            <text:p>DEFAULT</text:p>
          </table:table-cell>
          <table:table-cell table:content-validation-name="val10"/>
          <table:table-cell office:value-type="percentage" office:value="1.5">
            <text:p>150%</text:p>
          </table:table-cell>
          <table:table-cell office:value-type="string">
            <text:p>I wonder if it's significant that it's 1, 2, 3 for blue, orange, and yellow, but then green is 18?</text:p>
          </table:table-cell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3]&amp;[.H333]&amp;[.I333]&amp;[.J333])&gt;0;[.C333]&amp;&quot;-&quot;&amp;[.D333]&amp;&quot;-&quot;&amp;[.G333]&amp;[.H333]&amp;[.I333]&amp;[.J333];[.C333]&amp;&quot;-&quot;&amp;[.N333]&amp;&quot;-&quot;&amp;[.O333])&amp;IF(LEN([.AC333]&amp;[.AD333]&amp;[.AE333]&amp;[.AF333])&gt;0;&quot;-&quot;&amp;[.AC333]&amp;[.AD333]&amp;[.AE333]&amp;[.AF33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4]&amp;[.H334]&amp;[.I334]&amp;[.J334])&gt;0;[.C334]&amp;&quot;-&quot;&amp;[.D334]&amp;&quot;-&quot;&amp;[.G334]&amp;[.H334]&amp;[.I334]&amp;[.J334];[.C334]&amp;&quot;-&quot;&amp;[.N334]&amp;&quot;-&quot;&amp;[.O334])&amp;IF(LEN([.AC334]&amp;[.AD334]&amp;[.AE334]&amp;[.AF334])&gt;0;&quot;-&quot;&amp;[.AC334]&amp;[.AD334]&amp;[.AE334]&amp;[.AF33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5]&amp;[.H335]&amp;[.I335]&amp;[.J335])&gt;0;[.C335]&amp;&quot;-&quot;&amp;[.D335]&amp;&quot;-&quot;&amp;[.G335]&amp;[.H335]&amp;[.I335]&amp;[.J335];[.C335]&amp;&quot;-&quot;&amp;[.N335]&amp;&quot;-&quot;&amp;[.O335])&amp;IF(LEN([.AC335]&amp;[.AD335]&amp;[.AE335]&amp;[.AF335])&gt;0;&quot;-&quot;&amp;[.AC335]&amp;[.AD335]&amp;[.AE335]&amp;[.AF33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6]&amp;[.H336]&amp;[.I336]&amp;[.J336])&gt;0;[.C336]&amp;&quot;-&quot;&amp;[.D336]&amp;&quot;-&quot;&amp;[.G336]&amp;[.H336]&amp;[.I336]&amp;[.J336];[.C336]&amp;&quot;-&quot;&amp;[.N336]&amp;&quot;-&quot;&amp;[.O336])&amp;IF(LEN([.AC336]&amp;[.AD336]&amp;[.AE336]&amp;[.AF336])&gt;0;&quot;-&quot;&amp;[.AC336]&amp;[.AD336]&amp;[.AE336]&amp;[.AF33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7]&amp;[.H337]&amp;[.I337]&amp;[.J337])&gt;0;[.C337]&amp;&quot;-&quot;&amp;[.D337]&amp;&quot;-&quot;&amp;[.G337]&amp;[.H337]&amp;[.I337]&amp;[.J337];[.C337]&amp;&quot;-&quot;&amp;[.N337]&amp;&quot;-&quot;&amp;[.O337])&amp;IF(LEN([.AC337]&amp;[.AD337]&amp;[.AE337]&amp;[.AF337])&gt;0;&quot;-&quot;&amp;[.AC337]&amp;[.AD337]&amp;[.AE337]&amp;[.AF33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8]&amp;[.H338]&amp;[.I338]&amp;[.J338])&gt;0;[.C338]&amp;&quot;-&quot;&amp;[.D338]&amp;&quot;-&quot;&amp;[.G338]&amp;[.H338]&amp;[.I338]&amp;[.J338];[.C338]&amp;&quot;-&quot;&amp;[.N338]&amp;&quot;-&quot;&amp;[.O338])&amp;IF(LEN([.AC338]&amp;[.AD338]&amp;[.AE338]&amp;[.AF338])&gt;0;&quot;-&quot;&amp;[.AC338]&amp;[.AD338]&amp;[.AE338]&amp;[.AF33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39]&amp;[.H339]&amp;[.I339]&amp;[.J339])&gt;0;[.C339]&amp;&quot;-&quot;&amp;[.D339]&amp;&quot;-&quot;&amp;[.G339]&amp;[.H339]&amp;[.I339]&amp;[.J339];[.C339]&amp;&quot;-&quot;&amp;[.N339]&amp;&quot;-&quot;&amp;[.O339])&amp;IF(LEN([.AC339]&amp;[.AD339]&amp;[.AE339]&amp;[.AF339])&gt;0;&quot;-&quot;&amp;[.AC339]&amp;[.AD339]&amp;[.AE339]&amp;[.AF33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0]&amp;[.H340]&amp;[.I340]&amp;[.J340])&gt;0;[.C340]&amp;&quot;-&quot;&amp;[.D340]&amp;&quot;-&quot;&amp;[.G340]&amp;[.H340]&amp;[.I340]&amp;[.J340];[.C340]&amp;&quot;-&quot;&amp;[.N340]&amp;&quot;-&quot;&amp;[.O340])&amp;IF(LEN([.AC340]&amp;[.AD340]&amp;[.AE340]&amp;[.AF340])&gt;0;&quot;-&quot;&amp;[.AC340]&amp;[.AD340]&amp;[.AE340]&amp;[.AF34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1]&amp;[.H341]&amp;[.I341]&amp;[.J341])&gt;0;[.C341]&amp;&quot;-&quot;&amp;[.D341]&amp;&quot;-&quot;&amp;[.G341]&amp;[.H341]&amp;[.I341]&amp;[.J341];[.C341]&amp;&quot;-&quot;&amp;[.N341]&amp;&quot;-&quot;&amp;[.O341])&amp;IF(LEN([.AC341]&amp;[.AD341]&amp;[.AE341]&amp;[.AF341])&gt;0;&quot;-&quot;&amp;[.AC341]&amp;[.AD341]&amp;[.AE341]&amp;[.AF34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2]&amp;[.H342]&amp;[.I342]&amp;[.J342])&gt;0;[.C342]&amp;&quot;-&quot;&amp;[.D342]&amp;&quot;-&quot;&amp;[.G342]&amp;[.H342]&amp;[.I342]&amp;[.J342];[.C342]&amp;&quot;-&quot;&amp;[.N342]&amp;&quot;-&quot;&amp;[.O342])&amp;IF(LEN([.AC342]&amp;[.AD342]&amp;[.AE342]&amp;[.AF342])&gt;0;&quot;-&quot;&amp;[.AC342]&amp;[.AD342]&amp;[.AE342]&amp;[.AF34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3]&amp;[.H343]&amp;[.I343]&amp;[.J343])&gt;0;[.C343]&amp;&quot;-&quot;&amp;[.D343]&amp;&quot;-&quot;&amp;[.G343]&amp;[.H343]&amp;[.I343]&amp;[.J343];[.C343]&amp;&quot;-&quot;&amp;[.N343]&amp;&quot;-&quot;&amp;[.O343])&amp;IF(LEN([.AC343]&amp;[.AD343]&amp;[.AE343]&amp;[.AF343])&gt;0;&quot;-&quot;&amp;[.AC343]&amp;[.AD343]&amp;[.AE343]&amp;[.AF34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4]&amp;[.H344]&amp;[.I344]&amp;[.J344])&gt;0;[.C344]&amp;&quot;-&quot;&amp;[.D344]&amp;&quot;-&quot;&amp;[.G344]&amp;[.H344]&amp;[.I344]&amp;[.J344];[.C344]&amp;&quot;-&quot;&amp;[.N344]&amp;&quot;-&quot;&amp;[.O344])&amp;IF(LEN([.AC344]&amp;[.AD344]&amp;[.AE344]&amp;[.AF344])&gt;0;&quot;-&quot;&amp;[.AC344]&amp;[.AD344]&amp;[.AE344]&amp;[.AF34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5]&amp;[.H345]&amp;[.I345]&amp;[.J345])&gt;0;[.C345]&amp;&quot;-&quot;&amp;[.D345]&amp;&quot;-&quot;&amp;[.G345]&amp;[.H345]&amp;[.I345]&amp;[.J345];[.C345]&amp;&quot;-&quot;&amp;[.N345]&amp;&quot;-&quot;&amp;[.O345])&amp;IF(LEN([.AC345]&amp;[.AD345]&amp;[.AE345]&amp;[.AF345])&gt;0;&quot;-&quot;&amp;[.AC345]&amp;[.AD345]&amp;[.AE345]&amp;[.AF34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6]&amp;[.H346]&amp;[.I346]&amp;[.J346])&gt;0;[.C346]&amp;&quot;-&quot;&amp;[.D346]&amp;&quot;-&quot;&amp;[.G346]&amp;[.H346]&amp;[.I346]&amp;[.J346];[.C346]&amp;&quot;-&quot;&amp;[.N346]&amp;&quot;-&quot;&amp;[.O346])&amp;IF(LEN([.AC346]&amp;[.AD346]&amp;[.AE346]&amp;[.AF346])&gt;0;&quot;-&quot;&amp;[.AC346]&amp;[.AD346]&amp;[.AE346]&amp;[.AF34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7]&amp;[.H347]&amp;[.I347]&amp;[.J347])&gt;0;[.C347]&amp;&quot;-&quot;&amp;[.D347]&amp;&quot;-&quot;&amp;[.G347]&amp;[.H347]&amp;[.I347]&amp;[.J347];[.C347]&amp;&quot;-&quot;&amp;[.N347]&amp;&quot;-&quot;&amp;[.O347])&amp;IF(LEN([.AC347]&amp;[.AD347]&amp;[.AE347]&amp;[.AF347])&gt;0;&quot;-&quot;&amp;[.AC347]&amp;[.AD347]&amp;[.AE347]&amp;[.AF34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8]&amp;[.H348]&amp;[.I348]&amp;[.J348])&gt;0;[.C348]&amp;&quot;-&quot;&amp;[.D348]&amp;&quot;-&quot;&amp;[.G348]&amp;[.H348]&amp;[.I348]&amp;[.J348];[.C348]&amp;&quot;-&quot;&amp;[.N348]&amp;&quot;-&quot;&amp;[.O348])&amp;IF(LEN([.AC348]&amp;[.AD348]&amp;[.AE348]&amp;[.AF348])&gt;0;&quot;-&quot;&amp;[.AC348]&amp;[.AD348]&amp;[.AE348]&amp;[.AF34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49]&amp;[.H349]&amp;[.I349]&amp;[.J349])&gt;0;[.C349]&amp;&quot;-&quot;&amp;[.D349]&amp;&quot;-&quot;&amp;[.G349]&amp;[.H349]&amp;[.I349]&amp;[.J349];[.C349]&amp;&quot;-&quot;&amp;[.N349]&amp;&quot;-&quot;&amp;[.O349])&amp;IF(LEN([.AC349]&amp;[.AD349]&amp;[.AE349]&amp;[.AF349])&gt;0;&quot;-&quot;&amp;[.AC349]&amp;[.AD349]&amp;[.AE349]&amp;[.AF34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0]&amp;[.H350]&amp;[.I350]&amp;[.J350])&gt;0;[.C350]&amp;&quot;-&quot;&amp;[.D350]&amp;&quot;-&quot;&amp;[.G350]&amp;[.H350]&amp;[.I350]&amp;[.J350];[.C350]&amp;&quot;-&quot;&amp;[.N350]&amp;&quot;-&quot;&amp;[.O350])&amp;IF(LEN([.AC350]&amp;[.AD350]&amp;[.AE350]&amp;[.AF350])&gt;0;&quot;-&quot;&amp;[.AC350]&amp;[.AD350]&amp;[.AE350]&amp;[.AF35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1]&amp;[.H351]&amp;[.I351]&amp;[.J351])&gt;0;[.C351]&amp;&quot;-&quot;&amp;[.D351]&amp;&quot;-&quot;&amp;[.G351]&amp;[.H351]&amp;[.I351]&amp;[.J351];[.C351]&amp;&quot;-&quot;&amp;[.N351]&amp;&quot;-&quot;&amp;[.O351])&amp;IF(LEN([.AC351]&amp;[.AD351]&amp;[.AE351]&amp;[.AF351])&gt;0;&quot;-&quot;&amp;[.AC351]&amp;[.AD351]&amp;[.AE351]&amp;[.AF35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2]&amp;[.H352]&amp;[.I352]&amp;[.J352])&gt;0;[.C352]&amp;&quot;-&quot;&amp;[.D352]&amp;&quot;-&quot;&amp;[.G352]&amp;[.H352]&amp;[.I352]&amp;[.J352];[.C352]&amp;&quot;-&quot;&amp;[.N352]&amp;&quot;-&quot;&amp;[.O352])&amp;IF(LEN([.AC352]&amp;[.AD352]&amp;[.AE352]&amp;[.AF352])&gt;0;&quot;-&quot;&amp;[.AC352]&amp;[.AD352]&amp;[.AE352]&amp;[.AF35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3]&amp;[.H353]&amp;[.I353]&amp;[.J353])&gt;0;[.C353]&amp;&quot;-&quot;&amp;[.D353]&amp;&quot;-&quot;&amp;[.G353]&amp;[.H353]&amp;[.I353]&amp;[.J353];[.C353]&amp;&quot;-&quot;&amp;[.N353]&amp;&quot;-&quot;&amp;[.O353])&amp;IF(LEN([.AC353]&amp;[.AD353]&amp;[.AE353]&amp;[.AF353])&gt;0;&quot;-&quot;&amp;[.AC353]&amp;[.AD353]&amp;[.AE353]&amp;[.AF35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4]&amp;[.H354]&amp;[.I354]&amp;[.J354])&gt;0;[.C354]&amp;&quot;-&quot;&amp;[.D354]&amp;&quot;-&quot;&amp;[.G354]&amp;[.H354]&amp;[.I354]&amp;[.J354];[.C354]&amp;&quot;-&quot;&amp;[.N354]&amp;&quot;-&quot;&amp;[.O354])&amp;IF(LEN([.AC354]&amp;[.AD354]&amp;[.AE354]&amp;[.AF354])&gt;0;&quot;-&quot;&amp;[.AC354]&amp;[.AD354]&amp;[.AE354]&amp;[.AF35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5]&amp;[.H355]&amp;[.I355]&amp;[.J355])&gt;0;[.C355]&amp;&quot;-&quot;&amp;[.D355]&amp;&quot;-&quot;&amp;[.G355]&amp;[.H355]&amp;[.I355]&amp;[.J355];[.C355]&amp;&quot;-&quot;&amp;[.N355]&amp;&quot;-&quot;&amp;[.O355])&amp;IF(LEN([.AC355]&amp;[.AD355]&amp;[.AE355]&amp;[.AF355])&gt;0;&quot;-&quot;&amp;[.AC355]&amp;[.AD355]&amp;[.AE355]&amp;[.AF35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6]&amp;[.H356]&amp;[.I356]&amp;[.J356])&gt;0;[.C356]&amp;&quot;-&quot;&amp;[.D356]&amp;&quot;-&quot;&amp;[.G356]&amp;[.H356]&amp;[.I356]&amp;[.J356];[.C356]&amp;&quot;-&quot;&amp;[.N356]&amp;&quot;-&quot;&amp;[.O356])&amp;IF(LEN([.AC356]&amp;[.AD356]&amp;[.AE356]&amp;[.AF356])&gt;0;&quot;-&quot;&amp;[.AC356]&amp;[.AD356]&amp;[.AE356]&amp;[.AF35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7]&amp;[.H357]&amp;[.I357]&amp;[.J357])&gt;0;[.C357]&amp;&quot;-&quot;&amp;[.D357]&amp;&quot;-&quot;&amp;[.G357]&amp;[.H357]&amp;[.I357]&amp;[.J357];[.C357]&amp;&quot;-&quot;&amp;[.N357]&amp;&quot;-&quot;&amp;[.O357])&amp;IF(LEN([.AC357]&amp;[.AD357]&amp;[.AE357]&amp;[.AF357])&gt;0;&quot;-&quot;&amp;[.AC357]&amp;[.AD357]&amp;[.AE357]&amp;[.AF35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8]&amp;[.H358]&amp;[.I358]&amp;[.J358])&gt;0;[.C358]&amp;&quot;-&quot;&amp;[.D358]&amp;&quot;-&quot;&amp;[.G358]&amp;[.H358]&amp;[.I358]&amp;[.J358];[.C358]&amp;&quot;-&quot;&amp;[.N358]&amp;&quot;-&quot;&amp;[.O358])&amp;IF(LEN([.AC358]&amp;[.AD358]&amp;[.AE358]&amp;[.AF358])&gt;0;&quot;-&quot;&amp;[.AC358]&amp;[.AD358]&amp;[.AE358]&amp;[.AF35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59]&amp;[.H359]&amp;[.I359]&amp;[.J359])&gt;0;[.C359]&amp;&quot;-&quot;&amp;[.D359]&amp;&quot;-&quot;&amp;[.G359]&amp;[.H359]&amp;[.I359]&amp;[.J359];[.C359]&amp;&quot;-&quot;&amp;[.N359]&amp;&quot;-&quot;&amp;[.O359])&amp;IF(LEN([.AC359]&amp;[.AD359]&amp;[.AE359]&amp;[.AF359])&gt;0;&quot;-&quot;&amp;[.AC359]&amp;[.AD359]&amp;[.AE359]&amp;[.AF35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0]&amp;[.H360]&amp;[.I360]&amp;[.J360])&gt;0;[.C360]&amp;&quot;-&quot;&amp;[.D360]&amp;&quot;-&quot;&amp;[.G360]&amp;[.H360]&amp;[.I360]&amp;[.J360];[.C360]&amp;&quot;-&quot;&amp;[.N360]&amp;&quot;-&quot;&amp;[.O360])&amp;IF(LEN([.AC360]&amp;[.AD360]&amp;[.AE360]&amp;[.AF360])&gt;0;&quot;-&quot;&amp;[.AC360]&amp;[.AD360]&amp;[.AE360]&amp;[.AF36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1]&amp;[.H361]&amp;[.I361]&amp;[.J361])&gt;0;[.C361]&amp;&quot;-&quot;&amp;[.D361]&amp;&quot;-&quot;&amp;[.G361]&amp;[.H361]&amp;[.I361]&amp;[.J361];[.C361]&amp;&quot;-&quot;&amp;[.N361]&amp;&quot;-&quot;&amp;[.O361])&amp;IF(LEN([.AC361]&amp;[.AD361]&amp;[.AE361]&amp;[.AF361])&gt;0;&quot;-&quot;&amp;[.AC361]&amp;[.AD361]&amp;[.AE361]&amp;[.AF36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2]&amp;[.H362]&amp;[.I362]&amp;[.J362])&gt;0;[.C362]&amp;&quot;-&quot;&amp;[.D362]&amp;&quot;-&quot;&amp;[.G362]&amp;[.H362]&amp;[.I362]&amp;[.J362];[.C362]&amp;&quot;-&quot;&amp;[.N362]&amp;&quot;-&quot;&amp;[.O362])&amp;IF(LEN([.AC362]&amp;[.AD362]&amp;[.AE362]&amp;[.AF362])&gt;0;&quot;-&quot;&amp;[.AC362]&amp;[.AD362]&amp;[.AE362]&amp;[.AF36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3]&amp;[.H363]&amp;[.I363]&amp;[.J363])&gt;0;[.C363]&amp;&quot;-&quot;&amp;[.D363]&amp;&quot;-&quot;&amp;[.G363]&amp;[.H363]&amp;[.I363]&amp;[.J363];[.C363]&amp;&quot;-&quot;&amp;[.N363]&amp;&quot;-&quot;&amp;[.O363])&amp;IF(LEN([.AC363]&amp;[.AD363]&amp;[.AE363]&amp;[.AF363])&gt;0;&quot;-&quot;&amp;[.AC363]&amp;[.AD363]&amp;[.AE363]&amp;[.AF36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4]&amp;[.H364]&amp;[.I364]&amp;[.J364])&gt;0;[.C364]&amp;&quot;-&quot;&amp;[.D364]&amp;&quot;-&quot;&amp;[.G364]&amp;[.H364]&amp;[.I364]&amp;[.J364];[.C364]&amp;&quot;-&quot;&amp;[.N364]&amp;&quot;-&quot;&amp;[.O364])&amp;IF(LEN([.AC364]&amp;[.AD364]&amp;[.AE364]&amp;[.AF364])&gt;0;&quot;-&quot;&amp;[.AC364]&amp;[.AD364]&amp;[.AE364]&amp;[.AF36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5]&amp;[.H365]&amp;[.I365]&amp;[.J365])&gt;0;[.C365]&amp;&quot;-&quot;&amp;[.D365]&amp;&quot;-&quot;&amp;[.G365]&amp;[.H365]&amp;[.I365]&amp;[.J365];[.C365]&amp;&quot;-&quot;&amp;[.N365]&amp;&quot;-&quot;&amp;[.O365])&amp;IF(LEN([.AC365]&amp;[.AD365]&amp;[.AE365]&amp;[.AF365])&gt;0;&quot;-&quot;&amp;[.AC365]&amp;[.AD365]&amp;[.AE365]&amp;[.AF36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6]&amp;[.H366]&amp;[.I366]&amp;[.J366])&gt;0;[.C366]&amp;&quot;-&quot;&amp;[.D366]&amp;&quot;-&quot;&amp;[.G366]&amp;[.H366]&amp;[.I366]&amp;[.J366];[.C366]&amp;&quot;-&quot;&amp;[.N366]&amp;&quot;-&quot;&amp;[.O366])&amp;IF(LEN([.AC366]&amp;[.AD366]&amp;[.AE366]&amp;[.AF366])&gt;0;&quot;-&quot;&amp;[.AC366]&amp;[.AD366]&amp;[.AE366]&amp;[.AF36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7]&amp;[.H367]&amp;[.I367]&amp;[.J367])&gt;0;[.C367]&amp;&quot;-&quot;&amp;[.D367]&amp;&quot;-&quot;&amp;[.G367]&amp;[.H367]&amp;[.I367]&amp;[.J367];[.C367]&amp;&quot;-&quot;&amp;[.N367]&amp;&quot;-&quot;&amp;[.O367])&amp;IF(LEN([.AC367]&amp;[.AD367]&amp;[.AE367]&amp;[.AF367])&gt;0;&quot;-&quot;&amp;[.AC367]&amp;[.AD367]&amp;[.AE367]&amp;[.AF36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8]&amp;[.H368]&amp;[.I368]&amp;[.J368])&gt;0;[.C368]&amp;&quot;-&quot;&amp;[.D368]&amp;&quot;-&quot;&amp;[.G368]&amp;[.H368]&amp;[.I368]&amp;[.J368];[.C368]&amp;&quot;-&quot;&amp;[.N368]&amp;&quot;-&quot;&amp;[.O368])&amp;IF(LEN([.AC368]&amp;[.AD368]&amp;[.AE368]&amp;[.AF368])&gt;0;&quot;-&quot;&amp;[.AC368]&amp;[.AD368]&amp;[.AE368]&amp;[.AF36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69]&amp;[.H369]&amp;[.I369]&amp;[.J369])&gt;0;[.C369]&amp;&quot;-&quot;&amp;[.D369]&amp;&quot;-&quot;&amp;[.G369]&amp;[.H369]&amp;[.I369]&amp;[.J369];[.C369]&amp;&quot;-&quot;&amp;[.N369]&amp;&quot;-&quot;&amp;[.O369])&amp;IF(LEN([.AC369]&amp;[.AD369]&amp;[.AE369]&amp;[.AF369])&gt;0;&quot;-&quot;&amp;[.AC369]&amp;[.AD369]&amp;[.AE369]&amp;[.AF36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0]&amp;[.H370]&amp;[.I370]&amp;[.J370])&gt;0;[.C370]&amp;&quot;-&quot;&amp;[.D370]&amp;&quot;-&quot;&amp;[.G370]&amp;[.H370]&amp;[.I370]&amp;[.J370];[.C370]&amp;&quot;-&quot;&amp;[.N370]&amp;&quot;-&quot;&amp;[.O370])&amp;IF(LEN([.AC370]&amp;[.AD370]&amp;[.AE370]&amp;[.AF370])&gt;0;&quot;-&quot;&amp;[.AC370]&amp;[.AD370]&amp;[.AE370]&amp;[.AF37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1]&amp;[.H371]&amp;[.I371]&amp;[.J371])&gt;0;[.C371]&amp;&quot;-&quot;&amp;[.D371]&amp;&quot;-&quot;&amp;[.G371]&amp;[.H371]&amp;[.I371]&amp;[.J371];[.C371]&amp;&quot;-&quot;&amp;[.N371]&amp;&quot;-&quot;&amp;[.O371])&amp;IF(LEN([.AC371]&amp;[.AD371]&amp;[.AE371]&amp;[.AF371])&gt;0;&quot;-&quot;&amp;[.AC371]&amp;[.AD371]&amp;[.AE371]&amp;[.AF37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2]&amp;[.H372]&amp;[.I372]&amp;[.J372])&gt;0;[.C372]&amp;&quot;-&quot;&amp;[.D372]&amp;&quot;-&quot;&amp;[.G372]&amp;[.H372]&amp;[.I372]&amp;[.J372];[.C372]&amp;&quot;-&quot;&amp;[.N372]&amp;&quot;-&quot;&amp;[.O372])&amp;IF(LEN([.AC372]&amp;[.AD372]&amp;[.AE372]&amp;[.AF372])&gt;0;&quot;-&quot;&amp;[.AC372]&amp;[.AD372]&amp;[.AE372]&amp;[.AF37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3]&amp;[.H373]&amp;[.I373]&amp;[.J373])&gt;0;[.C373]&amp;&quot;-&quot;&amp;[.D373]&amp;&quot;-&quot;&amp;[.G373]&amp;[.H373]&amp;[.I373]&amp;[.J373];[.C373]&amp;&quot;-&quot;&amp;[.N373]&amp;&quot;-&quot;&amp;[.O373])&amp;IF(LEN([.AC373]&amp;[.AD373]&amp;[.AE373]&amp;[.AF373])&gt;0;&quot;-&quot;&amp;[.AC373]&amp;[.AD373]&amp;[.AE373]&amp;[.AF37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4]&amp;[.H374]&amp;[.I374]&amp;[.J374])&gt;0;[.C374]&amp;&quot;-&quot;&amp;[.D374]&amp;&quot;-&quot;&amp;[.G374]&amp;[.H374]&amp;[.I374]&amp;[.J374];[.C374]&amp;&quot;-&quot;&amp;[.N374]&amp;&quot;-&quot;&amp;[.O374])&amp;IF(LEN([.AC374]&amp;[.AD374]&amp;[.AE374]&amp;[.AF374])&gt;0;&quot;-&quot;&amp;[.AC374]&amp;[.AD374]&amp;[.AE374]&amp;[.AF37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5]&amp;[.H375]&amp;[.I375]&amp;[.J375])&gt;0;[.C375]&amp;&quot;-&quot;&amp;[.D375]&amp;&quot;-&quot;&amp;[.G375]&amp;[.H375]&amp;[.I375]&amp;[.J375];[.C375]&amp;&quot;-&quot;&amp;[.N375]&amp;&quot;-&quot;&amp;[.O375])&amp;IF(LEN([.AC375]&amp;[.AD375]&amp;[.AE375]&amp;[.AF375])&gt;0;&quot;-&quot;&amp;[.AC375]&amp;[.AD375]&amp;[.AE375]&amp;[.AF37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6]&amp;[.H376]&amp;[.I376]&amp;[.J376])&gt;0;[.C376]&amp;&quot;-&quot;&amp;[.D376]&amp;&quot;-&quot;&amp;[.G376]&amp;[.H376]&amp;[.I376]&amp;[.J376];[.C376]&amp;&quot;-&quot;&amp;[.N376]&amp;&quot;-&quot;&amp;[.O376])&amp;IF(LEN([.AC376]&amp;[.AD376]&amp;[.AE376]&amp;[.AF376])&gt;0;&quot;-&quot;&amp;[.AC376]&amp;[.AD376]&amp;[.AE376]&amp;[.AF37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7]&amp;[.H377]&amp;[.I377]&amp;[.J377])&gt;0;[.C377]&amp;&quot;-&quot;&amp;[.D377]&amp;&quot;-&quot;&amp;[.G377]&amp;[.H377]&amp;[.I377]&amp;[.J377];[.C377]&amp;&quot;-&quot;&amp;[.N377]&amp;&quot;-&quot;&amp;[.O377])&amp;IF(LEN([.AC377]&amp;[.AD377]&amp;[.AE377]&amp;[.AF377])&gt;0;&quot;-&quot;&amp;[.AC377]&amp;[.AD377]&amp;[.AE377]&amp;[.AF37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8]&amp;[.H378]&amp;[.I378]&amp;[.J378])&gt;0;[.C378]&amp;&quot;-&quot;&amp;[.D378]&amp;&quot;-&quot;&amp;[.G378]&amp;[.H378]&amp;[.I378]&amp;[.J378];[.C378]&amp;&quot;-&quot;&amp;[.N378]&amp;&quot;-&quot;&amp;[.O378])&amp;IF(LEN([.AC378]&amp;[.AD378]&amp;[.AE378]&amp;[.AF378])&gt;0;&quot;-&quot;&amp;[.AC378]&amp;[.AD378]&amp;[.AE378]&amp;[.AF37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79]&amp;[.H379]&amp;[.I379]&amp;[.J379])&gt;0;[.C379]&amp;&quot;-&quot;&amp;[.D379]&amp;&quot;-&quot;&amp;[.G379]&amp;[.H379]&amp;[.I379]&amp;[.J379];[.C379]&amp;&quot;-&quot;&amp;[.N379]&amp;&quot;-&quot;&amp;[.O379])&amp;IF(LEN([.AC379]&amp;[.AD379]&amp;[.AE379]&amp;[.AF379])&gt;0;&quot;-&quot;&amp;[.AC379]&amp;[.AD379]&amp;[.AE379]&amp;[.AF37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0]&amp;[.H380]&amp;[.I380]&amp;[.J380])&gt;0;[.C380]&amp;&quot;-&quot;&amp;[.D380]&amp;&quot;-&quot;&amp;[.G380]&amp;[.H380]&amp;[.I380]&amp;[.J380];[.C380]&amp;&quot;-&quot;&amp;[.N380]&amp;&quot;-&quot;&amp;[.O380])&amp;IF(LEN([.AC380]&amp;[.AD380]&amp;[.AE380]&amp;[.AF380])&gt;0;&quot;-&quot;&amp;[.AC380]&amp;[.AD380]&amp;[.AE380]&amp;[.AF38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1]&amp;[.H381]&amp;[.I381]&amp;[.J381])&gt;0;[.C381]&amp;&quot;-&quot;&amp;[.D381]&amp;&quot;-&quot;&amp;[.G381]&amp;[.H381]&amp;[.I381]&amp;[.J381];[.C381]&amp;&quot;-&quot;&amp;[.N381]&amp;&quot;-&quot;&amp;[.O381])&amp;IF(LEN([.AC381]&amp;[.AD381]&amp;[.AE381]&amp;[.AF381])&gt;0;&quot;-&quot;&amp;[.AC381]&amp;[.AD381]&amp;[.AE381]&amp;[.AF38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2]&amp;[.H382]&amp;[.I382]&amp;[.J382])&gt;0;[.C382]&amp;&quot;-&quot;&amp;[.D382]&amp;&quot;-&quot;&amp;[.G382]&amp;[.H382]&amp;[.I382]&amp;[.J382];[.C382]&amp;&quot;-&quot;&amp;[.N382]&amp;&quot;-&quot;&amp;[.O382])&amp;IF(LEN([.AC382]&amp;[.AD382]&amp;[.AE382]&amp;[.AF382])&gt;0;&quot;-&quot;&amp;[.AC382]&amp;[.AD382]&amp;[.AE382]&amp;[.AF38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3]&amp;[.H383]&amp;[.I383]&amp;[.J383])&gt;0;[.C383]&amp;&quot;-&quot;&amp;[.D383]&amp;&quot;-&quot;&amp;[.G383]&amp;[.H383]&amp;[.I383]&amp;[.J383];[.C383]&amp;&quot;-&quot;&amp;[.N383]&amp;&quot;-&quot;&amp;[.O383])&amp;IF(LEN([.AC383]&amp;[.AD383]&amp;[.AE383]&amp;[.AF383])&gt;0;&quot;-&quot;&amp;[.AC383]&amp;[.AD383]&amp;[.AE383]&amp;[.AF38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4]&amp;[.H384]&amp;[.I384]&amp;[.J384])&gt;0;[.C384]&amp;&quot;-&quot;&amp;[.D384]&amp;&quot;-&quot;&amp;[.G384]&amp;[.H384]&amp;[.I384]&amp;[.J384];[.C384]&amp;&quot;-&quot;&amp;[.N384]&amp;&quot;-&quot;&amp;[.O384])&amp;IF(LEN([.AC384]&amp;[.AD384]&amp;[.AE384]&amp;[.AF384])&gt;0;&quot;-&quot;&amp;[.AC384]&amp;[.AD384]&amp;[.AE384]&amp;[.AF38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5]&amp;[.H385]&amp;[.I385]&amp;[.J385])&gt;0;[.C385]&amp;&quot;-&quot;&amp;[.D385]&amp;&quot;-&quot;&amp;[.G385]&amp;[.H385]&amp;[.I385]&amp;[.J385];[.C385]&amp;&quot;-&quot;&amp;[.N385]&amp;&quot;-&quot;&amp;[.O385])&amp;IF(LEN([.AC385]&amp;[.AD385]&amp;[.AE385]&amp;[.AF385])&gt;0;&quot;-&quot;&amp;[.AC385]&amp;[.AD385]&amp;[.AE385]&amp;[.AF38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6]&amp;[.H386]&amp;[.I386]&amp;[.J386])&gt;0;[.C386]&amp;&quot;-&quot;&amp;[.D386]&amp;&quot;-&quot;&amp;[.G386]&amp;[.H386]&amp;[.I386]&amp;[.J386];[.C386]&amp;&quot;-&quot;&amp;[.N386]&amp;&quot;-&quot;&amp;[.O386])&amp;IF(LEN([.AC386]&amp;[.AD386]&amp;[.AE386]&amp;[.AF386])&gt;0;&quot;-&quot;&amp;[.AC386]&amp;[.AD386]&amp;[.AE386]&amp;[.AF38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7]&amp;[.H387]&amp;[.I387]&amp;[.J387])&gt;0;[.C387]&amp;&quot;-&quot;&amp;[.D387]&amp;&quot;-&quot;&amp;[.G387]&amp;[.H387]&amp;[.I387]&amp;[.J387];[.C387]&amp;&quot;-&quot;&amp;[.N387]&amp;&quot;-&quot;&amp;[.O387])&amp;IF(LEN([.AC387]&amp;[.AD387]&amp;[.AE387]&amp;[.AF387])&gt;0;&quot;-&quot;&amp;[.AC387]&amp;[.AD387]&amp;[.AE387]&amp;[.AF387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8]&amp;[.H388]&amp;[.I388]&amp;[.J388])&gt;0;[.C388]&amp;&quot;-&quot;&amp;[.D388]&amp;&quot;-&quot;&amp;[.G388]&amp;[.H388]&amp;[.I388]&amp;[.J388];[.C388]&amp;&quot;-&quot;&amp;[.N388]&amp;&quot;-&quot;&amp;[.O388])&amp;IF(LEN([.AC388]&amp;[.AD388]&amp;[.AE388]&amp;[.AF388])&gt;0;&quot;-&quot;&amp;[.AC388]&amp;[.AD388]&amp;[.AE388]&amp;[.AF388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89]&amp;[.H389]&amp;[.I389]&amp;[.J389])&gt;0;[.C389]&amp;&quot;-&quot;&amp;[.D389]&amp;&quot;-&quot;&amp;[.G389]&amp;[.H389]&amp;[.I389]&amp;[.J389];[.C389]&amp;&quot;-&quot;&amp;[.N389]&amp;&quot;-&quot;&amp;[.O389])&amp;IF(LEN([.AC389]&amp;[.AD389]&amp;[.AE389]&amp;[.AF389])&gt;0;&quot;-&quot;&amp;[.AC389]&amp;[.AD389]&amp;[.AE389]&amp;[.AF389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0]&amp;[.H390]&amp;[.I390]&amp;[.J390])&gt;0;[.C390]&amp;&quot;-&quot;&amp;[.D390]&amp;&quot;-&quot;&amp;[.G390]&amp;[.H390]&amp;[.I390]&amp;[.J390];[.C390]&amp;&quot;-&quot;&amp;[.N390]&amp;&quot;-&quot;&amp;[.O390])&amp;IF(LEN([.AC390]&amp;[.AD390]&amp;[.AE390]&amp;[.AF390])&gt;0;&quot;-&quot;&amp;[.AC390]&amp;[.AD390]&amp;[.AE390]&amp;[.AF390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1]&amp;[.H391]&amp;[.I391]&amp;[.J391])&gt;0;[.C391]&amp;&quot;-&quot;&amp;[.D391]&amp;&quot;-&quot;&amp;[.G391]&amp;[.H391]&amp;[.I391]&amp;[.J391];[.C391]&amp;&quot;-&quot;&amp;[.N391]&amp;&quot;-&quot;&amp;[.O391])&amp;IF(LEN([.AC391]&amp;[.AD391]&amp;[.AE391]&amp;[.AF391])&gt;0;&quot;-&quot;&amp;[.AC391]&amp;[.AD391]&amp;[.AE391]&amp;[.AF391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2]&amp;[.H392]&amp;[.I392]&amp;[.J392])&gt;0;[.C392]&amp;&quot;-&quot;&amp;[.D392]&amp;&quot;-&quot;&amp;[.G392]&amp;[.H392]&amp;[.I392]&amp;[.J392];[.C392]&amp;&quot;-&quot;&amp;[.N392]&amp;&quot;-&quot;&amp;[.O392])&amp;IF(LEN([.AC392]&amp;[.AD392]&amp;[.AE392]&amp;[.AF392])&gt;0;&quot;-&quot;&amp;[.AC392]&amp;[.AD392]&amp;[.AE392]&amp;[.AF392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3]&amp;[.H393]&amp;[.I393]&amp;[.J393])&gt;0;[.C393]&amp;&quot;-&quot;&amp;[.D393]&amp;&quot;-&quot;&amp;[.G393]&amp;[.H393]&amp;[.I393]&amp;[.J393];[.C393]&amp;&quot;-&quot;&amp;[.N393]&amp;&quot;-&quot;&amp;[.O393])&amp;IF(LEN([.AC393]&amp;[.AD393]&amp;[.AE393]&amp;[.AF393])&gt;0;&quot;-&quot;&amp;[.AC393]&amp;[.AD393]&amp;[.AE393]&amp;[.AF393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4]&amp;[.H394]&amp;[.I394]&amp;[.J394])&gt;0;[.C394]&amp;&quot;-&quot;&amp;[.D394]&amp;&quot;-&quot;&amp;[.G394]&amp;[.H394]&amp;[.I394]&amp;[.J394];[.C394]&amp;&quot;-&quot;&amp;[.N394]&amp;&quot;-&quot;&amp;[.O394])&amp;IF(LEN([.AC394]&amp;[.AD394]&amp;[.AE394]&amp;[.AF394])&gt;0;&quot;-&quot;&amp;[.AC394]&amp;[.AD394]&amp;[.AE394]&amp;[.AF394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5]&amp;[.H395]&amp;[.I395]&amp;[.J395])&gt;0;[.C395]&amp;&quot;-&quot;&amp;[.D395]&amp;&quot;-&quot;&amp;[.G395]&amp;[.H395]&amp;[.I395]&amp;[.J395];[.C395]&amp;&quot;-&quot;&amp;[.N395]&amp;&quot;-&quot;&amp;[.O395])&amp;IF(LEN([.AC395]&amp;[.AD395]&amp;[.AE395]&amp;[.AF395])&gt;0;&quot;-&quot;&amp;[.AC395]&amp;[.AD395]&amp;[.AE395]&amp;[.AF395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formula="of:=IF(LEN([.G396]&amp;[.H396]&amp;[.I396]&amp;[.J396])&gt;0;[.C396]&amp;&quot;-&quot;&amp;[.D396]&amp;&quot;-&quot;&amp;[.G396]&amp;[.H396]&amp;[.I396]&amp;[.J396];[.C396]&amp;&quot;-&quot;&amp;[.N396]&amp;&quot;-&quot;&amp;[.O396])&amp;IF(LEN([.AC396]&amp;[.AD396]&amp;[.AE396]&amp;[.AF396])&gt;0;&quot;-&quot;&amp;[.AC396]&amp;[.AD396]&amp;[.AE396]&amp;[.AF396];&quot;&quot;)" office:value-type="string" office:string-value="--">
            <text:p>--</text:p>
          </table:table-cell>
          <table:table-cell/>
          <table:table-cell table:content-validation-name="val1"/>
          <table:table-cell table:content-validation-name="val2"/>
          <table:table-cell table:number-columns-repeated="2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3"/>
          <table:table-cell table:content-validation-name="val8"/>
          <table:table-cell/>
          <table:table-cell/>
          <table:table-cell table:content-validation-name="val9"/>
          <table:table-cell table:content-validation-name="val10"/>
          <table:table-cell table:number-columns-repeated="2"/>
          <table:table-cell table:style-name="ce117" table:number-columns-repeated="3"/>
          <table:table-cell table:style-name="ce136" table:number-columns-repeated="2"/>
          <table:table-cell table:number-columns-repeated="3"/>
          <table:table-cell table:content-validation-name="val3"/>
          <table:table-cell table:content-validation-name="val4"/>
          <table:table-cell table:content-validation-name="val5"/>
          <table:table-cell/>
          <table:table-cell table:number-columns-repeated="988"/>
        </table:table-row>
        <table:table-row table:style-name="ro2">
          <table:table-cell table:style-name="ce55"/>
          <table:table-cell table:style-name="ce58" table:number-columns-repeated="9"/>
          <table:table-cell table:style-name="ce75" table:number-columns-repeated="3"/>
          <table:table-cell table:style-name="ce58" table:number-columns-repeated="5"/>
          <table:table-cell table:style-name="ce107"/>
          <table:table-cell table:style-name="ce58" table:number-columns-repeated="6"/>
          <table:table-cell table:style-name="ce75" table:number-columns-repeated="3"/>
          <table:table-cell table:style-name="ce58" table:number-columns-repeated="4"/>
          <table:table-cell table:style-name="ce75"/>
          <table:table-cell table:number-columns-repeated="987"/>
        </table:table-row>
        <table:table-row table:style-name="ro2" table:number-rows-repeated="1048178">
          <table:table-cell table:number-columns-repeated="1020"/>
        </table:table-row>
        <table:table-row table:style-name="ro2">
          <table:table-cell table:number-columns-repeated="1020"/>
        </table:table-row>
        <table:named-expressions/>
      </table:table>
      <table:table table:name="Variables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column table:style-name="co13" table:number-columns-repeated="1022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0" office:value-type="string">
            <text:p>Value</text:p>
          </table:table-cell>
          <table:table-cell table:style-name="ce52" table:number-columns-repeated="1022"/>
        </table:table-row>
        <table:table-row table:style-name="ro2">
          <table:table-cell table:style-name="ce53" office:value-type="string">
            <text:p>DEFAULT</text:p>
          </table:table-cell>
          <table:table-cell table:style-name="ce91" office:value-type="float" office:value="0">
            <text:p>0</text:p>
          </table:table-cell>
          <table:table-cell table:style-name="ce53" table:number-columns-repeated="1022"/>
        </table:table-row>
        <table:table-row table:style-name="ro3">
          <table:table-cell office:value-type="string">
            <text:p>numSticks</text:p>
          </table:table-cell>
          <table:table-cell table:number-columns-repeated="1023"/>
        </table:table-row>
        <table:table-row table:style-name="ro3">
          <table:table-cell office:value-type="string">
            <text:p>teamState</text:p>
          </table:table-cell>
          <table:table-cell office:value-type="string">
            <text:p>sticks</text:p>
          </table:table-cell>
          <table:table-cell table:number-columns-repeated="1022"/>
        </table:table-row>
        <table:table-row table:style-name="ro3">
          <table:table-cell/>
          <table:table-cell table:style-name="Default"/>
          <table:table-cell table:number-columns-repeated="1022"/>
        </table:table-row>
        <table:table-row table:style-name="ro3" table:number-rows-repeated="1048570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Actions" table:style-name="ta1" table:print="false">
        <office:forms form:automatic-focus="false" form:apply-design-mode="false"/>
        <table:table-column table:style-name="co13" table:number-columns-repeated="3" table:default-cell-style-name="Default"/>
        <table:table-column table:style-name="co87" table:default-cell-style-name="ce59"/>
        <table:table-column table:style-name="co13" table:number-columns-repeated="7" table:default-cell-style-name="ce59"/>
        <table:table-column table:style-name="co13" table:number-columns-repeated="3" table:default-cell-style-name="Default"/>
        <table:table-column table:style-name="co88" table:number-columns-repeated="2" table:default-cell-style-name="ce59"/>
        <table:table-column table:style-name="co13" table:number-columns-repeated="1007" table:default-cell-style-name="Default"/>
        <table:table-row table:style-name="ro3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lowed</text:p>
          </table:table-cell>
          <table:table-cell table:style-name="ce57" office:value-type="string">
            <text:p>Script_Required</text:p>
          </table:table-cell>
          <table:table-cell table:style-name="ce57" office:value-type="string">
            <text:p>On_Objects</text:p>
          </table:table-cell>
          <table:table-cell table:style-name="ce57" office:value-type="string">
            <text:p>On_Characters</text:p>
          </table:table-cell>
          <table:table-cell table:style-name="ce57" office:value-type="string">
            <text:p>On_Scenes</text:p>
          </table:table-cell>
          <table:table-cell table:style-name="ce57" office:value-type="string">
            <text:p>On_Inventory</text:p>
          </table:table-cell>
          <table:table-cell table:style-name="ce57" office:value-type="string">
            <text:p>Needs_Second</text:p>
          </table:table-cell>
          <table:table-cell table:style-name="ce57" office:value-type="string">
            <text:p>Scene_ID</text:p>
          </table:table-cell>
          <table:table-cell table:style-name="ce52" office:value-type="string">
            <text:p>Action_Path</text:p>
          </table:table-cell>
          <table:table-cell table:style-name="ce52" office:value-type="string">
            <text:p>Action_Filename</text:p>
          </table:table-cell>
          <table:table-cell table:style-name="ce52" office:value-type="string">
            <text:p>Action_Extension</text:p>
          </table:table-cell>
          <table:table-cell table:style-name="ce57" office:value-type="string">
            <text:p>Distance_From_Center</text:p>
          </table:table-cell>
          <table:table-cell table:style-name="ce57" office:value-type="string">
            <text:p>Radial_Position</text:p>
          </table:table-cell>
          <table:table-cell table:style-name="ce52" table:number-columns-repeated="1007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DEFAULT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number-columns-repeated="3" table:style-name="ce45" office:value-type="float" office:value="1">
            <text:p>1</text:p>
          </table:table-cell>
          <table:table-cell table:style-name="ce45"/>
          <table:table-cell table:style-name="ce45" office:value-type="float" office:value="0">
            <text:p>0</text:p>
          </table:table-cell>
          <table:table-cell table:style-name="ce45" office:value-type="string">
            <text:p>*</text:p>
          </table:table-cell>
          <table:table-cell table:style-name="ce2" office:value-type="string">
            <text:p>images/menu/</text:p>
          </table:table-cell>
          <table:table-cell table:style-name="ce2"/>
          <table:table-cell table:style-name="ce2" office:value-type="string">
            <text:p>.png</text:p>
          </table:table-cell>
          <table:table-cell table:style-name="ce132" office:value-type="percentage" office:value="0.65">
            <text:p>65.00%</text:p>
          </table:table-cell>
          <table:table-cell table:style-name="ce45" office:value-type="float" office:value="300">
            <text:p>300</text:p>
          </table:table-cell>
          <table:table-cell table:style-name="ce2" table:number-columns-repeated="1007"/>
        </table:table-row>
        <table:table-row table:style-name="ro2">
          <table:table-cell table:style-name="ce102" office:value-type="string">
            <text:p>use</text:p>
          </table:table-cell>
          <table:table-cell table:style-name="ce102" office:value-type="string">
            <text:p>Use on</text:p>
          </table:table-cell>
          <table:table-cell table:style-name="ce102" office:value-type="string">
            <text:p>DEFAULT</text:p>
          </table:table-cell>
          <table:table-cell table:style-name="ce105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number-columns-repeated="2" table:style-name="ce105" office:value-type="float" office:value="1">
            <text:p>1</text:p>
          </table:table-cell>
          <table:table-cell table:style-name="ce105"/>
          <table:table-cell table:style-name="ce102"/>
          <table:table-cell table:style-name="ce131" office:value-type="string">
            <text:p>TEMP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table:style-name="ce128" office:value-type="string">
            <text:p>walk</text:p>
          </table:table-cell>
          <table:table-cell table:style-name="ce129" office:value-type="string">
            <text:p>Walk to</text:p>
          </table:table-cell>
          <table:table-cell table:style-name="ce129" office:value-type="string">
            <text:p>DEFAULT</text:p>
          </table:table-cell>
          <table:table-cell table:style-name="ce130"/>
          <table:table-cell table:number-columns-repeated="5" table:style-name="ce130" office:value-type="float" office:value="0">
            <text:p>0</text:p>
          </table:table-cell>
          <table:table-cell table:style-name="ce130" table:number-columns-repeated="2"/>
          <table:table-cell table:style-name="ce129" table:number-columns-repeated="3"/>
          <table:table-cell table:style-name="ce130" table:number-columns-repeated="2"/>
          <table:table-cell table:style-name="ce129" table:number-columns-repeated="1007"/>
        </table:table-row>
        <table:table-row table:style-name="ro3">
          <table:table-cell table:style-name="ce102" office:value-type="string">
            <text:p>look</text:p>
          </table:table-cell>
          <table:table-cell table:style-name="ce102" office:value-type="string">
            <text:p>Look at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look</text:p>
          </table:table-cell>
          <table:table-cell table:style-name="ce102"/>
          <table:table-cell table:style-name="ce105"/>
          <table:table-cell table:style-name="ce105" office:value-type="float" office:value="180">
            <text:p>18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lk</text:p>
          </table:table-cell>
          <table:table-cell table:style-name="ce102" office:value-type="string">
            <text:p>Talk to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4" table:style-name="ce105" office:value-type="float" office:value="1">
            <text:p>1</text:p>
          </table:table-cell>
          <table:table-cell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lk</text:p>
          </table:table-cell>
          <table:table-cell table:style-name="ce102"/>
          <table:table-cell table:style-name="ce105"/>
          <table:table-cell table:style-name="ce105" office:value-type="float" office:value="60">
            <text:p>6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handle</text:p>
          </table:table-cell>
          <table:table-cell table:style-name="ce102" office:value-type="string">
            <text:p>Interact with</text:p>
          </table:table-cell>
          <table:table-cell table:style-name="ce102" office:value-type="string">
            <text:p>DEFAULT</text:p>
          </table:table-cell>
          <table:table-cell table:style-name="ce105"/>
          <table:table-cell table:number-columns-repeated="5" table:style-name="ce105" office:value-type="float" office:value="1">
            <text:p>1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handle</text:p>
          </table:table-cell>
          <table:table-cell table:style-name="ce102"/>
          <table:table-cell table:style-name="ce105"/>
          <table:table-cell table:style-name="ce105" office:value-type="float" office:value="120">
            <text:p>120</text:p>
          </table:table-cell>
          <table:table-cell table:style-name="ce102" table:number-columns-repeated="1007"/>
        </table:table-row>
        <table:table-row table:style-name="ro3">
          <table:table-cell table:style-name="ce102" office:value-type="string">
            <text:p>take</text:p>
          </table:table-cell>
          <table:table-cell table:style-name="ce102" office:value-type="string">
            <text:p>Take</text:p>
          </table:table-cell>
          <table:table-cell table:style-name="ce102" office:value-type="string">
            <text:p>DEFAULT</text:p>
          </table:table-cell>
          <table:table-cell table:style-name="ce105" table:number-columns-repeated="2"/>
          <table:table-cell table:style-name="ce105" office:value-type="float" office:value="1">
            <text:p>1</text:p>
          </table:table-cell>
          <table:table-cell table:number-columns-repeated="3" table:style-name="ce105" office:value-type="float" office:value="0">
            <text:p>0</text:p>
          </table:table-cell>
          <table:table-cell table:style-name="ce105" table:number-columns-repeated="2"/>
          <table:table-cell table:style-name="ce102"/>
          <table:table-cell table:style-name="ce102" office:value-type="string">
            <text:p>vc_take</text:p>
          </table:table-cell>
          <table:table-cell table:style-name="ce102"/>
          <table:table-cell table:style-name="ce105"/>
          <table:table-cell table:style-name="ce105" office:value-type="float" office:value="0">
            <text:p>0</text:p>
          </table:table-cell>
          <table:table-cell table:style-name="ce102" table:number-columns-repeated="1007"/>
        </table:table-row>
        <table:table-row table:style-name="ro2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pull</text:p>
          </table:table-cell>
          <table:table-cell office:value-type="string">
            <text:p>Pull</text:p>
          </table:table-cell>
          <table:table-cell office:value-type="string">
            <text:p>sarah</text:p>
          </table:table-cell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style-name="ce131" office:value-type="string">
            <text:p>pull</text:p>
          </table:table-cell>
          <table:table-cell table:number-columns-repeated="2"/>
          <table:table-cell office:value-type="float" office:value="240">
            <text:p>240</text:p>
          </table:table-cell>
          <table:table-cell table:number-columns-repeated="1007"/>
        </table:table-row>
        <table:table-row table:style-name="ro2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3">
          <table:table-cell office:value-type="string">
            <text:p>auger</text:p>
          </table:table-cell>
          <table:table-cell office:value-type="string">
            <text:p>Auger</text:p>
          </table:table-cell>
          <table:table-cell office:value-type="string">
            <text:p>lindsa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1" office:value-type="string">
            <text:p>magnifying-glass</text:p>
          </table:table-cell>
          <table:table-cell table:number-columns-repeated="1010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DEFAULT</text:p>
          </table:table-cell>
          <table:table-cell office:value-type="float" office:value="0">
            <text:p>0</text:p>
          </table:table-cell>
          <table:table-cell table:number-columns-repeated="1019"/>
        </table:table-row>
        <table:table-row table:style-name="ro2">
          <table:table-cell office:value-type="string">
            <text:p>strength</text:p>
          </table:table-cell>
          <table:table-cell office:value-type="string">
            <text:p>Strength</text:p>
          </table:table-cell>
          <table:table-cell office:value-type="string">
            <text:p>johnny</text:p>
          </table:table-cell>
          <table:table-cell office:value-type="float" office:value="0">
            <text:p>0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 table:number-columns-repeated="3"/>
          <table:table-cell table:style-name="ce131" office:value-type="string">
            <text:p>strong-man</text:p>
          </table:table-cell>
          <table:table-cell table:number-columns-repeated="1010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Characters" table:style-name="ta1" table:print="false">
        <office:forms form:automatic-focus="false" form:apply-design-mode="false"/>
        <table:table-column table:style-name="co54" table:default-cell-style-name="ce4"/>
        <table:table-column table:style-name="co55" table:default-cell-style-name="ce4"/>
        <table:table-column table:style-name="co57" table:number-columns-repeated="2" table:default-cell-style-name="ce59"/>
        <table:table-column table:style-name="co58" table:default-cell-style-name="ce59"/>
        <table:table-column table:style-name="co57" table:default-cell-style-name="ce59"/>
        <table:table-column table:style-name="co60" table:default-cell-style-name="ce4"/>
        <table:table-column table:style-name="co59" table:number-columns-repeated="2" table:default-cell-style-name="ce64"/>
        <table:table-column table:style-name="co57" table:number-columns-repeated="3" table:default-cell-style-name="ce64"/>
        <table:table-column table:style-name="co23" table:number-columns-repeated="2" table:default-cell-style-name="ce92"/>
        <table:table-column table:style-name="co57" table:default-cell-style-name="ce59"/>
        <table:table-column table:style-name="co37" table:default-cell-style-name="ce64"/>
        <table:table-column table:style-name="co61" table:default-cell-style-name="ce95"/>
        <table:table-column table:style-name="co37" table:default-cell-style-name="ce4"/>
        <table:table-column table:style-name="co23" table:default-cell-style-name="ce59"/>
        <table:table-column table:style-name="co23" table:default-cell-style-name="ce4"/>
        <table:table-column table:style-name="co24" table:default-cell-style-name="ce4"/>
        <table:table-column table:style-name="co57" table:default-cell-style-name="ce4"/>
        <table:table-column table:style-name="co26" table:default-cell-style-name="ce59"/>
        <table:table-column table:style-name="co37" table:default-cell-style-name="ce97"/>
        <table:table-column table:style-name="co62" table:number-columns-repeated="8" table:default-cell-style-name="ce99"/>
        <table:table-column table:style-name="co62" table:number-columns-repeated="8" table:default-cell-style-name="ce101"/>
        <table:table-column table:style-name="co63" table:default-cell-style-name="ce110"/>
        <table:table-column table:style-name="co64" table:default-cell-style-name="ce110"/>
        <table:table-column table:style-name="co33" table:default-cell-style-name="ce110"/>
        <table:table-column table:style-name="co58" table:number-columns-repeated="2" table:default-cell-style-name="ce112"/>
        <table:table-column table:style-name="co64" table:default-cell-style-name="ce110"/>
        <table:table-column table:style-name="co65" table:default-cell-style-name="ce110"/>
        <table:table-column table:style-name="co64" table:default-cell-style-name="ce110"/>
        <table:table-column table:style-name="co35" table:default-cell-style-name="ce110"/>
        <table:table-column table:style-name="co13" table:number-columns-repeated="975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Current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7" office:value-type="string">
            <text:p>Playable</text:p>
          </table:table-cell>
          <table:table-cell table:style-name="ce50" office:value-type="string">
            <text:p>Scene_ID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Zoom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89" office:value-type="string">
            <text:p>Walk_Point_X</text:p>
          </table:table-cell>
          <table:table-cell table:style-name="ce89" office:value-type="string">
            <text:p>Walk_Point_Y</text:p>
          </table:table-cell>
          <table:table-cell table:style-name="ce57" office:value-type="string">
            <text:p>Walks</text:p>
          </table:table-cell>
          <table:table-cell table:style-name="ce62" office:value-type="string">
            <text:p>Walk_Speed</text:p>
          </table:table-cell>
          <table:table-cell table:style-name="ce93" office:value-type="string">
            <text:p>Label_Portrait</text:p>
          </table:table-cell>
          <table:table-cell table:style-name="ce50" office:value-type="string">
            <text:p>Font_Colour</text:p>
          </table:table-cell>
          <table:table-cell table:style-name="ce57" office:value-type="string">
            <text:p>Font_Shadow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96" office:value-type="string">
            <text:p>Animation_Current</text:p>
          </table:table-cell>
          <table:table-cell table:style-name="ce98" office:value-type="string">
            <text:p>Idle_N</text:p>
          </table:table-cell>
          <table:table-cell table:style-name="ce98" office:value-type="string">
            <text:p>Idle_E</text:p>
          </table:table-cell>
          <table:table-cell table:style-name="ce98" office:value-type="string">
            <text:p>Idle_W</text:p>
          </table:table-cell>
          <table:table-cell table:style-name="ce98" office:value-type="string">
            <text:p>Idle_S</text:p>
          </table:table-cell>
          <table:table-cell table:style-name="ce98" office:value-type="string">
            <text:p>Idle_NE</text:p>
          </table:table-cell>
          <table:table-cell table:style-name="ce98" office:value-type="string">
            <text:p>Idle_NW</text:p>
          </table:table-cell>
          <table:table-cell table:style-name="ce98" office:value-type="string">
            <text:p>Idle_SE</text:p>
          </table:table-cell>
          <table:table-cell table:style-name="ce98" office:value-type="string">
            <text:p>Idle_SW</text:p>
          </table:table-cell>
          <table:table-cell table:style-name="ce100" office:value-type="string">
            <text:p>N</text:p>
          </table:table-cell>
          <table:table-cell table:style-name="ce100" office:value-type="string">
            <text:p>E</text:p>
          </table:table-cell>
          <table:table-cell table:style-name="ce100" office:value-type="string">
            <text:p>W</text:p>
          </table:table-cell>
          <table:table-cell table:style-name="ce100" office:value-type="string">
            <text:p>S</text:p>
          </table:table-cell>
          <table:table-cell table:style-name="ce100" office:value-type="string">
            <text:p>NE</text:p>
          </table:table-cell>
          <table:table-cell table:style-name="ce100" office:value-type="string">
            <text:p>NW</text:p>
          </table:table-cell>
          <table:table-cell table:style-name="ce100" office:value-type="string">
            <text:p>SE</text:p>
          </table:table-cell>
          <table:table-cell table:style-name="ce100" office:value-type="string">
            <text:p>SW</text:p>
          </table:table-cell>
          <table:table-cell table:style-name="ce109" office:value-type="string">
            <text:p>Cursor_Path</text:p>
          </table:table-cell>
          <table:table-cell table:style-name="ce109" office:value-type="string">
            <text:p>Cursor_Filename</text:p>
          </table:table-cell>
          <table:table-cell table:style-name="ce109" office:value-type="string">
            <text:p>Cursor_Extension</text:p>
          </table:table-cell>
          <table:table-cell table:style-name="ce111" office:value-type="string">
            <text:p>Cursor_Point_X</text:p>
          </table:table-cell>
          <table:table-cell table:style-name="ce111" office:value-type="string">
            <text:p>Cursor_Point_Y</text:p>
          </table:table-cell>
          <table:table-cell table:style-name="ce109" office:value-type="string">
            <text:p>Action_Wheel_Path</text:p>
          </table:table-cell>
          <table:table-cell table:style-name="ce109" office:value-type="string">
            <text:p>Action_Wheel_Filename</text:p>
          </table:table-cell>
          <table:table-cell table:style-name="ce109" office:value-type="string">
            <text:p>Action_Wheel_Extension</text:p>
          </table:table-cell>
          <table:table-cell table:style-name="ce109"/>
          <table:table-cell table:style-name="ce50" table:number-columns-repeated="975"/>
        </table:table-row>
        <table:table-row table:style-name="ro2">
          <table:table-cell table:style-name="ce7" office:value-type="string">
            <text:p>DEFAULT</text:p>
          </table:table-cell>
          <table:table-cell table:style-name="ce7"/>
          <table:table-cell table:style-name="ce45" office:value-type="float" office:value="0">
            <text:p>0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0">
            <text:p>0</text:p>
          </table:table-cell>
          <table:table-cell table:style-name="ce7"/>
          <table:table-cell table:number-columns-repeated="2"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90" office:value-type="percentage" office:value="0">
            <text:p>0.0%</text:p>
          </table:table-cell>
          <table:table-cell table:style-name="ce45" office:value-type="float" office:value="1">
            <text:p>1</text:p>
          </table:table-cell>
          <table:table-cell table:style-name="ce63" office:value-type="percentage" office:value="1">
            <text:p>100%</text:p>
          </table:table-cell>
          <table:table-cell table:style-name="ce94" office:value-type="float" office:value="1">
            <text:p>1</text:p>
          </table:table-cell>
          <table:table-cell table:style-name="ce7" office:value-type="string">
            <text:p>#000000</text:p>
          </table:table-cell>
          <table:table-cell table:style-name="ce45"/>
          <table:table-cell table:style-name="ce7" office:value-type="string">
            <text:p>fonts/</text:p>
          </table:table-cell>
          <table:table-cell table:style-name="ce7" office:value-type="string">
            <text:p>narrator</text:p>
          </table:table-cell>
          <table:table-cell table:style-name="ce7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45" office:value-type="string">
            <text:p>idle</text:p>
          </table:table-cell>
          <table:table-cell table:style-name="ce53" office:value-type="string">
            <text:p>idle_n</text:p>
          </table:table-cell>
          <table:table-cell table:number-columns-repeated="3" table:style-name="ce53" office:value-type="string">
            <text:p>idle</text:p>
          </table:table-cell>
          <table:table-cell table:number-columns-repeated="3" table:style-name="ce53" office:value-type="string">
            <text:p>idle_n</text:p>
          </table:table-cell>
          <table:table-cell table:style-name="ce53" office:value-type="string">
            <text:p>idle</text:p>
          </table:table-cell>
          <table:table-cell table:style-name="ce45" office:value-type="string">
            <text:p>n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e</text:p>
          </table:table-cell>
          <table:table-cell table:style-name="ce45" office:value-type="string">
            <text:p>w</text:p>
          </table:table-cell>
          <table:table-cell table:style-name="ce45" office:value-type="string">
            <text:p>s</text:p>
          </table:table-cell>
          <table:table-cell table:style-name="ce45" office:value-type="string">
            <text:p>w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cursor</text:p>
          </table:table-cell>
          <table:table-cell table:style-name="ce7" office:value-type="string">
            <text:p>.png</text:p>
          </table:table-cell>
          <table:table-cell table:style-name="ce90" office:value-type="percentage" office:value="0.02">
            <text:p>2.0%</text:p>
          </table:table-cell>
          <table:table-cell table:style-name="ce90" office:value-type="percentage" office:value="0.03">
            <text:p>3.0%</text:p>
          </table:table-cell>
          <table:table-cell table:style-name="ce7" office:value-type="string">
            <text:p>images/menu/</text:p>
          </table:table-cell>
          <table:table-cell table:style-name="ce7" office:value-type="string">
            <text:p>vc</text:p>
          </table:table-cell>
          <table:table-cell table:style-name="ce7" office:value-type="string">
            <text:p>.png</text:p>
          </table:table-cell>
          <table:table-cell table:style-name="ce7" table:number-columns-repeated="976"/>
        </table:table-row>
        <table:table-row table:style-name="ro3">
          <table:table-cell office:value-type="string">
            <text:p>lindsay</text:p>
          </table:table-cell>
          <table:table-cell office:value-type="string">
            <text:p>Lindsa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32">
            <text:p>32%</text:p>
          </table:table-cell>
          <table:table-cell office:value-type="percentage" office:value="0.65">
            <text:p>65%</text:p>
          </table:table-cell>
          <table:table-cell table:number-columns-repeated="8"/>
          <table:table-cell office:value-type="string">
            <text:p>#bbaa00</text:p>
          </table:table-cell>
          <table:table-cell office:value-type="string">
            <text:p>#000000</text:p>
          </table:table-cell>
          <table:table-cell/>
          <table:table-cell office:value-type="string">
            <text:p>ShadowsIntoLight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lindsay</text:p>
          </table:table-cell>
          <table:table-cell table:number-columns-repeated="4"/>
          <table:table-cell office:value-type="string">
            <text:p>vc_lindsay</text:p>
          </table:table-cell>
          <table:table-cell table:number-columns-repeated="977"/>
        </table:table-row>
        <table:table-row table:style-name="ro3">
          <table:table-cell office:value-type="string">
            <text:p>johnny</text:p>
          </table:table-cell>
          <table:table-cell office:value-type="string">
            <text:p>Johnny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65">
            <text:p>65%</text:p>
          </table:table-cell>
          <table:table-cell office:value-type="percentage" office:value="0.55">
            <text:p>55%</text:p>
          </table:table-cell>
          <table:table-cell table:number-columns-repeated="6"/>
          <table:table-cell office:value-type="percentage" office:value="1.15">
            <text:p>115%</text:p>
          </table:table-cell>
          <table:table-cell/>
          <table:table-cell office:value-type="string">
            <text:p>#ee4444</text:p>
          </table:table-cell>
          <table:table-cell office:value-type="string">
            <text:p>#000000</text:p>
          </table:table-cell>
          <table:table-cell/>
          <table:table-cell office:value-type="string">
            <text:p>CaveatBrush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johnny</text:p>
          </table:table-cell>
          <table:table-cell table:number-columns-repeated="4"/>
          <table:table-cell office:value-type="string">
            <text:p>vc_johnny</text:p>
          </table:table-cell>
          <table:table-cell table:number-columns-repeated="977"/>
        </table:table-row>
        <table:table-row table:style-name="ro3">
          <table:table-cell office:value-type="string">
            <text:p>sarah</text:p>
          </table:table-cell>
          <table:table-cell office:value-type="string">
            <text:p>Sarah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campfire</text:p>
          </table:table-cell>
          <table:table-cell office:value-type="percentage" office:value="0.73">
            <text:p>73%</text:p>
          </table:table-cell>
          <table:table-cell office:value-type="percentage" office:value="0.65">
            <text:p>65%</text:p>
          </table:table-cell>
          <table:table-cell table:number-columns-repeated="6"/>
          <table:table-cell office:value-type="percentage" office:value="0.9">
            <text:p>90%</text:p>
          </table:table-cell>
          <table:table-cell/>
          <table:table-cell office:value-type="string">
            <text:p>#773399</text:p>
          </table:table-cell>
          <table:table-cell office:value-type="string">
            <text:p>#000000</text:p>
          </table:table-cell>
          <table:table-cell/>
          <table:table-cell office:value-type="string">
            <text:p>Handlee-Regular</text:p>
          </table:table-cell>
          <table:table-cell table:number-columns-repeated="2"/>
          <table:table-cell office:value-type="string">
            <text:p>sit</text:p>
          </table:table-cell>
          <table:table-cell table:number-columns-repeated="17"/>
          <table:table-cell office:value-type="string">
            <text:p>cursor_sarah</text:p>
          </table:table-cell>
          <table:table-cell table:number-columns-repeated="4"/>
          <table:table-cell office:value-type="string">
            <text:p>vc_sarah</text:p>
          </table:table-cell>
          <table:table-cell table:number-columns-repeated="977"/>
        </table:table-row>
        <table:table-row table:style-name="ro3">
          <table:table-cell office:value-type="string">
            <text:p>narrator</text:p>
          </table:table-cell>
          <table:table-cell office:value-type="string">
            <text:p>Narrator</text:p>
          </table:table-cell>
          <table:table-cell table:number-columns-repeated="15"/>
          <table:table-cell office:value-type="string">
            <text:p>#000000</text:p>
          </table:table-cell>
          <table:table-cell table:number-columns-repeated="2"/>
          <table:table-cell office:value-type="string">
            <text:p>WendyOne-Regular</text:p>
          </table:table-cell>
          <table:table-cell table:number-columns-repeated="1003"/>
        </table:table-row>
        <table:table-row table:style-name="ro3">
          <table:table-cell office:value-type="string">
            <text:p>queen</text:p>
          </table:table-cell>
          <table:table-cell office:value-type="string">
            <text:p>Strange Object</text:p>
          </table:table-cell>
          <table:table-cell/>
          <table:table-cell office:value-type="float" office:value="0">
            <text:p>0</text:p>
          </table:table-cell>
          <table:table-cell table:number-columns-repeated="2"/>
          <table:table-cell office:value-type="string">
            <text:p>forest-03</text:p>
          </table:table-cell>
          <table:table-cell office:value-type="percentage" office:value="0.73">
            <text:p>73%</text:p>
          </table:table-cell>
          <table:table-cell office:value-type="percentage" office:value="0.57">
            <text:p>57%</text:p>
          </table:table-cell>
          <table:table-cell table:number-columns-repeated="2"/>
          <table:table-cell office:value-type="percentage" office:value="0.5">
            <text:p>50%</text:p>
          </table:table-cell>
          <table:table-cell table:number-columns-repeated="5"/>
          <table:table-cell office:value-type="string">
            <text:p>#ffffff</text:p>
          </table:table-cell>
          <table:table-cell office:value-type="string">
            <text:p>#000000</text:p>
          </table:table-cell>
          <table:table-cell table:number-columns-repeated="5"/>
          <table:table-cell table:number-columns-repeated="16" office:value-type="string">
            <text:p>idle</text:p>
          </table:table-cell>
          <table:table-cell table:number-columns-repeated="984"/>
        </table:table-row>
        <table:table-row table:style-name="ro2">
          <table:table-cell office:value-type="string">
            <text:p>fire</text:p>
          </table:table-cell>
          <table:table-cell office:value-type="string">
            <text:p>Fire</text:p>
          </table:table-cell>
          <table:table-cell office:value-type="float" office:value="1">
            <text:p>1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string">
            <text:p>campfire</text:p>
          </table:table-cell>
          <table:table-cell office:value-type="percentage" office:value="0.5">
            <text:p>50%</text:p>
          </table:table-cell>
          <table:table-cell office:value-type="percentage" office:value="0.6">
            <text:p>60%</text:p>
          </table:table-cell>
          <table:table-cell office:value-type="percentage" office:value="0.75">
            <text:p>75%</text:p>
          </table:table-cell>
          <table:table-cell/>
          <table:table-cell office:value-type="percentage" office:value="0.55">
            <text:p>55%</text:p>
          </table:table-cell>
          <table:table-cell table:number-columns-repeated="9"/>
          <table:table-cell table:style-name="Default"/>
          <table:table-cell table:number-columns-repeated="1002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Scenes" table:style-name="ta1" table:print="false">
        <office:forms form:automatic-focus="false" form:apply-design-mode="false"/>
        <table:table-column table:style-name="co13" table:default-cell-style-name="Default"/>
        <table:table-column table:style-name="co72" table:default-cell-style-name="Default"/>
        <table:table-column table:style-name="co73" table:default-cell-style-name="ce59"/>
        <table:table-column table:style-name="co17" table:default-cell-style-name="ce119"/>
        <table:table-column table:style-name="co74" table:default-cell-style-name="ce119"/>
        <table:table-column table:style-name="co37" table:default-cell-style-name="ce119"/>
        <table:table-column table:style-name="co75" table:default-cell-style-name="ce121"/>
        <table:table-column table:style-name="co76" table:default-cell-style-name="ce121"/>
        <table:table-column table:style-name="co77" table:default-cell-style-name="ce121"/>
        <table:table-column table:style-name="co78" table:default-cell-style-name="ce126"/>
        <table:table-column table:style-name="co80" table:default-cell-style-name="ce126"/>
        <table:table-column table:style-name="co14" table:default-cell-style-name="ce126"/>
        <table:table-column table:style-name="co13" table:number-columns-repeated="2" table:default-cell-style-name="ce64"/>
        <table:table-column table:style-name="co13" table:number-columns-repeated="3" table:default-cell-style-name="Default"/>
        <table:table-column table:style-name="co35" table:default-cell-style-name="ce59"/>
        <table:table-column table:style-name="co13" table:number-columns-repeated="1004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Require_Actions</text:p>
          </table:table-cell>
          <table:table-cell table:style-name="ce118" office:value-type="string">
            <text:p>Background_Path</text:p>
          </table:table-cell>
          <table:table-cell table:style-name="ce118" office:value-type="string">
            <text:p>Background_Filename</text:p>
          </table:table-cell>
          <table:table-cell table:style-name="ce118" office:value-type="string">
            <text:p>Background_Extension</text:p>
          </table:table-cell>
          <table:table-cell table:style-name="ce120" office:value-type="string">
            <text:p>Foreground_Path</text:p>
          </table:table-cell>
          <table:table-cell table:style-name="ce120" office:value-type="string">
            <text:p>Foreground_Filename</text:p>
          </table:table-cell>
          <table:table-cell table:style-name="ce120" office:value-type="string">
            <text:p>Foreground_Extension</text:p>
          </table:table-cell>
          <table:table-cell table:style-name="ce122" office:value-type="string">
            <text:p>Walkmap_Path</text:p>
          </table:table-cell>
          <table:table-cell table:style-name="ce122" office:value-type="string">
            <text:p>Walkmap_Filename</text:p>
          </table:table-cell>
          <table:table-cell table:style-name="ce122" office:value-type="string">
            <text:p>Walkmap_Extension</text:p>
          </table:table-cell>
          <table:table-cell table:style-name="ce62" office:value-type="string">
            <text:p>Zoom_At_Top</text:p>
          </table:table-cell>
          <table:table-cell table:style-name="ce62" office:value-type="string">
            <text:p>Zoom_At_Bottom</text:p>
          </table:table-cell>
          <table:table-cell table:style-name="ce52" office:value-type="string">
            <text:p>Audio_Path</text:p>
          </table:table-cell>
          <table:table-cell table:style-name="ce52" office:value-type="string">
            <text:p>Audio_Filename</text:p>
          </table:table-cell>
          <table:table-cell table:style-name="ce52" office:value-type="string">
            <text:p>Audio_Extension</text:p>
          </table:table-cell>
          <table:table-cell table:style-name="ce57" office:value-type="string">
            <text:p>Audio_Volume_Db</text:p>
          </table:table-cell>
          <table:table-cell table:style-name="ce52" table:number-columns-repeated="1004"/>
        </table:table-row>
        <table:table-row table:style-name="ro2">
          <table:table-cell table:style-name="ce2" office:value-type="string">
            <text:p>DEFAULT</text:p>
          </table:table-cell>
          <table:table-cell table:style-name="ce2" office:value-type="string">
            <text:p>Unknown</text:p>
          </table:table-cell>
          <table:table-cell table:style-name="ce45" office:value-type="float" office:value="1">
            <text:p>1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black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scene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2" office:value-type="string">
            <text:p>images/walkmaps/</text:p>
          </table:table-cell>
          <table:table-cell table:style-name="ce2" office:value-type="string">
            <text:p>all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1">
            <text:p>100%</text:p>
          </table:table-cell>
          <table:table-cell table:style-name="ce2" office:value-type="string">
            <text:p>audio/</text:p>
          </table:table-cell>
          <table:table-cell table:style-name="ce2"/>
          <table:table-cell table:style-name="ce2" office:value-type="string">
            <text:p>.ogg</text:p>
          </table:table-cell>
          <table:table-cell table:style-name="ce45" office:value-type="float" office:value="-18">
            <text:p>-18</text:p>
          </table:table-cell>
          <table:table-cell table:style-name="ce2" table:number-columns-repeated="1004"/>
        </table:table-row>
        <table:table-row table:style-name="ro2">
          <table:table-cell office:value-type="string">
            <text:p>campfire</text:p>
          </table:table-cell>
          <table:table-cell office:value-type="string">
            <text:p>Fire</text:p>
          </table:table-cell>
          <table:table-cell office:value-type="float" office:value="0">
            <text:p>0</text:p>
          </table:table-cell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campfire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Monster-Rally-Island-on-Fire</text:p>
          </table:table-cell>
          <table:table-cell/>
          <table:table-cell office:value-type="float" office:value="-12">
            <text:p>-12</text:p>
          </table:table-cell>
          <table:table-cell table:number-columns-repeated="1004"/>
        </table:table-row>
        <table:table-row table:style-name="ro2">
          <table:table-cell office:value-type="string">
            <text:p>forest-01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2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3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4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5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6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forest-07</text:p>
          </table:table-cell>
          <table:table-cell office:value-type="string">
            <text:p>Forest</text:p>
          </table:table-cell>
          <table:table-cell table:number-columns-repeated="2"/>
          <table:table-cell office:value-type="string">
            <text:p>forest_clearing</text:p>
          </table:table-cell>
          <table:table-cell table:number-columns-repeated="5"/>
          <table:table-cell office:value-type="string">
            <text:p>forest_clearing</text:p>
          </table:table-cell>
          <table:table-cell table:number-columns-repeated="4"/>
          <table:table-cell office:value-type="string">
            <text:p>Aitua-Gray-Forest-Welcome</text:p>
          </table:table-cell>
          <table:table-cell table:number-columns-repeated="1006"/>
        </table:table-row>
        <table:table-row table:style-name="ro2">
          <table:table-cell office:value-type="string">
            <text:p>house</text:p>
          </table:table-cell>
          <table:table-cell office:value-type="string">
            <text:p>House</text:p>
          </table:table-cell>
          <table:table-cell table:number-columns-repeated="2"/>
          <table:table-cell office:value-type="string">
            <text:p>forest_house</text:p>
          </table:table-cell>
          <table:table-cell table:number-columns-repeated="5"/>
          <table:table-cell office:value-type="string">
            <text:p>forest_house</text:p>
          </table:table-cell>
          <table:table-cell/>
          <table:table-cell office:value-type="percentage" office:value="-0.4">
            <text:p>-40%</text:p>
          </table:table-cell>
          <table:table-cell table:number-columns-repeated="1009"/>
        </table:table-row>
        <table:table-row table:style-name="ro2">
          <table:table-cell office:value-type="string">
            <text:p>hallway</text:p>
          </table:table-cell>
          <table:table-cell office:value-type="string">
            <text:p>Hallway</text:p>
          </table:table-cell>
          <table:table-cell table:number-columns-repeated="2"/>
          <table:table-cell office:value-type="string">
            <text:p>hallway</text:p>
          </table:table-cell>
          <table:table-cell table:number-columns-repeated="1017"/>
        </table:table-row>
        <table:table-row table:style-name="ro2">
          <table:table-cell office:value-type="string">
            <text:p>bedroom</text:p>
          </table:table-cell>
          <table:table-cell office:value-type="string">
            <text:p>Bedroom</text:p>
          </table:table-cell>
          <table:table-cell table:number-columns-repeated="2"/>
          <table:table-cell office:value-type="string">
            <text:p>bedroom</text:p>
          </table:table-cell>
          <table:table-cell table:number-columns-repeated="5"/>
          <table:table-cell office:value-type="string">
            <text:p>bedroom</text:p>
          </table:table-cell>
          <table:table-cell/>
          <table:table-cell office:value-type="percentage" office:value="0.7">
            <text:p>70%</text:p>
          </table:table-cell>
          <table:table-cell table:number-columns-repeated="1009"/>
        </table:table-row>
        <table:table-row table:style-name="ro2">
          <table:table-cell office:value-type="string">
            <text:p>kitchen</text:p>
          </table:table-cell>
          <table:table-cell office:value-type="string">
            <text:p>Kitchen</text:p>
          </table:table-cell>
          <table:table-cell table:number-columns-repeated="2"/>
          <table:table-cell office:value-type="string">
            <text:p>kitchen</text:p>
          </table:table-cell>
          <table:table-cell table:number-columns-repeated="1017"/>
        </table:table-row>
        <table:table-row table:style-name="ro2">
          <table:table-cell office:value-type="string">
            <text:p>basement</text:p>
          </table:table-cell>
          <table:table-cell office:value-type="string">
            <text:p>Basement</text:p>
          </table:table-cell>
          <table:table-cell table:number-columns-repeated="2"/>
          <table:table-cell office:value-type="string">
            <text:p>basement</text:p>
          </table:table-cell>
          <table:table-cell table:number-columns-repeated="1017"/>
        </table:table-row>
        <table:table-row table:style-name="ro2" table:number-rows-repeated="1048560">
          <table:table-cell table:number-columns-repeated="1022"/>
        </table:table-row>
        <table:table-row table:style-name="ro2">
          <table:table-cell table:number-columns-repeated="1022"/>
        </table:table-row>
        <table:named-expressions/>
      </table:table>
      <table:table table:name="ObjGroups" table:style-name="ta1" table:print="false">
        <office:forms form:automatic-focus="false" form:apply-design-mode="false"/>
        <table:table-column table:style-name="co13" table:number-columns-repeated="2" table:default-cell-style-name="Default"/>
        <table:table-column table:style-name="co13" table:number-columns-repeated="2" table:default-cell-style-name="ce59"/>
        <table:table-column table:style-name="co7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17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Label</text:p>
          </table:table-cell>
          <table:table-cell table:style-name="ce57" office:value-type="string">
            <text:p>Takeable</text:p>
          </table:table-cell>
          <table:table-cell table:style-name="ce57" office:value-type="string">
            <text:p>Max Carry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number-columns-repeated="1017"/>
        </table:table-row>
        <table:table-row table:style-name="ro2">
          <table:table-cell table:style-name="ce53" office:value-type="string">
            <text:p>DEFAULT</text:p>
          </table:table-cell>
          <table:table-cell table:style-name="ce53" office:value-type="string">
            <text:p>Unknown</text:p>
          </table:table-cell>
          <table:table-cell table:number-columns-repeated="2" table:style-name="ce79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-inv.png</text:p>
          </table:table-cell>
          <table:table-cell table:style-name="ce55" table:number-columns-repeated="1017"/>
        </table:table-row>
        <table:table-row table:style-name="ro2">
          <table:table-cell office:value-type="string">
            <text:p>stick</text:p>
          </table:table-cell>
          <table:table-cell office:value-type="string">
            <text:p>Firewood</text:p>
          </table:table-cell>
          <table:table-cell/>
          <table:table-cell office:value-type="float" office:value="3">
            <text:p>3</text:p>
          </table:table-cell>
          <table:table-cell/>
          <table:table-cell office:value-type="string">
            <text:p>stick</text:p>
          </table:table-cell>
          <table:table-cell table:number-columns-repeated="1018"/>
        </table:table-row>
        <table:table-row table:style-name="ro2" table:number-rows-repeated="4">
          <table:table-cell table:number-columns-repeated="1024"/>
        </table:table-row>
        <table:table-row table:style-name="ro2" table:number-rows-repeated="2">
          <table:table-cell table:number-columns-repeated="4"/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Objects" table:style-name="ta1" table:print="false">
        <office:forms form:automatic-focus="false" form:apply-design-mode="false"/>
        <table:table-column table:style-name="co13" table:default-cell-style-name="ce4"/>
        <table:table-column table:style-name="co79" table:default-cell-style-name="ce4"/>
        <table:table-column table:style-name="co13" table:default-cell-style-name="ce4"/>
        <table:table-column table:style-name="co96" table:default-cell-style-name="ce4"/>
        <table:table-column table:style-name="co13" table:default-cell-style-name="ce4"/>
        <table:table-column table:style-name="co100" table:default-cell-style-name="ce59"/>
        <table:table-column table:style-name="co101" table:default-cell-style-name="ce59"/>
        <table:table-column table:style-name="co47" table:default-cell-style-name="ce4"/>
        <table:table-column table:style-name="co102" table:default-cell-style-name="ce4"/>
        <table:table-column table:style-name="co13" table:default-cell-style-name="ce4"/>
        <table:table-column table:style-name="co13" table:number-columns-repeated="2" table:default-cell-style-name="ce92"/>
        <table:table-column table:style-name="co57" table:number-columns-repeated="2" table:default-cell-style-name="ce64"/>
        <table:table-column table:style-name="co23" table:number-columns-repeated="2" table:default-cell-style-name="ce92"/>
        <table:table-column table:style-name="co23" table:default-cell-style-name="ce64"/>
        <table:table-column table:style-name="co87" table:default-cell-style-name="ce59"/>
        <table:table-column table:style-name="co23" table:number-columns-repeated="2" table:default-cell-style-name="ce59"/>
        <table:table-column table:style-name="co70" table:default-cell-style-name="ce4"/>
        <table:table-column table:style-name="co13" table:default-cell-style-name="ce4"/>
        <table:table-column table:style-name="co35" table:default-cell-style-name="ce4"/>
        <table:table-column table:style-name="co13" table:number-columns-repeated="1001" table:default-cell-style-name="ce4"/>
        <table:table-row table:style-name="ro2">
          <table:table-cell table:style-name="ce50" office:value-type="string">
            <text:p>ID</text:p>
          </table:table-cell>
          <table:table-cell table:style-name="ce50" office:value-type="string">
            <text:p>Group</text:p>
          </table:table-cell>
          <table:table-cell table:style-name="ce50" office:value-type="string">
            <text:p>Unique</text:p>
          </table:table-cell>
          <table:table-cell table:style-name="ce52" office:value-type="string">
            <text:p>Label</text:p>
          </table:table-cell>
          <table:table-cell table:style-name="ce50" office:value-type="string">
            <text:p>Scene_ID</text:p>
          </table:table-cell>
          <table:table-cell table:style-name="ce57" office:value-type="string">
            <text:p>Visible</text:p>
          </table:table-cell>
          <table:table-cell table:style-name="ce57" office:value-type="string">
            <text:p>Actionable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89" office:value-type="string">
            <text:p>Screen_X</text:p>
          </table:table-cell>
          <table:table-cell table:style-name="ce89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89" office:value-type="string">
            <text:p>Walk_Point_X</text:p>
          </table:table-cell>
          <table:table-cell table:style-name="ce89" office:value-type="string">
            <text:p>Walk_Point_Y</text:p>
          </table:table-cell>
          <table:table-cell table:style-name="ce62" office:value-type="string">
            <text:p>Zoom</text:p>
          </table:table-cell>
          <table:table-cell table:style-name="ce57" office:value-type="string">
            <text:p>Rotation</text:p>
          </table:table-cell>
          <table:table-cell table:style-name="ce57" office:value-type="string">
            <text:p>Flip_H</text:p>
          </table:table-cell>
          <table:table-cell table:style-name="ce57" office:value-type="string">
            <text:p>Flip_V</text:p>
          </table:table-cell>
          <table:table-cell table:style-name="ce50" office:value-type="string">
            <text:p>Inventory_Path</text:p>
          </table:table-cell>
          <table:table-cell table:style-name="ce50" office:value-type="string">
            <text:p>Inventory_Filename</text:p>
          </table:table-cell>
          <table:table-cell table:style-name="ce50" office:value-type="string">
            <text:p>Inventory_Extension</text:p>
          </table:table-cell>
          <table:table-cell table:style-name="ce50" table:number-columns-repeated="1001"/>
        </table:table-row>
        <table:table-row table:style-name="ro2">
          <table:table-cell table:style-name="ce7" office:value-type="string">
            <text:p>DEFAULT</text:p>
          </table:table-cell>
          <table:table-cell table:style-name="ce7" table:number-columns-repeated="4"/>
          <table:table-cell table:number-columns-repeated="2" table:style-name="ce45" office:value-type="float" office:value="1">
            <text:p>1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.png</text:p>
          </table:table-cell>
          <table:table-cell table:number-columns-repeated="2" table:style-name="ce90" office:value-type="percentage" office:value="0.5">
            <text:p>50.0%</text:p>
          </table:table-cell>
          <table:table-cell table:style-name="ce63" office:value-type="percentage" office:value="0.5">
            <text:p>50%</text:p>
          </table:table-cell>
          <table:table-cell table:style-name="ce63" office:value-type="percentage" office:value="0.95">
            <text:p>95%</text:p>
          </table:table-cell>
          <table:table-cell table:number-columns-repeated="2" table:style-name="ce90" office:value-type="percentage" office:value="0">
            <text:p>0.0%</text:p>
          </table:table-cell>
          <table:table-cell table:style-name="ce63" office:value-type="percentage" office:value="1">
            <text:p>100%</text:p>
          </table:table-cell>
          <table:table-cell table:number-columns-repeated="3" table:style-name="ce45" office:value-type="float" office:value="0">
            <text:p>0</text:p>
          </table:table-cell>
          <table:table-cell table:style-name="ce7" office:value-type="string">
            <text:p>images/objects/</text:p>
          </table:table-cell>
          <table:table-cell table:style-name="ce7" office:value-type="string">
            <text:p>unknown</text:p>
          </table:table-cell>
          <table:table-cell table:style-name="ce7" office:value-type="string">
            <text:p>-inv.png</text:p>
          </table:table-cell>
          <table:table-cell table:style-name="ce7" table:number-columns-repeated="1001"/>
        </table:table-row>
        <table:table-row table:style-name="ro2">
          <table:table-cell table:formula="of:=[.$B3] &amp; IF(LEN([.$C3])=0;&quot;&quot;;&quot;-&quot;) &amp; [.$C3]" office:value-type="string" office:string-value="stick-01">
            <text:p>stick-01</text:p>
          </table:table-cell>
          <table:table-cell office:value-type="string">
            <text:p>stick</text:p>
          </table:table-cell>
          <table:table-cell office:value-type="string">
            <text:p>01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.0%</text:p>
          </table:table-cell>
          <table:table-cell office:value-type="percentage" office:value="0.83">
            <text:p>83.0%</text:p>
          </table:table-cell>
          <table:table-cell table:number-columns-repeated="4"/>
          <table:table-cell office:value-type="percentage" office:value="0.95">
            <text:p>95%</text:p>
          </table:table-cell>
          <table:table-cell/>
          <table:table-cell office:value-type="float" office:value="1">
            <text:p>1</text:p>
          </table:table-cell>
          <table:table-cell table:number-columns-repeated="1005"/>
        </table:table-row>
        <table:table-row table:style-name="ro2">
          <table:table-cell table:formula="of:=[.$B4] &amp; IF(LEN([.$C4])=0;&quot;&quot;;&quot;-&quot;) &amp; [.$C4]" office:value-type="string" office:string-value="stick-02">
            <text:p>stick-02</text:p>
          </table:table-cell>
          <table:table-cell office:value-type="string">
            <text:p>stick</text:p>
          </table:table-cell>
          <table:table-cell office:value-type="string">
            <text:p>02</text:p>
          </table:table-cell>
          <table:table-cell office:value-type="string">
            <text:p>Stick</text:p>
          </table:table-cell>
          <table:table-cell office:value-type="string">
            <text:p>forest-03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7">
            <text:p>67.0%</text:p>
          </table:table-cell>
          <table:table-cell office:value-type="percentage" office:value="0.9">
            <text:p>90.0%</text:p>
          </table:table-cell>
          <table:table-cell table:number-columns-repeated="4"/>
          <table:table-cell office:value-type="percentage" office:value="0.8">
            <text:p>80%</text:p>
          </table:table-cell>
          <table:table-cell office:value-type="float" office:value="-10">
            <text:p>-10</text:p>
          </table:table-cell>
          <table:table-cell table:number-columns-repeated="1006"/>
        </table:table-row>
        <table:table-row table:style-name="ro2">
          <table:table-cell table:formula="of:=[.$B5] &amp; IF(LEN([.$C5])=0;&quot;&quot;;&quot;-&quot;) &amp; [.$C5]" office:value-type="string" office:string-value="stick-03">
            <text:p>stick-03</text:p>
          </table:table-cell>
          <table:table-cell office:value-type="string">
            <text:p>stick</text:p>
          </table:table-cell>
          <table:table-cell office:value-type="string">
            <text:p>03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5">
            <text:p>35.0%</text:p>
          </table:table-cell>
          <table:table-cell office:value-type="percentage" office:value="0.78">
            <text:p>78.0%</text:p>
          </table:table-cell>
          <table:table-cell table:number-columns-repeated="1012"/>
        </table:table-row>
        <table:table-row table:style-name="ro2">
          <table:table-cell table:formula="of:=[.$B6] &amp; IF(LEN([.$C6])=0;&quot;&quot;;&quot;-&quot;) &amp; [.$C6]" office:value-type="string" office:string-value="stick-04">
            <text:p>stick-04</text:p>
          </table:table-cell>
          <table:table-cell office:value-type="string">
            <text:p>stick</text:p>
          </table:table-cell>
          <table:table-cell office:value-type="string">
            <text:p>04</text:p>
          </table:table-cell>
          <table:table-cell office:value-type="string">
            <text:p>Stick</text:p>
          </table:table-cell>
          <table:table-cell office:value-type="string">
            <text:p>forest-04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">
            <text:p>60.0%</text:p>
          </table:table-cell>
          <table:table-cell office:value-type="percentage" office:value="0.82">
            <text:p>82.0%</text:p>
          </table:table-cell>
          <table:table-cell table:number-columns-repeated="1012"/>
        </table:table-row>
        <table:table-row table:style-name="ro2">
          <table:table-cell table:formula="of:=[.$B7] &amp; IF(LEN([.$C7])=0;&quot;&quot;;&quot;-&quot;) &amp; [.$C7]" office:value-type="string" office:string-value="stick-05">
            <text:p>stick-05</text:p>
          </table:table-cell>
          <table:table-cell office:value-type="string">
            <text:p>stick</text:p>
          </table:table-cell>
          <table:table-cell office:value-type="string">
            <text:p>05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.0%</text:p>
          </table:table-cell>
          <table:table-cell office:value-type="percentage" office:value="0.95">
            <text:p>95.0%</text:p>
          </table:table-cell>
          <table:table-cell table:number-columns-repeated="1012"/>
        </table:table-row>
        <table:table-row table:style-name="ro2">
          <table:table-cell table:formula="of:=[.$B8] &amp; IF(LEN([.$C8])=0;&quot;&quot;;&quot;-&quot;) &amp; [.$C8]" office:value-type="string" office:string-value="stick-06">
            <text:p>stick-06</text:p>
          </table:table-cell>
          <table:table-cell office:value-type="string">
            <text:p>stick</text:p>
          </table:table-cell>
          <table:table-cell office:value-type="string">
            <text:p>06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45">
            <text:p>45.0%</text:p>
          </table:table-cell>
          <table:table-cell office:value-type="percentage" office:value="0.8">
            <text:p>80.0%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2"/>
        </table:table-row>
        <table:table-row table:style-name="ro2">
          <table:table-cell table:formula="of:=[.$B9] &amp; IF(LEN([.$C9])=0;&quot;&quot;;&quot;-&quot;) &amp; [.$C9]" office:value-type="string" office:string-value="stick-07">
            <text:p>stick-07</text:p>
          </table:table-cell>
          <table:table-cell office:value-type="string">
            <text:p>stick</text:p>
          </table:table-cell>
          <table:table-cell office:value-type="string">
            <text:p>07</text:p>
          </table:table-cell>
          <table:table-cell office:value-type="string">
            <text:p>Stick</text:p>
          </table:table-cell>
          <table:table-cell office:value-type="string">
            <text:p>forest-05</text:p>
          </table:table-cell>
          <table:table-cell table:number-columns-repeated="2"/>
          <table:table-cell table:style-name="Default"/>
          <table:table-cell office:value-type="string">
            <text:p>stick</text:p>
          </table:table-cell>
          <table:table-cell table:style-name="Default"/>
          <table:table-cell office:value-type="percentage" office:value="0.9">
            <text:p>90.0%</text:p>
          </table:table-cell>
          <table:table-cell office:value-type="percentage" office:value="0.85">
            <text:p>85.0%</text:p>
          </table:table-cell>
          <table:table-cell table:number-columns-repeated="8"/>
          <table:table-cell table:style-name="Default"/>
          <table:table-cell/>
          <table:table-cell table:style-name="Default" table:number-columns-repeated="1002"/>
        </table:table-row>
        <table:table-row table:style-name="ro2">
          <table:table-cell table:formula="of:=[.$B10] &amp; IF(LEN([.$C10])=0;&quot;&quot;;&quot;-&quot;) &amp; [.$C10]" office:value-type="string" office:string-value="stick-08">
            <text:p>stick-08</text:p>
          </table:table-cell>
          <table:table-cell office:value-type="string">
            <text:p>stick</text:p>
          </table:table-cell>
          <table:table-cell office:value-type="string">
            <text:p>08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3">
            <text:p>30.0%</text:p>
          </table:table-cell>
          <table:table-cell office:value-type="percentage" office:value="0.85">
            <text:p>85.0%</text:p>
          </table:table-cell>
          <table:table-cell table:number-columns-repeated="1012"/>
        </table:table-row>
        <table:table-row table:style-name="ro2">
          <table:table-cell table:formula="of:=[.$B11] &amp; IF(LEN([.$C11])=0;&quot;&quot;;&quot;-&quot;) &amp; [.$C11]" office:value-type="string" office:string-value="stick-09">
            <text:p>stick-09</text:p>
          </table:table-cell>
          <table:table-cell office:value-type="string">
            <text:p>stick</text:p>
          </table:table-cell>
          <table:table-cell office:value-type="string">
            <text:p>09</text:p>
          </table:table-cell>
          <table:table-cell office:value-type="string">
            <text:p>Stick</text:p>
          </table:table-cell>
          <table:table-cell office:value-type="string">
            <text:p>forest-06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5">
            <text:p>50.0%</text:p>
          </table:table-cell>
          <table:table-cell office:value-type="percentage" office:value="0.75">
            <text:p>75.0%</text:p>
          </table:table-cell>
          <table:table-cell table:number-columns-repeated="1012"/>
        </table:table-row>
        <table:table-row table:style-name="ro2">
          <table:table-cell table:formula="of:=[.$B12] &amp; IF(LEN([.$C12])=0;&quot;&quot;;&quot;-&quot;) &amp; [.$C12]" office:value-type="string" office:string-value="stick-10">
            <text:p>stick-10</text:p>
          </table:table-cell>
          <table:table-cell office:value-type="string">
            <text:p>stick</text:p>
          </table:table-cell>
          <table:table-cell office:value-type="string">
            <text:p>10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25">
            <text:p>25.0%</text:p>
          </table:table-cell>
          <table:table-cell office:value-type="percentage" office:value="0.8">
            <text:p>80.0%</text:p>
          </table:table-cell>
          <table:table-cell table:number-columns-repeated="1012"/>
        </table:table-row>
        <table:table-row table:style-name="ro2">
          <table:table-cell table:formula="of:=[.$B13] &amp; IF(LEN([.$C13])=0;&quot;&quot;;&quot;-&quot;) &amp; [.$C13]" office:value-type="string" office:string-value="stick-11">
            <text:p>stick-11</text:p>
          </table:table-cell>
          <table:table-cell office:value-type="string">
            <text:p>stick</text:p>
          </table:table-cell>
          <table:table-cell office:value-type="string">
            <text:p>11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4">
            <text:p>40.0%</text:p>
          </table:table-cell>
          <table:table-cell office:value-type="percentage" office:value="0.9">
            <text:p>90.0%</text:p>
          </table:table-cell>
          <table:table-cell table:number-columns-repeated="1012"/>
        </table:table-row>
        <table:table-row table:style-name="ro2">
          <table:table-cell table:formula="of:=[.$B14] &amp; IF(LEN([.$C14])=0;&quot;&quot;;&quot;-&quot;) &amp; [.$C14]" office:value-type="string" office:string-value="stick-12">
            <text:p>stick-12</text:p>
          </table:table-cell>
          <table:table-cell office:value-type="string">
            <text:p>stick</text:p>
          </table:table-cell>
          <table:table-cell office:value-type="string">
            <text:p>12</text:p>
          </table:table-cell>
          <table:table-cell office:value-type="string">
            <text:p>Stick</text:p>
          </table:table-cell>
          <table:table-cell office:value-type="string">
            <text:p>forest-07</text:p>
          </table:table-cell>
          <table:table-cell table:number-columns-repeated="3"/>
          <table:table-cell office:value-type="string">
            <text:p>stick</text:p>
          </table:table-cell>
          <table:table-cell/>
          <table:table-cell office:value-type="percentage" office:value="0.65">
            <text:p>65.0%</text:p>
          </table:table-cell>
          <table:table-cell office:value-type="percentage" office:value="0.85">
            <text:p>85.0%</text:p>
          </table:table-cell>
          <table:table-cell table:number-columns-repeated="1012"/>
        </table:table-row>
        <table:table-row table:style-name="ro2">
          <table:table-cell office:value-type="string">
            <text:p>hidequeen</text:p>
          </table:table-cell>
          <table:table-cell table:number-columns-repeated="2"/>
          <table:table-cell office:value-type="string">
            <text:p>Forest</text:p>
          </table:table-cell>
          <table:table-cell office:value-type="string">
            <text:p>forest-0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office:value-type="string">
            <text:p>hiding_trees</text:p>
          </table:table-cell>
          <table:table-cell/>
          <table:table-cell office:value-type="percentage" office:value="0.75">
            <text:p>75.0%</text:p>
          </table:table-cell>
          <table:table-cell office:value-type="percentage" office:value="0.6">
            <text:p>60.0%</text:p>
          </table:table-cell>
          <table:table-cell table:number-columns-repeated="1012"/>
        </table:table-row>
        <table:table-row table:style-name="ro2">
          <table:table-cell office:value-type="string">
            <text:p>cwindow</text:p>
          </table:table-cell>
          <table:table-cell table:number-columns-repeated="2"/>
          <table:table-cell office:value-type="string">
            <text:p>Window</text:p>
          </table:table-cell>
          <table:table-cell table:style-name="Default" office:value-type="string">
            <text:p>house</text:p>
          </table:table-cell>
          <table:table-cell table:number-columns-repeated="3"/>
          <table:table-cell office:value-type="string">
            <text:p>window_to_cabin</text:p>
          </table:table-cell>
          <table:table-cell/>
          <table:table-cell office:value-type="percentage" office:value="0.278">
            <text:p>27.8%</text:p>
          </table:table-cell>
          <table:table-cell office:value-type="percentage" office:value="0.483">
            <text:p>48.3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0.35">
            <text:p>35.0%</text:p>
          </table:table-cell>
          <table:table-cell office:value-type="percentage" office:value="2.4">
            <text:p>240.0%</text:p>
          </table:table-cell>
          <table:table-cell table:number-columns-repeated="1008"/>
        </table:table-row>
        <table:table-row table:style-name="ro2">
          <table:table-cell office:value-type="string">
            <text:p>cdoor</text:p>
          </table:table-cell>
          <table:table-cell table:number-columns-repeated="2"/>
          <table:table-cell office:value-type="string">
            <text:p>Door</text:p>
          </table:table-cell>
          <table:table-cell table:style-name="Default" office:value-type="string">
            <text:p>house</text:p>
          </table:table-cell>
          <table:table-cell table:number-columns-repeated="3"/>
          <table:table-cell office:value-type="string">
            <text:p>door_to_cabin</text:p>
          </table:table-cell>
          <table:table-cell/>
          <table:table-cell office:value-type="percentage" office:value="0.369">
            <text:p>36.9%</text:p>
          </table:table-cell>
          <table:table-cell office:value-type="percentage" office:value="0.571">
            <text:p>57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05">
            <text:p>105.0%</text:p>
          </table:table-cell>
          <table:table-cell table:number-columns-repeated="1008"/>
        </table:table-row>
        <table:table-row table:style-name="ro2">
          <table:table-cell office:value-type="string">
            <text:p>painting</text:p>
          </table:table-cell>
          <table:table-cell table:number-columns-repeated="2"/>
          <table:table-cell office:value-type="string">
            <text:p>Painting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painting</text:p>
          </table:table-cell>
          <table:table-cell/>
          <table:table-cell office:value-type="percentage" office:value="0.57">
            <text:p>57.0%</text:p>
          </table:table-cell>
          <table:table-cell office:value-type="percentage" office:value="0.191">
            <text:p>19.1%</text:p>
          </table:table-cell>
          <table:table-cell/>
          <table:table-cell office:value-type="percentage" office:value="0.5">
            <text:p>50%</text:p>
          </table:table-cell>
          <table:table-cell office:value-type="percentage" office:value="-1">
            <text:p>-100.0%</text:p>
          </table:table-cell>
          <table:table-cell office:value-type="percentage" office:value="2">
            <text:p>200.0%</text:p>
          </table:table-cell>
          <table:table-cell table:number-columns-repeated="5"/>
          <table:table-cell office:value-type="string">
            <text:p>painting</text:p>
          </table:table-cell>
          <table:table-cell table:number-columns-repeated="1002"/>
        </table:table-row>
        <table:table-row table:style-name="ro2">
          <table:table-cell office:value-type="string">
            <text:p>owindow</text:p>
          </table:table-cell>
          <table:table-cell table:number-columns-repeated="2"/>
          <table:table-cell office:value-type="string">
            <text:p>Window</text:p>
          </table:table-cell>
          <table:table-cell office:value-type="string">
            <text:p>bedroom</text:p>
          </table:table-cell>
          <table:table-cell table:number-columns-repeated="3"/>
          <table:table-cell office:value-type="string">
            <text:p>window_to_outside</text:p>
          </table:table-cell>
          <table:table-cell/>
          <table:table-cell office:value-type="percentage" office:value="0.07">
            <text:p>7.0%</text:p>
          </table:table-cell>
          <table:table-cell office:value-type="percentage" office:value="0.331">
            <text:p>33.1%</text:p>
          </table:table-cell>
          <table:table-cell/>
          <table:table-cell office:value-type="percentage" office:value="0.5">
            <text:p>50%</text:p>
          </table:table-cell>
          <table:table-cell/>
          <table:table-cell office:value-type="percentage" office:value="1.1">
            <text:p>110.0%</text:p>
          </table:table-cell>
          <table:table-cell table:number-columns-repeated="1008"/>
        </table:table-row>
        <table:table-row table:style-name="ro2">
          <table:table-cell table:formula="of:=[.$B20] &amp; IF(LEN([.$C20])=0;&quot;&quot;;&quot;-&quot;) &amp; [.$C20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1] &amp; IF(LEN([.$C21])=0;&quot;&quot;;&quot;-&quot;) &amp; [.$C21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2] &amp; IF(LEN([.$C22])=0;&quot;&quot;;&quot;-&quot;) &amp; [.$C22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3] &amp; IF(LEN([.$C23])=0;&quot;&quot;;&quot;-&quot;) &amp; [.$C23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4] &amp; IF(LEN([.$C24])=0;&quot;&quot;;&quot;-&quot;) &amp; [.$C24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5] &amp; IF(LEN([.$C25])=0;&quot;&quot;;&quot;-&quot;) &amp; [.$C25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6] &amp; IF(LEN([.$C26])=0;&quot;&quot;;&quot;-&quot;) &amp; [.$C26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7] &amp; IF(LEN([.$C27])=0;&quot;&quot;;&quot;-&quot;) &amp; [.$C27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8] &amp; IF(LEN([.$C28])=0;&quot;&quot;;&quot;-&quot;) &amp; [.$C28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29] &amp; IF(LEN([.$C29])=0;&quot;&quot;;&quot;-&quot;) &amp; [.$C29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0] &amp; IF(LEN([.$C30])=0;&quot;&quot;;&quot;-&quot;) &amp; [.$C30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1] &amp; IF(LEN([.$C31])=0;&quot;&quot;;&quot;-&quot;) &amp; [.$C31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2] &amp; IF(LEN([.$C32])=0;&quot;&quot;;&quot;-&quot;) &amp; [.$C32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3] &amp; IF(LEN([.$C33])=0;&quot;&quot;;&quot;-&quot;) &amp; [.$C33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4] &amp; IF(LEN([.$C34])=0;&quot;&quot;;&quot;-&quot;) &amp; [.$C34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5] &amp; IF(LEN([.$C35])=0;&quot;&quot;;&quot;-&quot;) &amp; [.$C35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6] &amp; IF(LEN([.$C36])=0;&quot;&quot;;&quot;-&quot;) &amp; [.$C36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7] &amp; IF(LEN([.$C37])=0;&quot;&quot;;&quot;-&quot;) &amp; [.$C37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8] &amp; IF(LEN([.$C38])=0;&quot;&quot;;&quot;-&quot;) &amp; [.$C38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39] &amp; IF(LEN([.$C39])=0;&quot;&quot;;&quot;-&quot;) &amp; [.$C39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0] &amp; IF(LEN([.$C40])=0;&quot;&quot;;&quot;-&quot;) &amp; [.$C40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1] &amp; IF(LEN([.$C41])=0;&quot;&quot;;&quot;-&quot;) &amp; [.$C41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2] &amp; IF(LEN([.$C42])=0;&quot;&quot;;&quot;-&quot;) &amp; [.$C42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3] &amp; IF(LEN([.$C43])=0;&quot;&quot;;&quot;-&quot;) &amp; [.$C43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4] &amp; IF(LEN([.$C44])=0;&quot;&quot;;&quot;-&quot;) &amp; [.$C44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5] &amp; IF(LEN([.$C45])=0;&quot;&quot;;&quot;-&quot;) &amp; [.$C45]">
            <text:p/>
          </table:table-cell>
          <table:table-cell table:number-columns-repeated="2"/>
          <table:table-cell table:number-columns-repeated="1021"/>
        </table:table-row>
        <table:table-row table:style-name="ro2">
          <table:table-cell table:formula="of:=[.$B46] &amp; IF(LEN([.$C46])=0;&quot;&quot;;&quot;-&quot;) &amp; [.$C46]">
            <text:p/>
          </table:table-cell>
          <table:table-cell table:number-columns-repeated="2"/>
          <table:table-cell table:number-columns-repeated="1021"/>
        </table:table-row>
        <table:table-row table:style-name="ro2" table:number-rows-repeated="1048529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Inventory" table:style-name="ta1" table:print="false">
        <office:forms form:automatic-focus="false" form:apply-design-mode="false"/>
        <table:table-column table:style-name="co84" table:default-cell-style-name="Default"/>
        <table:table-column table:style-name="co79" table:default-cell-style-name="Default"/>
        <table:table-column table:style-name="co13" table:default-cell-style-name="ce59"/>
        <table:table-column table:style-name="co13" table:number-columns-repeated="1020" table:default-cell-style-name="Default"/>
        <table:table-row table:style-name="ro2">
          <table:table-cell table:style-name="ce52" office:value-type="string">
            <text:p>Character</text:p>
          </table:table-cell>
          <table:table-cell table:style-name="ce52" office:value-type="string">
            <text:p>Object_Group</text:p>
          </table:table-cell>
          <table:table-cell table:style-name="ce57" office:value-type="string">
            <text:p>Quantity</text:p>
          </table:table-cell>
          <table:table-cell table:style-name="ce52" table:number-columns-repeated="1020"/>
        </table:table-row>
        <table:table-row table:style-name="ro2">
          <table:table-cell table:number-columns-repeated="2" table:style-name="ce53" office:value-type="string">
            <text:p>DEFAULT</text:p>
          </table:table-cell>
          <table:table-cell table:style-name="ce79" office:value-type="float" office:value="1">
            <text:p>1</text:p>
          </table:table-cell>
          <table:table-cell table:style-name="ce53" table:number-columns-repeated="1020"/>
        </table:table-row>
        <table:table-row table:style-name="ro2" table:number-rows-repeated="1048573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Emotions" table:style-name="ta1" table:print="false">
        <office:forms form:automatic-focus="false" form:apply-design-mode="false"/>
        <table:table-column table:style-name="co13" table:number-columns-repeated="5" table:default-cell-style-name="Default"/>
        <table:table-column table:style-name="co98" table:number-columns-repeated="2" table:default-cell-style-name="ce64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0" office:value-type="string">
            <text:p>Image_Path</text:p>
          </table:table-cell>
          <table:table-cell table:style-name="ce50" office:value-type="string">
            <text:p>Image_Filename</text:p>
          </table:table-cell>
          <table:table-cell table:style-name="ce50" office:value-type="string">
            <text:p>Image_Extension</text:p>
          </table:table-cell>
          <table:table-cell table:style-name="ce62" office:value-type="string">
            <text:p>Shift_Dialogue_X</text:p>
          </table:table-cell>
          <table:table-cell table:style-name="ce62" office:value-type="string">
            <text:p>Shift_Dialogue_Y</text:p>
          </table:table-cell>
          <table:table-cell table:style-name="ce52" table:number-columns-repeated="1016"/>
        </table:table-row>
        <table:table-row table:style-name="ro2">
          <table:table-cell table:number-columns-repeated="2" table:style-name="ce2" office:value-type="string">
            <text:p>DEFAULT</text:p>
          </table:table-cell>
          <table:table-cell table:style-name="ce2" office:value-type="string">
            <text:p>images/characters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63" office:value-type="percentage" office:value="0.17">
            <text:p>17%</text:p>
          </table:table-cell>
          <table:table-cell table:style-name="ce63" office:value-type="percentage" office:value="0">
            <text:p>0%</text:p>
          </table:table-cell>
          <table:table-cell table:style-name="ce2" table:number-columns-repeated="1016"/>
        </table:table-row>
        <table:table-row table:style-name="ro2">
          <table:table-cell office:value-type="string">
            <text:p>none</text:p>
          </table:table-cell>
          <table:table-cell office:value-type="string">
            <text:p>lindsay</text:p>
          </table:table-cell>
          <table:table-cell/>
          <table:table-cell office:value-type="string">
            <text:p>lindsa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johnny</text:p>
          </table:table-cell>
          <table:table-cell/>
          <table:table-cell office:value-type="string">
            <text:p>johnny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sarah</text:p>
          </table:table-cell>
          <table:table-cell/>
          <table:table-cell office:value-type="string">
            <text:p>sarah_neutral</text:p>
          </table:table-cell>
          <table:table-cell table:number-columns-repeated="1019"/>
        </table:table-row>
        <table:table-row table:style-name="ro2">
          <table:table-cell office:value-type="string">
            <text:p>none</text:p>
          </table:table-cell>
          <table:table-cell office:value-type="string">
            <text:p>fire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narrator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>
          <table:table-cell office:value-type="string">
            <text:p>none</text:p>
          </table:table-cell>
          <table:table-cell office:value-type="string">
            <text:p>queen</text:p>
          </table:table-cell>
          <table:table-cell table:number-columns-repeated="3"/>
          <table:table-cell office:value-type="percentage" office:value="0">
            <text:p>0%</text:p>
          </table:table-cell>
          <table:table-cell table:number-columns-repeated="1017"/>
        </table:table-row>
        <table:table-row table:style-name="ro2" table:number-rows-repeated="1048567">
          <table:table-cell table:number-columns-repeated="1023"/>
        </table:table-row>
        <table:table-row table:style-name="ro2">
          <table:table-cell table:number-columns-repeated="1023"/>
        </table:table-row>
        <table:named-expressions/>
      </table:table>
      <table:table table:name="Animations" table:style-name="ta1" table:print="false">
        <office:forms form:automatic-focus="false" form:apply-design-mode="false"/>
        <table:table-column table:style-name="co47" table:number-columns-repeated="2" table:default-cell-style-name="Default"/>
        <table:table-column table:style-name="co97" table:default-cell-style-name="Default"/>
        <table:table-column table:style-name="co99" table:default-cell-style-name="ce4"/>
        <table:table-column table:style-name="co52" table:default-cell-style-name="ce4"/>
        <table:table-column table:style-name="co24" table:default-cell-style-name="ce4"/>
        <table:table-column table:style-name="co13" table:number-columns-repeated="2" table:default-cell-style-name="ce59"/>
        <table:table-column table:style-name="co13" table:number-columns-repeated="1016" table:default-cell-style-name="Default"/>
        <table:table-row table:style-name="ro2">
          <table:table-cell table:style-name="ce52" office:value-type="string">
            <text:p>ID</text:p>
          </table:table-cell>
          <table:table-cell table:style-name="ce52" office:value-type="string">
            <text:p>Character</text:p>
          </table:table-cell>
          <table:table-cell table:style-name="ce52" office:value-type="string">
            <text:p>Name</text:p>
          </table:table-cell>
          <table:table-cell table:style-name="ce50" office:value-type="string">
            <text:p>Path</text:p>
          </table:table-cell>
          <table:table-cell table:style-name="ce50" office:value-type="string">
            <text:p>Filename</text:p>
          </table:table-cell>
          <table:table-cell table:style-name="ce50" office:value-type="string">
            <text:p>Extension</text:p>
          </table:table-cell>
          <table:table-cell table:style-name="ce57" office:value-type="string">
            <text:p>Frames</text:p>
          </table:table-cell>
          <table:table-cell table:style-name="ce57" office:value-type="string">
            <text:p>Frame_Duration</text:p>
          </table:table-cell>
          <table:table-cell table:style-name="ce52" table:number-columns-repeated="1016"/>
        </table:table-row>
        <table:table-row table:style-name="ro2">
          <table:table-cell table:style-name="ce2" office:value-type="string">
            <text:p>DEFAULT</text:p>
          </table:table-cell>
          <table:table-cell table:style-name="ce2"/>
          <table:table-cell table:style-name="ce2" office:value-type="string">
            <text:p>idle</text:p>
          </table:table-cell>
          <table:table-cell table:style-name="ce7" office:value-type="string">
            <text:p>images/characters/</text:p>
          </table:table-cell>
          <table:table-cell table:style-name="ce7" office:value-type="string">
            <text:p>empty</text:p>
          </table:table-cell>
          <table:table-cell table:style-name="ce7" office:value-type="string">
            <text:p>.png</text:p>
          </table:table-cell>
          <table:table-cell table:style-name="ce45" office:value-type="float" office:value="1">
            <text:p>1</text:p>
          </table:table-cell>
          <table:table-cell table:style-name="ce45" office:value-type="float" office:value="0.2">
            <text:p>0.2</text:p>
          </table:table-cell>
          <table:table-cell table:style-name="ce2" table:number-columns-repeated="1016"/>
        </table:table-row>
        <table:table-row table:style-name="ro2">
          <table:table-cell table:formula="of:=[.B3]&amp;IF(LEN([.C3])&gt;0;&quot;-&quot;&amp;[.C3];&quot;&quot;)" office:value-type="string" office:string-value="lindsay">
            <text:p>lindsay</text:p>
          </table:table-cell>
          <table:table-cell office:value-type="string">
            <text:p>lindsay</text:p>
          </table:table-cell>
          <table:table-cell/>
          <table:table-cell/>
          <table:table-cell table:style-name="Default" office:value-type="string">
            <text:p>lindsay_idle</text:p>
          </table:table-cell>
          <table:table-cell table:number-columns-repeated="1019"/>
        </table:table-row>
        <table:table-row table:style-name="ro2">
          <table:table-cell table:formula="of:=[.B4]&amp;IF(LEN([.C4])&gt;0;&quot;-&quot;&amp;[.C4];&quot;&quot;)" office:value-type="string" office:string-value="lindsay-idle_n">
            <text:p>lindsay-idle_n</text:p>
          </table:table-cell>
          <table:table-cell office:value-type="string">
            <text:p>lindsa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lindsay_idle_n</text:p>
          </table:table-cell>
          <table:table-cell table:number-columns-repeated="1019"/>
        </table:table-row>
        <table:table-row table:style-name="ro2">
          <table:table-cell table:formula="of:=[.B5]&amp;IF(LEN([.C5])&gt;0;&quot;-&quot;&amp;[.C5];&quot;&quot;)" office:value-type="string" office:string-value="lindsay-sit">
            <text:p>lindsay-sit</text:p>
          </table:table-cell>
          <table:table-cell office:value-type="string">
            <text:p>lindsa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lindsay_sit</text:p>
          </table:table-cell>
          <table:table-cell table:number-columns-repeated="1019"/>
        </table:table-row>
        <table:table-row table:style-name="ro2">
          <table:table-cell table:formula="of:=[.B6]&amp;IF(LEN([.C6])&gt;0;&quot;-&quot;&amp;[.C6];&quot;&quot;)" office:value-type="string" office:string-value="lindsay-n">
            <text:p>lindsay-n</text:p>
          </table:table-cell>
          <table:table-cell office:value-type="string">
            <text:p>lindsa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lindsa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7]&amp;IF(LEN([.C7])&gt;0;&quot;-&quot;&amp;[.C7];&quot;&quot;)" office:value-type="string" office:string-value="lindsay-e">
            <text:p>lindsay-e</text:p>
          </table:table-cell>
          <table:table-cell office:value-type="string">
            <text:p>lindsa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lindsa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8]&amp;IF(LEN([.C8])&gt;0;&quot;-&quot;&amp;[.C8];&quot;&quot;)" office:value-type="string" office:string-value="lindsay-w">
            <text:p>lindsay-w</text:p>
          </table:table-cell>
          <table:table-cell office:value-type="string">
            <text:p>lindsa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lindsa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9]&amp;IF(LEN([.C9])&gt;0;&quot;-&quot;&amp;[.C9];&quot;&quot;)" office:value-type="string" office:string-value="lindsay-s">
            <text:p>lindsay-s</text:p>
          </table:table-cell>
          <table:table-cell office:value-type="string">
            <text:p>lindsa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lindsa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0]&amp;IF(LEN([.C10])&gt;0;&quot;-&quot;&amp;[.C10];&quot;&quot;)" office:value-type="string" office:string-value="fire">
            <text:p>fire</text:p>
          </table:table-cell>
          <table:table-cell office:value-type="string">
            <text:p>fire</text:p>
          </table:table-cell>
          <table:table-cell/>
          <table:table-cell office:value-type="string">
            <text:p>images/objects/</text:p>
          </table:table-cell>
          <table:table-cell office:value-type="string">
            <text:p>campfire_sprit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1]&amp;IF(LEN([.C11])&gt;0;&quot;-&quot;&amp;[.C11];&quot;&quot;)" office:value-type="string" office:string-value="queen">
            <text:p>queen</text:p>
          </table:table-cell>
          <table:table-cell office:value-type="string">
            <text:p>queen</text:p>
          </table:table-cell>
          <table:table-cell/>
          <table:table-cell/>
          <table:table-cell office:value-type="string">
            <text:p>queen</text:p>
          </table:table-cell>
          <table:table-cell/>
          <table:table-cell office:value-type="float" office:value="9">
            <text:p>9</text:p>
          </table:table-cell>
          <table:table-cell office:value-type="float" office:value="0.1">
            <text:p>0.1</text:p>
          </table:table-cell>
          <table:table-cell table:number-columns-repeated="1016"/>
        </table:table-row>
        <table:table-row table:style-name="ro2">
          <table:table-cell table:formula="of:=[.B12]&amp;IF(LEN([.C12])&gt;0;&quot;-&quot;&amp;[.C12];&quot;&quot;)" office:value-type="string" office:string-value="sarah">
            <text:p>sarah</text:p>
          </table:table-cell>
          <table:table-cell office:value-type="string">
            <text:p>sarah</text:p>
          </table:table-cell>
          <table:table-cell/>
          <table:table-cell/>
          <table:table-cell table:style-name="Default" office:value-type="string">
            <text:p>sarah_idle</text:p>
          </table:table-cell>
          <table:table-cell table:number-columns-repeated="1019"/>
        </table:table-row>
        <table:table-row table:style-name="ro2">
          <table:table-cell table:formula="of:=[.B13]&amp;IF(LEN([.C13])&gt;0;&quot;-&quot;&amp;[.C13];&quot;&quot;)" office:value-type="string" office:string-value="sarah-idle_n">
            <text:p>sarah-idle_n</text:p>
          </table:table-cell>
          <table:table-cell office:value-type="string">
            <text:p>sarah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sarah_idle_n</text:p>
          </table:table-cell>
          <table:table-cell table:number-columns-repeated="1019"/>
        </table:table-row>
        <table:table-row table:style-name="ro2">
          <table:table-cell table:formula="of:=[.B14]&amp;IF(LEN([.C14])&gt;0;&quot;-&quot;&amp;[.C14];&quot;&quot;)" office:value-type="string" office:string-value="sarah-sit">
            <text:p>sarah-sit</text:p>
          </table:table-cell>
          <table:table-cell office:value-type="string">
            <text:p>sarah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sarah_sit</text:p>
          </table:table-cell>
          <table:table-cell table:number-columns-repeated="1019"/>
        </table:table-row>
        <table:table-row table:style-name="ro2">
          <table:table-cell table:formula="of:=[.B15]&amp;IF(LEN([.C15])&gt;0;&quot;-&quot;&amp;[.C15];&quot;&quot;)" office:value-type="string" office:string-value="sarah-n">
            <text:p>sarah-n</text:p>
          </table:table-cell>
          <table:table-cell office:value-type="string">
            <text:p>sarah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sarah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6]&amp;IF(LEN([.C16])&gt;0;&quot;-&quot;&amp;[.C16];&quot;&quot;)" office:value-type="string" office:string-value="sarah-e">
            <text:p>sarah-e</text:p>
          </table:table-cell>
          <table:table-cell office:value-type="string">
            <text:p>sarah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sarah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7]&amp;IF(LEN([.C17])&gt;0;&quot;-&quot;&amp;[.C17];&quot;&quot;)" office:value-type="string" office:string-value="sarah-w">
            <text:p>sarah-w</text:p>
          </table:table-cell>
          <table:table-cell office:value-type="string">
            <text:p>sarah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sarah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8]&amp;IF(LEN([.C18])&gt;0;&quot;-&quot;&amp;[.C18];&quot;&quot;)" office:value-type="string" office:string-value="sarah-s">
            <text:p>sarah-s</text:p>
          </table:table-cell>
          <table:table-cell office:value-type="string">
            <text:p>sarah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sarah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19]&amp;IF(LEN([.C19])&gt;0;&quot;-&quot;&amp;[.C19];&quot;&quot;)" office:value-type="string" office:string-value="johnny">
            <text:p>johnny</text:p>
          </table:table-cell>
          <table:table-cell office:value-type="string">
            <text:p>johnny</text:p>
          </table:table-cell>
          <table:table-cell/>
          <table:table-cell/>
          <table:table-cell table:style-name="Default" office:value-type="string">
            <text:p>johnny_idle</text:p>
          </table:table-cell>
          <table:table-cell table:number-columns-repeated="1019"/>
        </table:table-row>
        <table:table-row table:style-name="ro2">
          <table:table-cell table:formula="of:=[.B20]&amp;IF(LEN([.C20])&gt;0;&quot;-&quot;&amp;[.C20];&quot;&quot;)" office:value-type="string" office:string-value="johnny-idle_n">
            <text:p>johnny-idle_n</text:p>
          </table:table-cell>
          <table:table-cell office:value-type="string">
            <text:p>johnny</text:p>
          </table:table-cell>
          <table:table-cell office:value-type="string">
            <text:p>idle_n</text:p>
          </table:table-cell>
          <table:table-cell/>
          <table:table-cell table:style-name="Default" office:value-type="string">
            <text:p>johnny_idle_n</text:p>
          </table:table-cell>
          <table:table-cell table:number-columns-repeated="1019"/>
        </table:table-row>
        <table:table-row table:style-name="ro2">
          <table:table-cell table:formula="of:=[.B21]&amp;IF(LEN([.C21])&gt;0;&quot;-&quot;&amp;[.C21];&quot;&quot;)" office:value-type="string" office:string-value="johnny-sit">
            <text:p>johnny-sit</text:p>
          </table:table-cell>
          <table:table-cell office:value-type="string">
            <text:p>johnny</text:p>
          </table:table-cell>
          <table:table-cell office:value-type="string">
            <text:p>sit</text:p>
          </table:table-cell>
          <table:table-cell/>
          <table:table-cell table:style-name="Default" office:value-type="string">
            <text:p>johnny_sit</text:p>
          </table:table-cell>
          <table:table-cell table:number-columns-repeated="1019"/>
        </table:table-row>
        <table:table-row table:style-name="ro2">
          <table:table-cell table:formula="of:=[.B22]&amp;IF(LEN([.C22])&gt;0;&quot;-&quot;&amp;[.C22];&quot;&quot;)" office:value-type="string" office:string-value="johnny-n">
            <text:p>johnny-n</text:p>
          </table:table-cell>
          <table:table-cell office:value-type="string">
            <text:p>johnny</text:p>
          </table:table-cell>
          <table:table-cell office:value-type="string">
            <text:p>n</text:p>
          </table:table-cell>
          <table:table-cell/>
          <table:table-cell table:style-name="Default" office:value-type="string">
            <text:p>johnny_n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3]&amp;IF(LEN([.C23])&gt;0;&quot;-&quot;&amp;[.C23];&quot;&quot;)" office:value-type="string" office:string-value="johnny-e">
            <text:p>johnny-e</text:p>
          </table:table-cell>
          <table:table-cell office:value-type="string">
            <text:p>johnny</text:p>
          </table:table-cell>
          <table:table-cell office:value-type="string">
            <text:p>e</text:p>
          </table:table-cell>
          <table:table-cell/>
          <table:table-cell table:style-name="Default" office:value-type="string">
            <text:p>johnny_e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4]&amp;IF(LEN([.C24])&gt;0;&quot;-&quot;&amp;[.C24];&quot;&quot;)" office:value-type="string" office:string-value="johnny-w">
            <text:p>johnny-w</text:p>
          </table:table-cell>
          <table:table-cell office:value-type="string">
            <text:p>johnny</text:p>
          </table:table-cell>
          <table:table-cell office:value-type="string">
            <text:p>w</text:p>
          </table:table-cell>
          <table:table-cell/>
          <table:table-cell table:style-name="Default" office:value-type="string">
            <text:p>johnny_w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>
          <table:table-cell table:formula="of:=[.B25]&amp;IF(LEN([.C25])&gt;0;&quot;-&quot;&amp;[.C25];&quot;&quot;)" office:value-type="string" office:string-value="johnny-s">
            <text:p>johnny-s</text:p>
          </table:table-cell>
          <table:table-cell office:value-type="string">
            <text:p>johnny</text:p>
          </table:table-cell>
          <table:table-cell office:value-type="string">
            <text:p>s</text:p>
          </table:table-cell>
          <table:table-cell/>
          <table:table-cell table:style-name="Default" office:value-type="string">
            <text:p>johnny_s</text:p>
          </table:table-cell>
          <table:table-cell/>
          <table:table-cell office:value-type="float" office:value="8">
            <text:p>8</text:p>
          </table:table-cell>
          <table:table-cell table:number-columns-repeated="1017"/>
        </table:table-row>
        <table:table-row table:style-name="ro2" table:number-rows-repeated="1048550">
          <table:table-cell table:number-columns-repeated="1024"/>
        </table:table-row>
        <table:table-row table:style-name="ro2">
          <table:table-cell table:number-columns-repeated="1024"/>
        </table:table-row>
        <table:named-expressions/>
      </table:table>
      <table:table table:name="Menus" table:style-name="ta1" table:print="false">
        <office:forms form:automatic-focus="false" form:apply-design-mode="false"/>
        <table:table-column table:style-name="co13" table:default-cell-style-name="ce102"/>
        <table:table-column table:style-name="co47" table:number-columns-repeated="2" table:default-cell-style-name="Default"/>
        <table:table-column table:style-name="co59" table:default-cell-style-name="ce59"/>
        <table:table-column table:style-name="co47" table:default-cell-style-name="Default"/>
        <table:table-column table:style-name="co56" table:number-columns-repeated="4" table:default-cell-style-name="ce64"/>
        <table:table-column table:style-name="co67" table:default-cell-style-name="Default"/>
        <table:table-column table:style-name="co52" table:default-cell-style-name="Default"/>
        <table:table-column table:style-name="co33" table:default-cell-style-name="Default"/>
        <table:table-column table:style-name="co89" table:number-columns-repeated="2" table:default-cell-style-name="ce59"/>
        <table:table-column table:style-name="co23" table:number-columns-repeated="4" table:default-cell-style-name="ce59"/>
        <table:table-column table:style-name="co23" table:default-cell-style-name="Default"/>
        <table:table-column table:style-name="co90" table:default-cell-style-name="Default"/>
        <table:table-column table:style-name="co91" table:default-cell-style-name="Default"/>
        <table:table-column table:style-name="co35" table:default-cell-style-name="Default"/>
        <table:table-column table:style-name="co92" table:default-cell-style-name="ce59"/>
        <table:table-column table:style-name="co14" table:default-cell-style-name="Default"/>
        <table:table-column table:style-name="co13" table:default-cell-style-name="Default"/>
        <table:table-column table:style-name="co26" table:default-cell-style-name="Default"/>
        <table:table-column table:style-name="co67" table:default-cell-style-name="ce59"/>
        <table:table-column table:style-name="co13" table:number-columns-repeated="996" table:default-cell-style-name="Default"/>
        <table:table-row table:style-name="ro2">
          <table:table-cell table:style-name="ce123" office:value-type="string">
            <text:p>ID</text:p>
          </table:table-cell>
          <table:table-cell table:style-name="ce52" office:value-type="string">
            <text:p>Type</text:p>
          </table:table-cell>
          <table:table-cell table:style-name="ce52" office:value-type="string">
            <text:p>Character</text:p>
          </table:table-cell>
          <table:table-cell table:style-name="ce57" office:value-type="string">
            <text:p>Always_On</text:p>
          </table:table-cell>
          <table:table-cell table:style-name="ce52" office:value-type="string">
            <text:p>Signal</text:p>
          </table:table-cell>
          <table:table-cell table:style-name="ce62" office:value-type="string">
            <text:p>Screen_X</text:p>
          </table:table-cell>
          <table:table-cell table:style-name="ce62" office:value-type="string">
            <text:p>Screen_Y</text:p>
          </table:table-cell>
          <table:table-cell table:style-name="ce62" office:value-type="string">
            <text:p>Base_X</text:p>
          </table:table-cell>
          <table:table-cell table:style-name="ce62" office:value-type="string">
            <text:p>Base_Y</text:p>
          </table:table-cell>
          <table:table-cell table:style-name="ce52" office:value-type="string">
            <text:p>Menu_Path</text:p>
          </table:table-cell>
          <table:table-cell table:style-name="ce52" office:value-type="string">
            <text:p>Menu_Filename</text:p>
          </table:table-cell>
          <table:table-cell table:style-name="ce52" office:value-type="string">
            <text:p>Menu_Extension</text:p>
          </table:table-cell>
          <table:table-cell table:style-name="ce57" office:value-type="string">
            <text:p>Columns</text:p>
          </table:table-cell>
          <table:table-cell table:style-name="ce57" office:value-type="string">
            <text:p>Rows</text:p>
          </table:table-cell>
          <table:table-cell table:style-name="ce57" office:value-type="string">
            <text:p>Slot_Start_X</text:p>
          </table:table-cell>
          <table:table-cell table:style-name="ce57" office:value-type="string">
            <text:p>Slot_Start_Y</text:p>
          </table:table-cell>
          <table:table-cell table:style-name="ce57" office:value-type="string">
            <text:p>Slot_Size_X</text:p>
          </table:table-cell>
          <table:table-cell table:style-name="ce57" office:value-type="string">
            <text:p>Slot_Size_Y</text:p>
          </table:table-cell>
          <table:table-cell table:style-name="ce52" office:value-type="string">
            <text:p>Slot_Path</text:p>
          </table:table-cell>
          <table:table-cell table:style-name="ce52" office:value-type="string">
            <text:p>Slot_Filename_Active</text:p>
          </table:table-cell>
          <table:table-cell table:style-name="ce52" office:value-type="string">
            <text:p>Slot_Filename_Inactive</text:p>
          </table:table-cell>
          <table:table-cell table:style-name="ce52" office:value-type="string">
            <text:p>Slot_Extension</text:p>
          </table:table-cell>
          <table:table-cell table:style-name="ce57" office:value-type="string">
            <text:p>Show_Labels</text:p>
          </table:table-cell>
          <table:table-cell table:style-name="ce50" office:value-type="string">
            <text:p>Font_Path</text:p>
          </table:table-cell>
          <table:table-cell table:style-name="ce50" office:value-type="string">
            <text:p>Font_Filename</text:p>
          </table:table-cell>
          <table:table-cell table:style-name="ce50" office:value-type="string">
            <text:p>Font_Extension</text:p>
          </table:table-cell>
          <table:table-cell table:style-name="ce57" office:value-type="string">
            <text:p>Font_Size</text:p>
          </table:table-cell>
          <table:table-cell table:style-name="ce52" table:number-columns-repeated="996"/>
        </table:table-row>
        <table:table-row table:style-name="ro2">
          <table:table-cell table:style-name="ce2" office:value-type="string">
            <text:p>DEFAULT</text:p>
          </table:table-cell>
          <table:table-cell table:style-name="ce2" table:number-columns-repeated="2"/>
          <table:table-cell table:style-name="ce45"/>
          <table:table-cell table:style-name="ce2"/>
          <table:table-cell table:number-columns-repeated="4" table:style-name="ce63" office:value-type="percentage" office:value="0.5">
            <text:p>50%</text:p>
          </table:table-cell>
          <table:table-cell table:style-name="ce2" office:value-type="string">
            <text:p>images/menu/</text:p>
          </table:table-cell>
          <table:table-cell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number-columns-repeated="2" table:style-name="ce45" office:value-type="float" office:value="0">
            <text:p>0</text:p>
          </table:table-cell>
          <table:table-cell table:style-name="ce45" table:number-columns-repeated="4"/>
          <table:table-cell table:style-name="ce2" office:value-type="string">
            <text:p>images/menu/</text:p>
          </table:table-cell>
          <table:table-cell table:number-columns-repeated="2" table:style-name="ce2" office:value-type="string">
            <text:p>none</text:p>
          </table:table-cell>
          <table:table-cell table:style-name="ce2" office:value-type="string">
            <text:p>.png</text:p>
          </table:table-cell>
          <table:table-cell table:style-name="ce45" office:value-type="float" office:value="0">
            <text:p>0</text:p>
          </table:table-cell>
          <table:table-cell table:style-name="ce2" office:value-type="string">
            <text:p>fonts/</text:p>
          </table:table-cell>
          <table:table-cell table:style-name="ce2" office:value-type="string">
            <text:p>narrator</text:p>
          </table:table-cell>
          <table:table-cell table:style-name="ce2" office:value-type="string">
            <text:p>.ttf</text:p>
          </table:table-cell>
          <table:table-cell table:style-name="ce45" office:value-type="float" office:value="25">
            <text:p>25</text:p>
          </table:table-cell>
          <table:table-cell table:style-name="ce2" table:number-columns-repeated="996"/>
        </table:table-row>
        <table:table-row table:style-name="ro2">
          <table:table-cell office:value-type="string">
            <text:p>inventory</text:p>
          </table:table-cell>
          <table:table-cell table:style-name="ce124" office:value-type="string">
            <text:p>inventory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inventory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savegames</text:p>
          </table:table-cell>
          <table:table-cell table:style-name="ce124" office:value-type="string">
            <text:p>savegames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menu_savegames</text:p>
          </table:table-cell>
          <table:table-cell table:number-columns-repeated="5"/>
          <table:table-cell office:value-type="string">
            <text:p>inventory</text:p>
          </table:table-cell>
          <table:table-cell/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style-name="ce125" office:value-type="percentage" office:value="0.46">
            <text:p>46.00%</text:p>
          </table:table-cell>
          <table:table-cell table:style-name="ce125" office:value-type="percentage" office:value="0.24">
            <text:p>24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9">
            <text:p>19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2">
          <table:table-cell office:value-type="string">
            <text:p>dialogue</text:p>
          </table:table-cell>
          <table:table-cell table:style-name="ce124" office:value-type="string">
            <text:p>dialogue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.1">
            <text:p>110%</text:p>
          </table:table-cell>
          <table:table-cell/>
          <table:table-cell office:value-type="string">
            <text:p>dialogu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85">
            <text:p>85.00%</text:p>
          </table:table-cell>
          <table:table-cell table:style-name="ce125" office:value-type="percentage" office:value="0.9">
            <text:p>90.00%</text:p>
          </table:table-cell>
          <table:table-cell table:style-name="ce125" office:value-type="percentage" office:value="0.2">
            <text:p>20.00%</text:p>
          </table:table-cell>
          <table:table-cell table:number-columns-repeated="1005"/>
        </table:table-row>
        <table:table-row table:style-name="ro2">
          <table:table-cell office:value-type="string">
            <text:p>portrait</text:p>
          </table:table-cell>
          <table:table-cell table:style-name="ce124" office:value-type="string">
            <text:p>portrait</text:p>
          </table:table-cell>
          <table:table-cell table:style-name="ce102" office:value-type="string">
            <text:p>DEFAULT</text:p>
          </table:table-cell>
          <table:table-cell table:style-name="ce105"/>
          <table:table-cell office:value-type="string">
            <text:p>ui_dialogue</text:p>
          </table:table-cell>
          <table:table-cell table:number-columns-repeated="5"/>
          <table:table-cell office:value-type="string">
            <text:p>none</text:p>
          </table:table-cell>
          <table:table-cell/>
          <table:table-cell table:number-columns-repeated="2" office:value-type="float" office:value="1">
            <text:p>1</text:p>
          </table:table-cell>
          <table:table-cell table:style-name="ce125" office:value-type="percentage" office:value="0.11">
            <text:p>11.00%</text:p>
          </table:table-cell>
          <table:table-cell table:style-name="ce125" office:value-type="percentage" office:value="0.85">
            <text:p>85.00%</text:p>
          </table:table-cell>
          <table:table-cell table:number-columns-repeated="2" table:style-name="ce125" office:value-type="percentage" office:value="0.3">
            <text:p>30.00%</text:p>
          </table:table-cell>
          <table:table-cell table:number-columns-repeated="1005"/>
        </table:table-row>
        <table:table-row table:style-name="ro3">
          <table:table-cell office:value-type="string">
            <text:p>inventory_test</text:p>
          </table:table-cell>
          <table:table-cell table:style-name="ce124" office:value-type="string">
            <text:p>xinventory</text:p>
          </table:table-cell>
          <table:table-cell table:style-name="ce102" office:value-type="string">
            <text:p>DEFAULT</text:p>
          </table:table-cell>
          <table:table-cell table:style-name="ce105" office:value-type="float" office:value="0">
            <text:p>0</text:p>
          </table:table-cell>
          <table:table-cell/>
          <table:table-cell office:value-type="percentage" office:value="1">
            <text:p>100%</text:p>
          </table:table-cell>
          <table:table-cell/>
          <table:table-cell office:value-type="percentage" office:value="1">
            <text:p>100%</text:p>
          </table:table-cell>
          <table:table-cell table:number-columns-repeated="2"/>
          <table:table-cell office:value-type="string">
            <text:p>inventory_sideways_test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 table:style-name="ce125" office:value-type="percentage" office:value="0.92">
            <text:p>92.00%</text:p>
          </table:table-cell>
          <table:table-cell table:style-name="ce125" office:value-type="percentage" office:value="0.05">
            <text:p>5.00%</text:p>
          </table:table-cell>
          <table:table-cell table:style-name="ce125" office:value-type="percentage" office:value="0.17">
            <text:p>17.00%</text:p>
          </table:table-cell>
          <table:table-cell table:style-name="ce125" office:value-type="percentage" office:value="0.18">
            <text:p>18.00%</text:p>
          </table:table-cell>
          <table:table-cell/>
          <table:table-cell office:value-type="string">
            <text:p>inv_active</text:p>
          </table:table-cell>
          <table:table-cell office:value-type="string">
            <text:p>inv_space</text:p>
          </table:table-cell>
          <table:table-cell table:number-columns-repeated="1002"/>
        </table:table-row>
        <table:table-row table:style-name="ro3" table:number-rows-repeated="1048568">
          <table:table-cell table:number-columns-repeated="1023"/>
        </table:table-row>
        <table:table-row table:style-name="ro3">
          <table:table-cell table:number-columns-repeated="1023"/>
        </table:table-row>
        <table:named-expressions/>
      </table:table>
      <table:table table:name="Config" table:style-name="ta1" table:print="false">
        <office:forms form:automatic-focus="false" form:apply-design-mode="false"/>
        <table:table-column table:style-name="co17" table:default-cell-style-name="Default"/>
        <table:table-column table:style-name="co13" table:default-cell-style-name="ce4"/>
        <table:table-row table:style-name="ro2">
          <table:table-cell office:value-type="string">
            <text:p>speak_duration</text:p>
          </table:table-cell>
          <table:table-cell office:value-type="float" office:value="3">
            <text:p>3</text:p>
          </table:table-cell>
        </table:table-row>
        <table:named-expressions/>
      </table:table>
      <table:named-expressions>
        <table:named-range table:name="Scene_List" table:base-cell-address="$Scenes.$A$3" table:cell-range-address="$Scenes.$A$3:.$A$998"/>
        <table:named-range table:name="ObjGroup_List" table:base-cell-address="$ObjGroups.$A$3" table:cell-range-address="$ObjGroups.$A$3:.$A$9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07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12-28">2020-12-28</text:date>, <text:time>17:07:1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 S</meta:initial-creator>
    <meta:creation-date>2020-12-06T11:06:30.32</meta:creation-date>
    <dc:date>2020-12-28T17:07:13.19</dc:date>
    <dc:creator>L S</dc:creator>
    <meta:editing-duration>P4DT12H10M30S</meta:editing-duration>
    <meta:editing-cycles>340</meta:editing-cycles>
    <meta:generator>OpenOffice/4.1.6$Win32 OpenOffice.org_project/416m1$Build-9790</meta:generator>
    <meta:document-statistic meta:table-count="12" meta:cell-count="6079" meta:object-count="0"/>
    <meta:user-defined meta:name=""/>
  </office:meta>
</office:document-meta>
</file>

<file path=Basic/Standard/GAGS.xml><?xml version="1.0" encoding="utf-8"?>
<!DOCTYPE module  PUBLIC '-//OpenOffice.org//DTD OfficeDocument 1.0//EN'  'module.dtd'>
<script:module xmlns:script="http://openoffice.org/2000/script" script:name="GAGS" script:language="StarBasic">REM  *****  BASIC  *****

Sub Main

End Sub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GAG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